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6886*"/>
    </style:style>
    <style:style style:name="Таблица9.B" style:family="table-column">
      <style:table-column-properties style:column-width="4.854cm" style:rel-column-width="2752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2257*"/>
    </style:style>
    <style:style style:name="Таблица10.B" style:family="table-column">
      <style:table-column-properties style:column-width="3.805cm" style:rel-column-width="2157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4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9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1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9" style:family="paragraph" style:parent-style-name="Table_20_Heading">
      <style:text-properties fo:font-size="12pt" style:font-size-asian="12pt" style:font-size-complex="12pt"/>
    </style:style>
    <style:style style:name="P130" style:family="paragraph" style:parent-style-name="Table_20_Contents">
      <style:text-properties style:font-name="Liberation Sans" fo:font-size="12pt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4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52" style:family="paragraph" style:parent-style-name="Table_20_Contents">
      <style:text-properties fo:font-size="12pt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5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6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6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7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68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9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0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1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3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74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75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76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77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78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79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80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81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82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83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84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86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87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88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89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90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192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193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194" style:family="paragraph" style:parent-style-name="Standard" style:list-style-name="L58">
      <style:text-properties style:font-name="Liberation Sans" fo:font-size="12pt" style:text-underline-style="none" officeooo:paragraph-rsid="001b0302" style:font-size-asian="12pt" style:font-size-complex="12pt"/>
    </style:style>
    <style:style style:name="P195" style:family="paragraph" style:parent-style-name="Standard">
      <style:text-properties style:font-name="Liberation Sans" fo:font-size="12pt" style:text-underline-style="none" officeooo:paragraph-rsid="001b0302" style:font-size-asian="12pt" style:font-size-complex="12pt"/>
    </style:style>
    <style:style style:name="P196" style:family="paragraph" style:parent-style-name="Standard">
      <style:text-properties style:font-name="Liberation Sans" fo:font-size="12pt" style:text-underline-style="none" officeooo:paragraph-rsid="001c116c" style:font-size-asian="12pt" style:font-size-complex="12pt"/>
    </style:style>
    <style:style style:name="P197" style:family="paragraph" style:parent-style-name="Standard">
      <style:text-properties style:font-name="Liberation Sans" fo:font-size="12pt" style:text-underline-style="none" officeooo:paragraph-rsid="001d3265" style:font-size-asian="12pt" style:font-size-complex="12pt"/>
    </style:style>
    <style:style style:name="P198" style:family="paragraph" style:parent-style-name="Standard">
      <style:text-properties style:font-name="Liberation Sans" fo:font-size="12pt" style:text-underline-style="none" officeooo:paragraph-rsid="00219206" style:font-size-asian="12pt" style:font-size-complex="12pt"/>
    </style:style>
    <style:style style:name="P199" style:family="paragraph" style:parent-style-name="Standard">
      <style:text-properties style:font-name="Liberation Sans" fo:font-size="12pt" style:text-underline-style="none" officeooo:paragraph-rsid="00219ef2" style:font-size-asian="12pt" style:font-size-complex="12pt"/>
    </style:style>
    <style:style style:name="P200" style:family="paragraph" style:parent-style-name="Standard">
      <style:text-properties style:font-name="Liberation Sans" fo:font-size="12pt" style:text-underline-style="none" officeooo:paragraph-rsid="002499a0" style:font-size-asian="12pt" style:font-size-complex="12pt"/>
    </style:style>
    <style:style style:name="P201" style:family="paragraph" style:parent-style-name="Standard">
      <style:text-properties style:font-name="Liberation Sans" fo:font-size="12pt" style:text-underline-style="none" officeooo:paragraph-rsid="0027641c" style:font-size-asian="12pt" style:font-size-complex="12pt"/>
    </style:style>
    <style:style style:name="P202" style:family="paragraph" style:parent-style-name="Standard">
      <style:text-properties style:font-name="Liberation Sans" fo:font-size="12pt" style:text-underline-style="none" officeooo:paragraph-rsid="002c647c" style:font-size-asian="12pt" style:font-size-complex="12pt"/>
    </style:style>
    <style:style style:name="P203" style:family="paragraph" style:parent-style-name="Standard">
      <style:text-properties style:font-name="Liberation Sans" fo:font-size="12pt" style:text-underline-style="none" officeooo:paragraph-rsid="00316f34" style:font-size-asian="12pt" style:font-size-complex="12pt"/>
    </style:style>
    <style:style style:name="P204" style:family="paragraph" style:parent-style-name="Standard">
      <style:text-properties style:font-name="Liberation Sans" fo:font-size="12pt" style:text-underline-style="none" officeooo:paragraph-rsid="0032f9fe" style:font-size-asian="12pt" style:font-size-complex="12pt"/>
    </style:style>
    <style:style style:name="P205" style:family="paragraph" style:parent-style-name="Standard">
      <style:text-properties style:font-name="Liberation Sans" fo:font-size="12pt" style:text-underline-style="none" officeooo:paragraph-rsid="003a6f95" style:font-size-asian="12pt" style:font-size-complex="12pt"/>
    </style:style>
    <style:style style:name="P206" style:family="paragraph" style:parent-style-name="Standard">
      <style:text-properties style:font-name="Liberation Sans" fo:font-size="12pt" style:text-underline-style="none" officeooo:paragraph-rsid="004937b6" style:font-size-asian="12pt" style:font-size-complex="12pt"/>
    </style:style>
    <style:style style:name="P207" style:family="paragraph" style:parent-style-name="Standard">
      <style:text-properties style:font-name="Liberation Sans" fo:font-size="12pt" style:text-underline-style="none" officeooo:paragraph-rsid="004b3441" style:font-size-asian="12pt" style:font-size-complex="12pt"/>
    </style:style>
    <style:style style:name="P208" style:family="paragraph" style:parent-style-name="Standard">
      <style:text-properties style:font-name="Liberation Sans" fo:font-size="12pt" style:text-underline-style="none" officeooo:paragraph-rsid="004b55e9" style:font-size-asian="12pt" style:font-size-complex="12pt"/>
    </style:style>
    <style:style style:name="P209" style:family="paragraph" style:parent-style-name="Standard">
      <style:text-properties style:font-name="Liberation Sans" fo:font-size="12pt" style:text-underline-style="none" officeooo:paragraph-rsid="0050211a" style:font-size-asian="12pt" style:font-size-complex="12pt"/>
    </style:style>
    <style:style style:name="P210" style:family="paragraph" style:parent-style-name="Standard">
      <style:text-properties style:font-name="Liberation Sans" fo:font-size="12pt" style:text-underline-style="none" officeooo:paragraph-rsid="00564d23" style:font-size-asian="12pt" style:font-size-complex="12pt"/>
    </style:style>
    <style:style style:name="P211" style:family="paragraph" style:parent-style-name="Standard">
      <style:text-properties style:font-name="Liberation Sans" fo:font-size="12pt" style:text-underline-style="none" officeooo:paragraph-rsid="0056833e" style:font-size-asian="12pt" style:font-size-complex="12pt"/>
    </style:style>
    <style:style style:name="P212" style:family="paragraph" style:parent-style-name="Standard">
      <style:text-properties style:font-name="Liberation Sans" fo:font-size="12pt" style:text-underline-style="none" officeooo:paragraph-rsid="0057a053" style:font-size-asian="12pt" style:font-size-complex="12pt"/>
    </style:style>
    <style:style style:name="P213" style:family="paragraph" style:parent-style-name="Standard">
      <style:text-properties style:font-name="Liberation Sans" fo:font-size="12pt" style:text-underline-style="none" fo:font-weight="bold" officeooo:paragraph-rsid="001c116c" style:font-size-asian="12pt" style:font-weight-asian="bold" style:font-size-complex="12pt" style:font-weight-complex="bold"/>
    </style:style>
    <style:style style:name="P214" style:family="paragraph" style:parent-style-name="Standard">
      <style:text-properties style:font-name="Liberation Sans" fo:font-size="12pt" style:text-underline-style="solid" style:text-underline-width="auto" style:text-underline-color="font-color" officeooo:paragraph-rsid="001c116c" style:font-size-asian="12pt" style:font-size-complex="12pt"/>
    </style:style>
    <style:style style:name="P215" style:family="paragraph" style:parent-style-name="Standard">
      <style:text-properties style:font-name="Liberation Sans" fo:font-size="12pt" style:text-underline-style="solid" style:text-underline-width="auto" style:text-underline-color="font-color" officeooo:paragraph-rsid="003a6f95" style:font-size-asian="12pt" style:font-size-complex="12pt"/>
    </style:style>
    <style:style style:name="P216" style:family="paragraph" style:parent-style-name="Standard">
      <style:text-properties style:font-name="Liberation Sans" fo:font-size="12pt" style:text-underline-style="solid" style:text-underline-width="auto" style:text-underline-color="font-color" officeooo:paragraph-rsid="00564d23" style:font-size-asian="12pt" style:font-size-complex="12pt"/>
    </style:style>
    <style:style style:name="P217" style:family="paragraph" style:parent-style-name="Standard">
      <style:text-properties style:font-name="Liberation Sans" fo:font-size="12pt" style:text-underline-style="solid" style:text-underline-width="auto" style:text-underline-color="font-color" fo:font-weight="normal" officeooo:paragraph-rsid="003a6f95" style:font-size-asian="12pt" style:font-weight-asian="normal" style:font-size-complex="12pt" style:font-weight-complex="normal"/>
    </style:style>
    <style:style style:name="P218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9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0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9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7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8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9" style:family="paragraph" style:parent-style-name="Standard" style:list-style-name="L8">
      <style:text-properties fo:language="en" fo:country="US" style:text-underline-style="none"/>
    </style:style>
    <style:style style:name="P240" style:family="paragraph" style:parent-style-name="Standard" style:list-style-name="L10"/>
    <style:style style:name="P241" style:family="paragraph" style:parent-style-name="Standard" style:list-style-name="L38">
      <style:text-properties fo:font-size="12pt" style:font-size-asian="12pt" style:font-size-complex="12pt"/>
    </style:style>
    <style:style style:name="P242" style:family="paragraph" style:parent-style-name="Standard" style:list-style-name="L55">
      <style:text-properties fo:font-size="12pt" style:font-size-asian="12pt" style:font-size-complex="12pt"/>
    </style:style>
    <style:style style:name="P243" style:family="paragraph" style:parent-style-name="Standard" style:list-style-name="L56">
      <style:text-properties fo:font-size="12pt" style:text-underline-style="none" style:font-size-asian="12pt" style:font-size-complex="12pt"/>
    </style:style>
    <style:style style:name="P244" style:family="paragraph" style:parent-style-name="Standard" style:list-style-name="L57">
      <style:text-properties fo:font-size="12pt" style:text-underline-style="none" style:font-size-asian="12pt" style:font-size-complex="12pt"/>
    </style:style>
    <style:style style:name="P245" style:family="paragraph" style:parent-style-name="Standard" style:list-style-name="L57">
      <style:text-properties fo:font-size="12pt" style:text-underline-style="solid" style:text-underline-width="auto" style:text-underline-color="font-color" style:font-size-asian="12pt" style:font-size-complex="12pt"/>
    </style:style>
    <style:style style:name="P246" style:family="paragraph" style:parent-style-name="Standard" style:list-style-name="L51"/>
    <style:style style:name="P247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8" style:family="paragraph" style:parent-style-name="Standard" style:list-style-name="L54"/>
    <style:style style:name="P249" style:family="paragraph" style:parent-style-name="Standard">
      <style:text-properties fo:font-weight="bold" officeooo:paragraph-rsid="003fc72c" style:font-weight-asian="bold" style:font-weight-complex="bold"/>
    </style:style>
    <style:style style:name="P250" style:family="paragraph" style:parent-style-name="Standard" style:list-style-name="L59">
      <style:text-properties officeooo:paragraph-rsid="0042205d"/>
    </style:style>
    <style:style style:name="P251" style:family="paragraph" style:parent-style-name="Standard">
      <style:text-properties officeooo:paragraph-rsid="00219206"/>
    </style:style>
    <style:style style:name="P252" style:family="paragraph" style:parent-style-name="Standard">
      <style:text-properties officeooo:paragraph-rsid="002feaec"/>
    </style:style>
    <style:style style:name="P253" style:family="paragraph" style:parent-style-name="Standard">
      <style:text-properties officeooo:paragraph-rsid="003037ca"/>
    </style:style>
    <style:style style:name="P254" style:family="paragraph" style:parent-style-name="Standard">
      <style:text-properties officeooo:paragraph-rsid="0032a241"/>
    </style:style>
    <style:style style:name="P255" style:family="paragraph" style:parent-style-name="Standard">
      <style:text-properties officeooo:paragraph-rsid="0034648e"/>
    </style:style>
    <style:style style:name="P256" style:family="paragraph" style:parent-style-name="Standard">
      <style:text-properties officeooo:paragraph-rsid="0036e335"/>
    </style:style>
    <style:style style:name="P257" style:family="paragraph" style:parent-style-name="Standard">
      <style:text-properties fo:font-weight="normal" officeooo:paragraph-rsid="0027641c" fo:background-color="#ffff00" style:font-weight-asian="normal" style:font-weight-complex="normal"/>
    </style:style>
    <style:style style:name="P258" style:family="paragraph" style:parent-style-name="Standard">
      <style:text-properties fo:font-weight="normal" officeooo:paragraph-rsid="003fc72c" fo:background-color="transparent" style:font-weight-asian="normal" style:font-weight-complex="normal"/>
    </style:style>
    <style:style style:name="P259" style:family="paragraph" style:parent-style-name="Standard">
      <style:text-properties fo:font-weight="normal" officeooo:paragraph-rsid="0041377d" fo:background-color="transparent" style:font-weight-asian="normal" style:font-weight-complex="normal"/>
    </style:style>
    <style:style style:name="P260" style:family="paragraph" style:parent-style-name="Standard">
      <style:text-properties officeooo:paragraph-rsid="0042205d"/>
    </style:style>
    <style:style style:name="P261" style:family="paragraph" style:parent-style-name="Standard">
      <style:text-properties officeooo:paragraph-rsid="00458da7"/>
    </style:style>
    <style:style style:name="P262" style:family="paragraph" style:parent-style-name="Standard">
      <style:text-properties fo:font-size="18pt" officeooo:paragraph-rsid="003346fa" style:font-size-asian="18pt" style:font-size-complex="18pt"/>
    </style:style>
    <style:style style:name="P263" style:family="paragraph" style:parent-style-name="Standard">
      <style:text-properties fo:font-size="18pt" officeooo:paragraph-rsid="0034648e" style:font-size-asian="18pt" style:font-size-complex="18pt"/>
    </style:style>
    <style:style style:name="P264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65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66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b0302" style:font-size-asian="12pt" style:font-size-complex="12pt"/>
    </style:style>
    <style:style style:name="P2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4937b6" style:font-size-asian="12pt" style:font-size-complex="12pt"/>
    </style:style>
    <style:style style:name="P2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4e93c8" style:font-size-asian="12pt" style:font-size-complex="12pt"/>
    </style:style>
    <style:style style:name="P2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50211a" style:font-size-asian="12pt" style:font-size-complex="12pt"/>
    </style:style>
    <style:style style:name="P2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51e8e2" style:font-size-asian="12pt" style:font-size-complex="12pt"/>
    </style:style>
    <style:style style:name="P2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1b0302" style:font-size-asian="12pt" style:font-size-complex="12pt"/>
    </style:style>
    <style:style style:name="P27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officeooo:paragraph-rsid="001b0302" style:font-size-asian="12pt" style:font-size-complex="12pt"/>
    </style:style>
    <style:style style:name="P27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0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1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officeooo:paragraph-rsid="001b0302" style:font-size-asian="12pt" style:font-size-complex="12pt"/>
    </style:style>
    <style:style style:name="P28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officeooo:paragraph-rsid="0054b5bd" style:font-size-asian="12pt" style:font-size-complex="12pt"/>
    </style:style>
    <style:style style:name="P285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8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1b0302" style:font-size-asian="12pt" style:font-style-asian="italic" style:font-size-complex="12pt" style:font-style-complex="italic"/>
    </style:style>
    <style:style style:name="P291" style:family="paragraph" style:parent-style-name="Table_20_Contents">
      <style:text-properties style:font-name="Liberation Sans" fo:font-size="12pt" officeooo:paragraph-rsid="0029f1a4" style:font-size-asian="12pt" style:font-size-complex="12pt"/>
    </style:style>
    <style:style style:name="P292" style:family="paragraph" style:parent-style-name="Table_20_Contents">
      <style:paragraph-properties fo:text-align="end" style:justify-single-word="false"/>
      <style:text-properties style:font-name="Liberation Sans" fo:font-size="12pt" officeooo:paragraph-rsid="0029f1a4" style:font-size-asian="12pt" style:font-size-complex="12pt"/>
    </style:style>
    <style:style style:name="P293" style:family="paragraph" style:parent-style-name="Table_20_Contents">
      <style:paragraph-properties fo:text-align="end" style:justify-single-word="false"/>
      <style:text-properties style:font-name="Liberation Sans" fo:font-size="12pt" officeooo:paragraph-rsid="002a6fec" style:font-size-asian="12pt" style:font-size-complex="12pt"/>
    </style:style>
    <style:style style:name="P294" style:family="paragraph" style:parent-style-name="Table_20_Contents">
      <style:paragraph-properties fo:text-align="end" style:justify-single-word="false"/>
      <style:text-properties style:font-name="Liberation Sans" fo:font-size="12pt" officeooo:paragraph-rsid="002bff03" style:font-size-asian="12pt" style:font-size-complex="12pt"/>
    </style:style>
    <style:style style:name="P295" style:family="paragraph" style:parent-style-name="Table_20_Contents">
      <style:paragraph-properties fo:text-align="end" style:justify-single-word="false"/>
      <style:text-properties style:font-name="Liberation Sans" fo:font-size="12pt" officeooo:paragraph-rsid="002e14a4" style:font-size-asian="12pt" style:font-size-complex="12pt"/>
    </style:style>
    <style:style style:name="P296" style:family="paragraph" style:parent-style-name="Table_20_Contents">
      <style:text-properties style:font-name="Liberation Sans" fo:font-size="12pt" officeooo:paragraph-rsid="002a6fec" style:font-size-asian="12pt" style:font-size-complex="12pt"/>
    </style:style>
    <style:style style:name="P297" style:family="paragraph" style:parent-style-name="Table_20_Contents">
      <style:text-properties style:font-name="Liberation Sans" fo:font-size="12pt" officeooo:paragraph-rsid="002e14a4" style:font-size-asian="12pt" style:font-size-complex="12pt"/>
    </style:style>
    <style:style style:name="P298" style:family="paragraph" style:parent-style-name="Table_20_Contents" style:list-style-name="L36">
      <style:paragraph-properties fo:text-align="justify" style:justify-single-word="false"/>
    </style:style>
    <style:style style:name="P299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6f95" style:font-weight-asian="bold" style:font-weight-complex="bold"/>
    </style:style>
    <style:style style:name="T4" style:family="text">
      <style:text-properties fo:font-weight="bold" officeooo:rsid="00457948" style:font-weight-asian="bold" style:font-weight-complex="bold"/>
    </style:style>
    <style:style style:name="T5" style:family="text">
      <style:text-properties fo:font-weight="bold" officeooo:rsid="00457948" style:font-weight-asian="bold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style:font-name="Liberation Sans" fo:font-size="12pt" fo:language="en" fo:country="US" style:font-size-asian="12pt" style:font-size-complex="12pt"/>
    </style:style>
    <style:style style:name="T8" style:family="text">
      <style:text-properties style:font-name="Liberation Sans" fo:font-size="12pt" style:text-underline-style="none" style:font-size-asian="12pt" style:font-size-complex="12pt"/>
    </style:style>
    <style:style style:name="T9" style:family="text">
      <style:text-properties style:font-name="Liberation Sans" fo:font-size="12pt" style:text-underline-style="none" officeooo:rsid="00219206" style:font-size-asian="12pt" style:font-size-complex="12pt"/>
    </style:style>
    <style:style style:name="T10" style:family="text">
      <style:text-properties style:font-name="Liberation Sans" fo:font-size="12pt" style:text-underline-style="none" officeooo:rsid="0027641c" style:font-size-asian="12pt" style:font-size-complex="12pt"/>
    </style:style>
    <style:style style:name="T11" style:family="text">
      <style:text-properties style:font-name="Liberation Sans" fo:font-size="12pt" style:text-underline-style="none" officeooo:rsid="001d3265" style:font-size-asian="12pt" style:font-size-complex="12pt"/>
    </style:style>
    <style:style style:name="T12" style:family="text">
      <style:text-properties style:font-name="Liberation Sans" fo:font-size="12pt" style:text-underline-style="none" officeooo:rsid="0029f1a4" style:font-size-asian="12pt" style:font-size-complex="12pt"/>
    </style:style>
    <style:style style:name="T13" style:family="text">
      <style:text-properties style:font-name="Liberation Sans" fo:font-size="12pt" style:text-underline-style="none" officeooo:rsid="002c647c" style:font-size-asian="12pt" style:font-size-complex="12pt"/>
    </style:style>
    <style:style style:name="T14" style:family="text">
      <style:text-properties style:font-name="Liberation Sans" fo:font-size="12pt" style:text-underline-style="none" officeooo:rsid="002dec48" style:font-size-asian="12pt" style:font-size-complex="12pt"/>
    </style:style>
    <style:style style:name="T15" style:family="text">
      <style:text-properties style:font-name="Liberation Sans" fo:font-size="12pt" style:text-underline-style="none" officeooo:rsid="002feaec" style:font-size-asian="12pt" style:font-size-complex="12pt"/>
    </style:style>
    <style:style style:name="T16" style:family="text">
      <style:text-properties style:font-name="Liberation Sans" fo:font-size="12pt" style:text-underline-style="none" officeooo:rsid="003037ca" style:font-size-asian="12pt" style:font-size-complex="12pt"/>
    </style:style>
    <style:style style:name="T17" style:family="text">
      <style:text-properties style:font-name="Liberation Sans" fo:font-size="12pt" style:text-underline-style="none" officeooo:rsid="0032a241" style:font-size-asian="12pt" style:font-size-complex="12pt"/>
    </style:style>
    <style:style style:name="T18" style:family="text">
      <style:text-properties style:font-name="Liberation Sans" fo:font-size="12pt" style:text-underline-style="none" officeooo:rsid="003346fa" style:font-size-asian="12pt" style:font-size-complex="12pt"/>
    </style:style>
    <style:style style:name="T19" style:family="text">
      <style:text-properties style:font-name="Liberation Sans" fo:font-size="12pt" style:text-underline-style="none" officeooo:rsid="0034648e" style:font-size-asian="12pt" style:font-size-complex="12pt"/>
    </style:style>
    <style:style style:name="T20" style:family="text">
      <style:text-properties style:font-name="Liberation Sans" fo:font-size="12pt" style:text-underline-style="none" officeooo:rsid="0036e335" style:font-size-asian="12pt" style:font-size-complex="12pt"/>
    </style:style>
    <style:style style:name="T21" style:family="text">
      <style:text-properties style:font-name="Liberation Sans" fo:font-size="12pt" style:text-underline-style="none" officeooo:rsid="003fc72c" style:font-size-asian="12pt" style:font-size-complex="12pt"/>
    </style:style>
    <style:style style:name="T22" style:family="text">
      <style:text-properties style:font-name="Liberation Sans" fo:font-size="12pt" style:text-underline-style="none" officeooo:rsid="0041377d" style:font-size-asian="12pt" style:font-size-complex="12pt"/>
    </style:style>
    <style:style style:name="T23" style:family="text">
      <style:text-properties style:font-name="Liberation Sans" fo:font-size="12pt" style:text-underline-style="none" officeooo:rsid="0042205d" style:font-size-asian="12pt" style:font-size-complex="12pt"/>
    </style:style>
    <style:style style:name="T24" style:family="text">
      <style:text-properties style:font-name="Liberation Sans" fo:font-size="12pt" style:text-underline-style="none" officeooo:rsid="0042416c" style:font-size-asian="12pt" style:font-size-complex="12pt"/>
    </style:style>
    <style:style style:name="T25" style:family="text">
      <style:text-properties style:font-name="Liberation Sans" fo:font-size="12pt" style:text-underline-style="none" officeooo:rsid="00488f65" style:font-size-asian="12pt" style:font-size-complex="12pt"/>
    </style:style>
    <style:style style:name="T26" style:family="text">
      <style:text-properties style:font-name="Liberation Sans" style:text-underline-style="none"/>
    </style:style>
    <style:style style:name="T27" style:family="text">
      <style:text-properties style:font-name="Liberation Sans" style:text-underline-style="none" fo:background-color="#f9f9f9"/>
    </style:style>
    <style:style style:name="T28" style:family="text">
      <style:text-properties style:font-name="Liberation Sans" style:text-underline-style="none" officeooo:rsid="003346fa"/>
    </style:style>
    <style:style style:name="T29" style:family="text">
      <style:text-properties style:font-name="Liberation Sans" style:text-underline-style="none" officeooo:rsid="0034648e"/>
    </style:style>
    <style:style style:name="T30" style:family="text">
      <style:text-properties style:font-name="Liberation Sans" fo:language="en" fo:country="US"/>
    </style:style>
    <style:style style:name="T31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34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35" style:family="text">
      <style:text-properties fo:font-variant="normal" fo:text-transform="none" fo:color="#000000" fo:letter-spacing="normal" fo:font-style="normal" fo:font-weight="normal"/>
    </style:style>
    <style:style style:name="T36" style:family="text">
      <style:text-properties fo:font-variant="normal" fo:text-transform="none" fo:color="#000000" fo:letter-spacing="normal" fo:font-style="normal" fo:font-weight="normal" fo:background-color="#ffff00"/>
    </style:style>
    <style:style style:name="T3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0" style:family="text">
      <style:text-properties fo:font-style="italic" fo:background-color="#ffff00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background-color="#ffff00"/>
    </style:style>
    <style:style style:name="T43" style:family="text">
      <style:text-properties fo:color="#ff0000"/>
    </style:style>
    <style:style style:name="T44" style:family="text">
      <style:text-properties fo:color="#ff0000" fo:background-color="transparent"/>
    </style:style>
    <style:style style:name="T45" style:family="text">
      <style:text-properties fo:color="#00ff00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48" style:family="text">
      <style:text-properties style:font-name-asian="Liberation Sans1" style:font-name-complex="Liberation Sans1"/>
    </style:style>
    <style:style style:name="T49" style:family="text">
      <style:text-properties fo:background-color="transparent"/>
    </style:style>
    <style:style style:name="T50" style:family="text">
      <style:text-properties fo:language="en" fo:country="US"/>
    </style:style>
    <style:style style:name="T51" style:family="text">
      <style:text-properties fo:language="en" fo:country="US" fo:font-style="normal" style:text-underline-style="none" style:font-style-asian="normal" style:font-style-complex="norm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219ef2"/>
    </style:style>
    <style:style style:name="T54" style:family="text">
      <style:text-properties style:text-underline-style="none"/>
    </style:style>
    <style:style style:name="T55" style:family="text">
      <style:text-properties officeooo:rsid="001a8932"/>
    </style:style>
    <style:style style:name="T56" style:family="text">
      <style:text-properties officeooo:rsid="001b0302"/>
    </style:style>
    <style:style style:name="T57" style:family="text">
      <style:text-properties officeooo:rsid="001c116c"/>
    </style:style>
    <style:style style:name="T58" style:family="text">
      <style:text-properties officeooo:rsid="001d3265"/>
    </style:style>
    <style:style style:name="T59" style:family="text">
      <style:text-properties fo:font-weight="normal" officeooo:rsid="001d3265" style:font-weight-asian="normal" style:font-weight-complex="normal"/>
    </style:style>
    <style:style style:name="T60" style:family="text">
      <style:text-properties officeooo:rsid="001f7c4a"/>
    </style:style>
    <style:style style:name="T61" style:family="text">
      <style:text-properties officeooo:rsid="00217361"/>
    </style:style>
    <style:style style:name="T62" style:family="text">
      <style:text-properties officeooo:rsid="00219206"/>
    </style:style>
    <style:style style:name="T63" style:family="text">
      <style:text-properties officeooo:rsid="00219ef2"/>
    </style:style>
    <style:style style:name="T64" style:family="text">
      <style:text-properties officeooo:rsid="002315dd"/>
    </style:style>
    <style:style style:name="T65" style:family="text">
      <style:text-properties officeooo:rsid="002499a0"/>
    </style:style>
    <style:style style:name="T66" style:family="text">
      <style:text-properties officeooo:rsid="00268546"/>
    </style:style>
    <style:style style:name="T67" style:family="text">
      <style:text-properties officeooo:rsid="0027641c"/>
    </style:style>
    <style:style style:name="T68" style:family="text">
      <style:text-properties officeooo:rsid="0028cd17"/>
    </style:style>
    <style:style style:name="T69" style:family="text">
      <style:text-properties officeooo:rsid="0029f1a4"/>
    </style:style>
    <style:style style:name="T70" style:family="text">
      <style:text-properties officeooo:rsid="002a6fec"/>
    </style:style>
    <style:style style:name="T71" style:family="text">
      <style:text-properties officeooo:rsid="002e14a4"/>
    </style:style>
    <style:style style:name="T72" style:family="text">
      <style:text-properties officeooo:rsid="002f6aa2"/>
    </style:style>
    <style:style style:name="T73" style:family="text">
      <style:text-properties officeooo:rsid="00316f34"/>
    </style:style>
    <style:style style:name="T74" style:family="text">
      <style:text-properties officeooo:rsid="0032f9fe"/>
    </style:style>
    <style:style style:name="T75" style:family="text">
      <style:text-properties officeooo:rsid="003a6f95"/>
    </style:style>
    <style:style style:name="T76" style:family="text">
      <style:text-properties officeooo:rsid="003e16cc"/>
    </style:style>
    <style:style style:name="T77" style:family="text">
      <style:text-properties officeooo:rsid="003f7405"/>
    </style:style>
    <style:style style:name="T78" style:family="text">
      <style:text-properties style:font-weight-asian="bold"/>
    </style:style>
    <style:style style:name="T79" style:family="text">
      <style:text-properties style:font-weight-complex="bold"/>
    </style:style>
    <style:style style:name="T80" style:family="text">
      <style:text-properties officeooo:rsid="004937b6"/>
    </style:style>
    <style:style style:name="T81" style:family="text">
      <style:text-properties officeooo:rsid="0049875b"/>
    </style:style>
    <style:style style:name="T82" style:family="text">
      <style:text-properties officeooo:rsid="004a51be"/>
    </style:style>
    <style:style style:name="T83" style:family="text">
      <style:text-properties officeooo:rsid="004b3441"/>
    </style:style>
    <style:style style:name="T84" style:family="text">
      <style:text-properties officeooo:rsid="004b55e9"/>
    </style:style>
    <style:style style:name="T85" style:family="text">
      <style:text-properties officeooo:rsid="004cdc5b"/>
    </style:style>
    <style:style style:name="T86" style:family="text">
      <style:text-properties officeooo:rsid="004e93c8"/>
    </style:style>
    <style:style style:name="T87" style:family="text">
      <style:text-properties officeooo:rsid="0051e8e2"/>
    </style:style>
    <style:style style:name="T88" style:family="text">
      <style:text-properties officeooo:rsid="0052d69f"/>
    </style:style>
    <style:style style:name="T89" style:family="text">
      <style:text-properties officeooo:rsid="0054b5bd"/>
    </style:style>
    <style:style style:name="T90" style:family="text">
      <style:text-properties officeooo:rsid="00562a24"/>
    </style:style>
    <style:style style:name="T91" style:family="text">
      <style:text-properties officeooo:rsid="00564d23"/>
    </style:style>
    <style:style style:name="T92" style:family="text">
      <style:text-properties officeooo:rsid="0056833e"/>
    </style:style>
    <style:style style:name="T93" style:family="text">
      <style:text-properties officeooo:rsid="00568e33"/>
    </style:style>
    <style:style style:name="T94" style:family="text">
      <style:text-properties officeooo:rsid="0059bbd9"/>
    </style:style>
    <style:style style:name="T95" style:family="text">
      <style:text-properties officeooo:rsid="0059df1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3">Рабочая среда</text:p>
          </table:table-cell>
          <table:table-cell table:style-name="Таблица1.A1" office:value-type="string">
            <text:p text:style-name="P134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2">командной строки</text:span>.</text:p>
      <text:p text:style-name="P5"/>
      <text:p text:style-name="P5">Linux:</text:p>
      <text:p text:style-name="P118">любой терминал (xterm, rxvt, mrxvt, ...)</text:p>
      <text:p text:style-name="P5"/>
      <text:p text:style-name="P5">Windows:</text:p>
      <text:list xml:id="list223064218" text:style-name="L1">
        <text:list-item>
          <text:p text:style-name="P173">установить Ruby для Windows, запускать через виндозный cmd</text:p>
          <text:p text:style-name="P173">&gt;&gt;&gt; показать Start/Run/cmd</text:p>
        </text:list-item>
        <text:list-item>
          <text:p text:style-name="P173">установить cygwin и получить линукс под виндой</text:p>
        </text:list-item>
        <text:list-item>
          <text:p text:style-name="P173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7">сайт проекта: </text:span><text:a xlink:type="simple" xlink:href="http://cygwin.com/"><text:span text:style-name="T7">http://cygwin.com</text:span></text:a><text:span text:style-name="T7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1321511456" text:style-name="L2">
        <text:list-item>
          <text:p text:style-name="P174">установка</text:p>
        </text:list-item>
        <text:list-item>
          <text:p text:style-name="P174">удаление</text:p>
        </text:list-item>
        <text:list-item>
          <text:p text:style-name="P174">обновление</text:p>
        </text:list-item>
        <text:list-item>
          <text:p text:style-name="P174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8">pwd</text:p>
      <text:p text:style-name="P118">ls</text:p>
      <text:p text:style-name="P118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8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192640521" text:style-name="L3">
        <text:list-item>
          <text:p text:style-name="P175">имеющий подсветку синтаксиса для данного языка</text:p>
        </text:list-item>
        <text:list-item>
          <text:p text:style-name="P175">позволяющий задавать <text:span text:style-name="T2">формат конца строки</text:span>.</text:p>
        </text:list-item>
      </text:list>
      <text:p text:style-name="P5"/>
      <text:list xml:id="list52774546" text:style-name="L4">
        <text:list-item>
          <text:p text:style-name="P176">emacs (swiss army knife)</text:p>
        </text:list-item>
        <text:list-item>
          <text:p text:style-name="P176">sublime text (есть подсказки по языковым конструкциям!)</text:p>
        </text:list-item>
        <text:list-item>
          <text:p text:style-name="P176">Edit Plus</text:p>
        </text:list-item>
        <text:list-item>
          <text:p text:style-name="P176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6">Демонстрация \r</text:p>
      <text:p text:style-name="P5"/>
      <text:p text:style-name="P120"><text:soft-page-break/>&gt; echo -e “hello\r” # отличий не видно</text:p>
      <text:p text:style-name="P120">&gt; echo -e “hello\rH” # =&gt; Hello</text:p>
      <text:p text:style-name="P127"/>
      <text:p text:style-name="P120">&gt; for i in `seq 1 10`; do echo $i; done; echo “”</text:p>
      <text:p text:style-name="P120">&gt; for i in `seq 1 10`; do echo -n $i; done; echo “” <text:s text:c="7"/># =&gt; 12345678910</text:p>
      <text:p text:style-name="P120">&gt; for i in `seq 1 10`; do echo -ne “$i\r”; done; echo “” # =&gt; 10</text:p>
      <text:p text:style-name="P119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2045344338" text:style-name="L5">
        <text:list-header>
          <text:p text:style-name="P264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420206377" text:style-name="L6">
        <text:list-header>
          <text:p text:style-name="P265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2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3">Консоль Руби </text:p>
            <text:p text:style-name="P133">Встроенная документация по руби</text:p>
            <text:p text:style-name="P133">Переменные</text:p>
            <text:p text:style-name="P133">Всякое разное</text:p>
          </table:table-cell>
          <table:table-cell table:style-name="Table1.A1" office:value-type="string">
            <text:p text:style-name="P134">Занятие 2</text:p>
            <text:p text:style-name="P134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7">ruby-1.9.2-p290</text:p>
      <text:p text:style-name="P117">ruby-1.9.3-p448 </text:p>
      <text:p text:style-name="P117">ruby-1.9.3-rc1 </text:p>
      <text:p text:style-name="P117">ruby-2.0.0-p247 </text:p>
      <text:p text:style-name="P117"/>
      <text:p text:style-name="P18">где применяется ruby</text:p>
      <text:p text:style-name="P18"/>
      <text:list xml:id="list177203850" text:style-name="L7">
        <text:list-item>
          <text:p text:style-name="P218">консольные утилиты </text:p>
        </text:list-item>
      </text:list>
      <text:list xml:id="list1823458574" text:style-name="L8">
        <text:list-item>
          <text:p text:style-name="P239"><text:span text:style-name="T31">gui (tk) –</text:span><text:span text:style-name="T31"> Oh, no!</text:span></text:p>
        </text:list-item>
        <text:list-item>
          <text:p text:style-name="P219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4">"hello"[0] <text:s text:c="3"/>#=&gt; 104</text:p>
      <text:p text:style-name="P114"/>
      <text:p text:style-name="P74">ruby 1.9.x и 2.0.0</text:p>
      <text:p text:style-name="P74"/>
      <text:p text:style-name="P114">"hello"[0] <text:s text:c="3"/>#=&gt; “h”</text:p>
      <text:p text:style-name="P117"/>
      <text:p text:style-name="P81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31">irb – интерактивный руби </text:span><text:span text:style-name="T31">(REPL - read, evaluate, print, loop)</text:span></text:p>
      <text:p text:style-name="P23"/>
      <text:p text:style-name="P38"><text:span text:style-name="T31">&gt;&gt;&gt; Демонстрация, </text:span><text:span text:style-name="T31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4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6"/>
      <text:p text:style-name="P115">9/4 <text:s text:c="14"/>#=&gt;2 <text:s text:c="2"/>удивлены?</text:p>
      <text:p text:style-name="P115">9.0/4 <text:s text:c="11"/>#=&gt;2.25 <text:s text:c="2"/># floating p</text:p>
      <text:p text:style-name="P76">&gt;&gt;&gt; 9.to_f/4 <text:s text:c="10"/>#=&gt;2.25 <text:s text:c="2"/># более удобная альтернатива, вызвав у целого числа метод to_f, (to float)</text:p>
      <text:p text:style-name="P115">“oo” + “ps” <text:s text:c="6"/>#=&gt;”oops” <text:s/># конкатенация строк</text:p>
      <text:p text:style-name="P115">puts “hello, world!” <text:s/># печатает, но <text:span text:style-name="T2">возвращает</text:span> nil</text:p>
      <text:p text:style-name="P76"/>
      <text:p text:style-name="P76">&gt;&gt;&gt; a <text:s/>= puts “hello”</text:p>
      <text:p text:style-name="P76">&gt;&gt;&gt; a #=&gt; nil</text:p>
      <text:p text:style-name="P115">num = 6+3</text:p>
      <text:p text:style-name="P115">num += 2</text:p>
      <text:p text:style-name="P115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31">Полезные </text:span><text:span text:style-name="T31">утилиты – ri</text:span></text:p>
      <text:p text:style-name="P31"/>
      <text:p text:style-name="P38"><text:span text:style-name="T31">ri – (ruby informat</text:span><text:span text:style-name="T31">i</text:span><text:span text:style-name="T31">on) – </text:span><text:span text:style-name="T31">справочная </text:span><text:span text:style-name="T31">система руби (в консоли)</text:span></text:p>
      <text:p text:style-name="P23"/>
      <text:p text:style-name="P114">&gt;ri --help</text:p>
      <text:p text:style-name="P114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31">&gt;&gt;&gt; Объяснить, что они видят в следующем задании. </text:span><text:span text:style-name="T31">один и тот же метод определен в разных классах.</text:span></text:p>
      <text:p text:style-name="P7">&gt;&gt;&gt; <text:span text:style-name="T35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35">Имена </text:span><text:span text:style-name="T35">переменных и констант состоят из:</text:span></text:p>
      <text:list xml:id="list1465773173" text:style-name="L9">
        <text:list-item>
          <text:p text:style-name="P220">буквы</text:p>
        </text:list-item>
        <text:list-item>
          <text:p text:style-name="P220">цифры (не может быть первой)</text:p>
        </text:list-item>
        <text:list-item>
          <text:p text:style-name="P220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13">&gt;puts RUBY_VERSION</text:p>
      <text:p text:style-name="P80"/>
      <text:p text:style-name="P80">полезные константы: STDOUT, STDERR</text:p>
      <text:p text:style-name="P80"/>
      <text:p text:style-name="P80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35"><text:tab/></text:span><text:span text:style-name="T37">S</text:span><text:span text:style-name="T35">tring, Array</text:span><text:span text:style-name="T36">, Hash</text:span></text:p>
      <text:p text:style-name="P20"><text:tab/>Enumerable, Comparable</text:p>
      <text:p text:style-name="P2"><text:span text:style-name="T35"><text:tab/></text:span><text:span text:style-name="T37">M</text:span><text:span text:style-name="T35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5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3">Типы данных</text:p>
            <text:p text:style-name="P133">Операции:</text:p>
            <text:p text:style-name="P133"><text:s/>* интерполяция</text:p>
            <text:p text:style-name="P133"><text:s/>* regular expression matching</text:p>
            <text:p text:style-name="P133">управляющие структуры</text:p>
            <text:p text:style-name="P133"><text:s/>* if</text:p>
            <text:p text:style-name="P133"><text:s/>* while</text:p>
          </table:table-cell>
          <table:table-cell table:style-name="Таблица2.A1" office:value-type="string">
            <text:p text:style-name="P134">Занятие 3</text:p>
            <text:p text:style-name="P134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1291455901" text:style-name="L10">
        <text:list-item>
          <text:p text:style-name="P221">что такое irb и ri?</text:p>
        </text:list-item>
        <text:list-item>
          <text:p text:style-name="P221">в hello.upcase, как называется часть upcase (ответ: метод)</text:p>
        </text:list-item>
        <text:list-item>
          <text:p text:style-name="P221">какая разница между # и . перед названием метода при обращении в ri: например String#upcase и String.new</text:p>
        </text:list-item>
        <text:list-item>
          <text:p text:style-name="P221">Чем отличаются переменные от констант</text:p>
        </text:list-item>
        <text:list-item>
          <text:p text:style-name="P221">Как именуются переменные, каким регулярным выражением вы бы это описали. Ответ: [_a-z][A-Za-z_0-9]</text:p>
        </text:list-item>
        <text:list-item>
          <text:p text:style-name="P240"><text:span text:style-name="T33">Как именуются константы, опишите это регулярным выражением. </text:span><text:span text:style-name="T33">Ответ:</text:span><text:span text:style-name="T33"> [A-Z][A-Za-z_0-9]</text:span></text:p>
        </text:list-item>
        <text:list-item>
          <text:p text:style-name="P240"><text:span text:style-name="T33">Назовите константы, испол</text:span><text:span text:style-name="T33">ь</text:span><text:span text:style-name="T33">зу</text:span><text:span text:style-name="T33">я</text:span><text:span text:style-name="T33"> кот</text:span><text:span text:style-name="T33">о</text:span><text:span text:style-name="T33">рые можно вывести данные в пото</text:span><text:span text:style-name="T33">к</text:span><text:span text:style-name="T33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1530481100" text:style-name="L11">
        <text:list-item>
          <text:p text:style-name="P222">допустимые значения и свойства</text:p>
        </text:list-item>
        <text:list-item>
          <text:p text:style-name="P222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1274533204" text:style-name="L12">
        <text:list-item>
          <text:p text:style-name="P223">численные: Integer, Float, Fixnum (&lt;Integer), Bignum (&lt;Integer), Numeric</text:p>
        </text:list-item>
        <text:list-item>
          <text:p text:style-name="P223">строковые String</text:p>
        </text:list-item>
        <text:list-item>
          <text:p text:style-name="P223">логические (булевские = boolean): FalseClass, TrueClass</text:p>
        </text:list-item>
        <text:list-item>
          <text:p text:style-name="P228">File, IO, Symbol</text:p>
        </text:list-item>
        <text:list-item>
          <text:p text:style-name="P228">Array</text:p>
        </text:list-item>
        <text:list-item>
          <text:p text:style-name="P228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1445590191" text:style-name="L13">
        <text:list-item>
          <text:p text:style-name="P224">Dictionary, PartOfSpeechDictionary</text:p>
        </text:list-item>
        <text:list-item>
          <text:p text:style-name="P224">Sentence</text:p>
        </text:list-item>
        <text:list-item>
          <text:p text:style-name="P224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2042433434" text:style-name="L14">
        <text:list-item>
          <text:p text:style-name="P225">динамическая типизация (shell, awk, ruby, python,...) /dynamically typed language/</text:p>
        </text:list-item>
        <text:list-item>
          <text:p text:style-name="P225">статическая типизация (С, Java)</text:p>
        </text:list-item>
      </text:list>
      <text:p text:style-name="P20"/>
      <text:p text:style-name="P20">При статической типизации</text:p>
      <text:list xml:id="list56548703" text:style-name="L15">
        <text:list-item>
          <text:p text:style-name="P226">тип переменной задается сразу</text:p>
          <text:p text:style-name="P276">пример в C: int a = 20</text:p>
        </text:list-item>
        <text:list-item>
          <text:p text:style-name="P226">тип переменной нельзя изменить в процессе работы</text:p>
        </text:list-item>
      </text:list>
      <text:p text:style-name="P128">пример: a = “now this is a string” </text:p>
      <text:list xml:id="list1796260448" text:continue-numbering="true" text:style-name="L15">
        <text:list-header>
          <text:p text:style-name="P274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1897654932" text:style-name="L16">
        <text:list-item>
          <text:list>
            <text:list-item>
              <text:p text:style-name="P227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13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7">Здесь слайд 30: if-elsif-elsif-elsif-else-end</text:p>
      <text:p text:style-name="P77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4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22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2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4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42">expression-that-is-</text:span><text:span text:style-name="T40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21">i=0, j=0 </text:p>
      <text:p text:style-name="P121">i=1, j=1 </text:p>
      <text:p text:style-name="P121">i=2, j=3 </text:p>
      <text:p text:style-name="P41">&gt;&gt;&gt; Почему цикл не пошел на следующую итерацию?</text:p>
      <text:p text:style-name="P121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30"/>
          </table:table-cell>
          <table:table-cell table:style-name="Table37.A2" office:value-type="string">
            <text:p text:style-name="P130"/>
          </table:table-cell>
          <table:table-cell table:style-name="Table37.A2" office:value-type="string">
            <text:p text:style-name="P130"/>
          </table:table-cell>
          <table:table-cell table:style-name="Table37.D2" office:value-type="string">
            <text:p text:style-name="P130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22">String#chomp String#chomp!</text:p>
      <text:p text:style-name="P122">String#chop <text:s text:c="3"/>String#chop!</text:p>
      <text:p text:style-name="P122">String#strip <text:s text:c="4"/>String#strip!</text:p>
      <text:p text:style-name="P74"/>
      <text:p text:style-name="P78">Задание test_numbers.rb</text:p>
      <text:p text:style-name="P78"/>
      <text:p text:style-name="P74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44">us</text:span><text:span text:style-name="T44">e</text:span><text:span text:style-name="T44">r</text:span>/bin/ruby</text:p>
      <text:p text:style-name="P2"/>
      <text:p text:style-name="P2">while line = gets</text:p>
      <text:p text:style-name="P2"><text:s text:c="4"/><text:span text:style-name="T42">line = </text:span><text:span text:style-name="T42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44">elseif</text:span> line &lt; 0 <text:s/><text:span text:style-name="T43"># line is a string</text:span></text:p>
      <text:p text:style-name="P2"><text:s text:c="7"/>puts line + “ is a negative number”</text:p>
      <text:p text:style-name="P2"><text:s text:c="4"/><text:span text:style-name="T43">elseif</text:span> line == “0”</text:p>
      <text:p text:style-name="P2"><text:s text:c="7"/>puts line + “ is zero”</text:p>
      <text:p text:style-name="P2"><text:s text:c="4"/><text:span text:style-name="T43">elseif</text:span> # should be else</text:p>
      <text:p text:style-name="P2"><text:s text:c="7"/>puts “#{line} is a negative number”</text:p>
      <text:p text:style-name="P2"><text:s text:c="4"/># <text:span text:style-name="T43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4"/>
      <text:p text:style-name="P74"/>
      <text:p text:style-name="P23"/>
      <text:p text:style-name="P15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3">Решение задач</text:p>
          </table:table-cell>
          <table:table-cell table:style-name="Table2.A1" office:value-type="string">
            <text:p text:style-name="P134">Занятие 4</text:p>
            <text:p text:style-name="P134">(60 мин)</text:p>
          </table:table-cell>
        </table:table-row>
      </table:table>
      <text:p text:style-name="P23"/>
      <text:p text:style-name="P23">Вопросы:</text:p>
      <text:p text:style-name="P23"/>
      <text:list xml:id="list1836642183" text:style-name="L17">
        <text:list-item>
          <text:p text:style-name="P229">На что влияет тип данных?</text:p>
        </text:list-item>
        <text:list-item>
          <text:p text:style-name="P229">Как Руби знает, к какому типу относится тот или иной программный объект?</text:p>
        </text:list-item>
      </text:list>
      <text:list xml:id="list1266369019" text:style-name="L18">
        <text:list-item>
          <text:p text:style-name="P277">В двойных/одинарных кавычках это … ? – String</text:p>
        </text:list-item>
        <text:list-item>
          <text:p text:style-name="P277">В квадратных скобках это … ? – Array</text:p>
        </text:list-item>
        <text:list-item>
          <text:p text:style-name="P277">В фигурный скобках это ... ? -- Hash</text:p>
        </text:list-item>
        <text:list-item>
          <text:p text:style-name="P277">Как задать диапазон? – .. или ...</text:p>
        </text:list-item>
      </text:list>
      <text:list xml:id="list1403812077" text:continue-list="list1836642183" text:style-name="L17">
        <text:list-item>
          <text:p text:style-name="P229">Можно ли изменить тип переменной в программе?</text:p>
        </text:list-item>
        <text:list-item>
          <text:p text:style-name="P229">Назовите некоторые методы, которые преобразуют объект к другому типу? – (to_s, to_i, to_f, to_a)</text:p>
        </text:list-item>
        <text:list-item>
          <text:p text:style-name="P229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9">Что такое интерполяция и где ее использовать?</text:p>
        </text:list-item>
        <text:list-item>
          <text:p text:style-name="P229">Почему оператор условия if называется оператором ветвления?</text:p>
        </text:list-item>
        <text:list-item>
          <text:p text:style-name="P229">Сколько веток и какие могут быть в if?</text:p>
        </text:list-item>
        <text:list-item>
          <text:p text:style-name="P229">Имеет ли значение порядок ветвей в if?</text:p>
        </text:list-item>
        <text:list-item>
          <text:p text:style-name="P229">Назовите операторы сравнения: </text:p>
        </text:list-item>
      </text:list>
      <text:list xml:id="list1507152848" text:style-name="L19">
        <text:list-item>
          <text:p text:style-name="P278">ответ: &lt; &gt; == !=</text:p>
        </text:list-item>
      </text:list>
      <text:list xml:id="list2154389416" text:continue-list="list1403812077" text:style-name="L17">
        <text:list-item>
          <text:p text:style-name="P229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9">Почему то, что возвращает оператор =~ , можно использовать в условии?</text:p>
        </text:list-item>
        <text:list-item>
          <text:p text:style-name="P229">Что у руби является true и что false?</text:p>
        </text:list-item>
        <text:list-item>
          <text:p text:style-name="P229">Зачем нужны циклы?</text:p>
        </text:list-item>
        <text:list-item>
          <text:p text:style-name="P229">При каком условии выполняется тело цикла while? Сколько раз он выполняется?</text:p>
        </text:list-item>
        <text:list-item>
          <text:p text:style-name="P229">Когда заканчивается цикл while?</text:p>
        </text:list-item>
        <text:list-item>
          <text:p text:style-name="P229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6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0"/>
          </table:table-cell>
          <table:covered-table-cell/>
          <table:table-cell table:style-name="Table3.A1" table:number-columns-spanned="2" office:value-type="string">
            <text:p text:style-name="P131">Gold corpus</text:p>
          </table:table-cell>
          <table:covered-table-cell/>
          <table:table-cell table:style-name="Table3.E1" office:value-type="string">
            <text:p text:style-name="P13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1">True (<text:span text:style-name="T45">NP</text:span>)</text:p>
          </table:table-cell>
          <table:table-cell table:style-name="Table3.C2" office:value-type="string">
            <text:p text:style-name="P131">False (<text:span text:style-name="T45">non-NP</text:span>)</text:p>
          </table:table-cell>
          <table:table-cell table:style-name="Table3.E2" office:value-type="string">
            <text:p text:style-name="P130"/>
          </table:table-cell>
        </table:table-row>
        <table:table-row>
          <table:table-cell table:style-name="Table3.C2" table:number-rows-spanned="2" office:value-type="string">
            <text:p text:style-name="P130">Auto</text:p>
          </table:table-cell>
          <table:table-cell table:style-name="Table3.C2" office:value-type="string">
            <text:p text:style-name="P130">Positive (<text:span text:style-name="T43">NP</text:span>)</text:p>
          </table:table-cell>
          <table:table-cell table:style-name="Table3.C2" office:value-type="string">
            <text:p text:style-name="P130">tp: <text:span text:style-name="T43">NP</text:span> = <text:span text:style-name="T45">NP</text:span></text:p>
          </table:table-cell>
          <table:table-cell table:style-name="Table3.C2" office:value-type="string">
            <text:p text:style-name="P130">fp: <text:span text:style-name="T43">NP</text:span> != <text:span text:style-name="T45">non-NP</text:span></text:p>
          </table:table-cell>
          <table:table-cell table:style-name="Table3.E2" office:value-type="string">
            <text:p text:style-name="P130">--&gt; precision</text:p>
          </table:table-cell>
        </table:table-row>
        <table:table-row>
          <table:covered-table-cell/>
          <table:table-cell table:style-name="Table3.C2" office:value-type="string">
            <text:p text:style-name="P130">Negative (<text:span text:style-name="T43">non-NP</text:span>)</text:p>
          </table:table-cell>
          <table:table-cell table:style-name="Table3.C2" office:value-type="string">
            <text:p text:style-name="P130">fn: <text:span text:style-name="T43">non-NP </text:span><text:span text:style-name="T46">!= </text:span><text:span text:style-name="T45">NP</text:span></text:p>
          </table:table-cell>
          <table:table-cell table:style-name="Table3.C2" office:value-type="string">
            <text:p text:style-name="P130"><text:span text:style-name="T46">tn: </text:span><text:span text:style-name="T43">non-NP</text:span> = <text:span text:style-name="T45">non-NP</text:span></text:p>
          </table:table-cell>
          <table:table-cell table:style-name="Table3.E2" office:value-type="string">
            <text:p text:style-name="P130"/>
          </table:table-cell>
        </table:table-row>
        <table:table-row>
          <table:table-cell table:style-name="Table3.C2" office:value-type="string">
            <text:p text:style-name="P130"/>
          </table:table-cell>
          <table:table-cell table:style-name="Table3.C2" office:value-type="string">
            <text:p text:style-name="P130"/>
          </table:table-cell>
          <table:table-cell table:style-name="Table3.C2" office:value-type="string">
            <text:p text:style-name="P130">--&gt; recall</text:p>
          </table:table-cell>
          <table:table-cell table:style-name="Table3.C2" office:value-type="string">
            <text:p text:style-name="P130"/>
          </table:table-cell>
          <table:table-cell table:style-name="Table3.E2" office:value-type="string">
            <text:p text:style-name="P130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1">Сравнение</text:p>
          </table:table-cell>
          <table:table-cell table:style-name="Table4.A1" office:value-type="string">
            <text:p text:style-name="P131">Gold</text:p>
          </table:table-cell>
          <table:table-cell table:style-name="Table4.A1" office:value-type="string">
            <text:p text:style-name="P131">Auto</text:p>
          </table:table-cell>
          <table:table-cell table:style-name="Table4.D1" office:value-type="string">
            <text:p text:style-name="P131">Класс</text:p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3">
            <text:p text:style-name="P130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30"/>
          </table:table-cell>
        </table:table-row>
      </table:table>
      <text:p text:style-name="P23"/>
      <text:p text:style-name="P114">Accuracy: (tp + tn) / (tp + tn + fp + fn)</text:p>
      <text:p text:style-name="P114"/>
      <text:p text:style-name="P114"/>
      <text:p text:style-name="P114">Precision: tp / (tp + fp)</text:p>
      <text:p text:style-name="P114"/>
      <text:p text:style-name="P114">Recall: tp / (tp + fn)</text:p>
      <text:p text:style-name="P74"/>
      <text:p text:style-name="P99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5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3">Решение задач</text:p>
            <text:p text:style-name="P133">lesson.04/precision</text:p>
            <text:p text:style-name="P133">lesson.04.tasks/task.{02,03}</text:p>
          </table:table-cell>
          <table:table-cell table:style-name="Table5.A1" office:value-type="string">
            <text:p text:style-name="P134">Занятие 6</text:p>
            <text:p text:style-name="P134">(60 мин)</text:p>
          </table:table-cell>
        </table:table-row>
      </table:table>
      <text:p text:style-name="P23"/>
      <text:p text:style-name="P23">Раздаточный материал:</text:p>
      <text:list xml:id="list1268447701" text:style-name="L20">
        <text:list-item>
          <text:p text:style-name="P230">lesson.06.tar.bz2</text:p>
        </text:list-item>
        <text:list-item>
          <text:p text:style-name="P230"/>
        </text:list-item>
        <text:list-item>
          <text:p text:style-name="P230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3">Разбор заданий</text:p>
            <text:p text:style-name="P133">Массивы</text:p>
            <text:p text:style-name="P133"/>
          </table:table-cell>
          <table:table-cell table:style-name="Table6.A1" office:value-type="string">
            <text:p text:style-name="P134">Занятие 7</text:p>
            <text:p text:style-name="P134"/>
          </table:table-cell>
        </table:table-row>
      </table:table>
      <text:p text:style-name="P23"/>
      <text:p text:style-name="P32">Раздаточный материал</text:p>
      <text:p text:style-name="P32"/>
      <text:list xml:id="list1944412299" text:style-name="L21">
        <text:list-item>
          <text:p text:style-name="P236">lesson.07.tar.bz2</text:p>
        </text:list-item>
        <text:list-item>
          <text:p text:style-name="P238">dictester.all.tar.bz2 (дапм всего DicTester --all)</text:p>
        </text:list-item>
        <text:list-item>
          <text:p text:style-name="P238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640408781" text:style-name="L22">
        <text:list-item>
          <text:p text:style-name="P231">правильное VBD заканчиватся на ED: confuse -&gt; confused</text:p>
        </text:list-item>
        <text:list-item>
          <text:p text:style-name="P231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2">find_vb_irrvbd.out</text:span></text:p>
      <text:p text:style-name="P23"/>
      <text:p text:style-name="P23">Сравнить выход с моим:</text:p>
      <text:p text:style-name="P23"/>
      <text:p text:style-name="P114">Verbs (VB) in dictionary: 11785 </text:p>
      <text:p text:style-name="P114">Regular/irregular VBD: 8948/280 (= 9228 в сумме)</text:p>
      <text:p text:style-name="P23"/>
      <text:p text:style-name="P23">Если есть отличия,</text:p>
      <text:list xml:id="list638603817" text:style-name="L23">
        <text:list-item>
          <text:p text:style-name="P232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49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7">p.55 и lesson.14 в старом курсе, можно взять без изменений</text:p>
      <text:p text:style-name="P157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24">letters = [“a”, “b”, “c”, “d”, “e”]</text:p>
      <text:p text:style-name="P124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0">ключ/индекс</text:p>
          </table:table-cell>
          <table:table-cell table:style-name="Table27.B2" office:value-type="string">
            <text:p text:style-name="P130">значение</text:p>
          </table:table-cell>
        </table:table-row>
        <table:table-row>
          <table:table-cell table:style-name="Table27.A3" office:value-type="float" office:value="0">
            <text:p text:style-name="P130">0</text:p>
          </table:table-cell>
          <table:table-cell table:style-name="Table27.B2" office:value-type="string">
            <text:p text:style-name="P130">“a”</text:p>
          </table:table-cell>
        </table:table-row>
        <table:table-row>
          <table:table-cell table:style-name="Table27.A3" office:value-type="float" office:value="1">
            <text:p text:style-name="P130">1</text:p>
          </table:table-cell>
          <table:table-cell table:style-name="Table27.B2" office:value-type="string">
            <text:p text:style-name="P130">“b”</text:p>
          </table:table-cell>
        </table:table-row>
        <table:table-row>
          <table:table-cell table:style-name="Table27.A3" office:value-type="float" office:value="2">
            <text:p text:style-name="P130">2</text:p>
          </table:table-cell>
          <table:table-cell table:style-name="Table27.B2" office:value-type="string">
            <text:p text:style-name="P130">“c”</text:p>
          </table:table-cell>
        </table:table-row>
        <table:table-row>
          <table:table-cell table:style-name="Table27.A3" office:value-type="float" office:value="3">
            <text:p text:style-name="P130">3</text:p>
          </table:table-cell>
          <table:table-cell table:style-name="Table27.B2" office:value-type="string">
            <text:p text:style-name="P130">“d”</text:p>
          </table:table-cell>
        </table:table-row>
        <text:soft-page-break/>
        <table:table-row>
          <table:table-cell table:style-name="Table27.A3" office:value-type="float" office:value="4">
            <text:p text:style-name="P130">4</text:p>
          </table:table-cell>
          <table:table-cell table:style-name="Table27.B2" office:value-type="string">
            <text:p text:style-name="P130">“e”</text:p>
          </table:table-cell>
        </table:table-row>
        <table:table-row>
          <table:table-cell table:style-name="Table27.A3" office:value-type="float" office:value="5">
            <text:p text:style-name="P130">5</text:p>
          </table:table-cell>
          <table:table-cell table:style-name="Table27.B2" office:value-type="string">
            <text:p text:style-name="P130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24">letters[0] #=&gt; “a”</text:p>
      <text:p text:style-name="P124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24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24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2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2">строк</text:span> можно задать также таким образом</text:p>
      <text:p text:style-name="P60"/>
      <text:p text:style-name="P124">letters = %w{a b c d e}</text:p>
      <text:p text:style-name="P124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24">letters = Array.new <text:s text:c="2"/># синоним letters = []</text:p>
      <text:p text:style-name="P124"/>
      <text:p text:style-name="P60">Здесь .new это название метода, создающего новый экземпляр массива. Этот метод называется <text:span text:style-name="T41">конструктором</text:span>.</text:p>
      <text:p text:style-name="P60"/>
      <text:p text:style-name="P60">Добавление элемента в конец массива</text:p>
      <text:p text:style-name="P60"/>
      <text:p text:style-name="P124">letters &lt;&lt; “a”</text:p>
      <text:p text:style-name="P124">letters &lt;&lt; “a” &lt;&lt; “b” &lt;&lt; “c”</text:p>
      <text:p text:style-name="P60"/>
      <text:p text:style-name="P60">синонимы</text:p>
      <text:p text:style-name="P124"/>
      <text:p text:style-name="P124">letters.push “k”</text:p>
      <text:p text:style-name="P124">letters.push(“k”, “l”, “m”)</text:p>
      <text:p text:style-name="P124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100"/>
      <text:p text:style-name="P60"><text:span text:style-name="T48">Вопрос: </text:span><text:span text:style-name="T48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6"><text:tab/>letters[1..3] = [1,2] <text:s text:c="2"/>=&gt;<text:span text:style-name="T48"> ["a", 1, 2, "e", "f", "g", "h"]</text:span></text:p>
      <text:p text:style-name="P87"/>
      <text:p text:style-name="P87">Вопрос: Какой вид будет иметь массив после следующих действий?</text:p>
      <text:p text:style-name="P87"/>
      <text:p text:style-name="P87">numbers = (0...10).to_a <text:s text:c="28"/>=&gt; [0, 1, 2, 3, 4, 5, 6, 7, 8, 9]</text:p>
      <text:p text:style-name="P87">numbers[2..4] = [[2, 'dos'], [3, 'tres']]</text:p>
      <text:p text:style-name="P87">numbers <text:s text:c="51"/>=&gt; [0, 1, [2, "dos"], [3, "tres"], 5, 6, 7, 8, 9]</text:p>
      <text:p text:style-name="P7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3">Решение задач</text:p>
            <text:p text:style-name="P133"/>
          </table:table-cell>
          <table:table-cell table:style-name="Table7.A1" office:value-type="string">
            <text:p text:style-name="P134">Занятие 8</text:p>
            <text:p text:style-name="P134">(90 минут)</text:p>
          </table:table-cell>
        </table:table-row>
      </table:table>
      <text:p text:style-name="P166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1732338910" text:style-name="L24">
        <text:list-item>
          <text:p text:style-name="P233">lesson.08.tar.bz2</text:p>
        </text:list-item>
        <text:list-item>
          <text:p text:style-name="P233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1682949814" text:style-name="L25">
        <text:list-item>
          <text:p text:style-name="P237">Что есть массив и в чем его отличие от просто переменной?</text:p>
        </text:list-item>
        <text:list-item>
          <text:p text:style-name="P237">Как объявить массив? Зачем объявлять массив?</text:p>
        </text:list-item>
        <text:list-item>
          <text:p text:style-name="P237">Как создать массив? Как создать массив строк?</text:p>
        </text:list-item>
        <text:list-item>
          <text:p text:style-name="P237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7">Как получить содержимое какой-то ячейки массива? И как положить значение в ячейку?</text:p>
        </text:list-item>
        <text:list-item>
          <text:p text:style-name="P237">Можно ли получать или назначать значения сразу нескольким элементам массива?</text:p>
        </text:list-item>
        <text:list-item>
          <text:p text:style-name="P237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7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7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3">Итераторы (в массивах)</text:p>
            <text:p text:style-name="P133">Цикл for</text:p>
            <text:p text:style-name="P133">Другие методы массивов</text:p>
          </table:table-cell>
          <table:table-cell table:style-name="Table8.A1" office:value-type="string">
            <text:p text:style-name="P134">Занятие 9</text:p>
            <text:p text:style-name="P134">(90 минут)</text:p>
          </table:table-cell>
        </table:table-row>
      </table:table>
      <text:p text:style-name="P74"/>
      <text:p text:style-name="P36">Раздаточный материал</text:p>
      <text:p text:style-name="P36"/>
      <text:list xml:id="list2075358903" text:style-name="L26">
        <text:list-item>
          <text:p text:style-name="P234">lesson.09.tar.bz2</text:p>
        </text:list-item>
        <text:list-item>
          <text:p text:style-name="P234">колода карт (для объяснения итераторов)</text:p>
        </text:list-item>
      </text:list>
      <text:p text:style-name="P74"/>
      <text:p text:style-name="P79">Вопросы</text:p>
      <text:p text:style-name="P79"/>
      <text:list xml:id="list1927229435" text:style-name="L27">
        <text:list-item>
          <text:p text:style-name="P235">Сколько времени в неделю вы тратить на rufsl (ДЗ, повторение слайдов).</text:p>
        </text:list-item>
      </text:list>
      <text:p text:style-name="P75"/>
      <text:p text:style-name="P55">Итераторы</text:p>
      <text:p text:style-name="P40"/>
      <text:p text:style-name="P87">Объяснение работы итераторов на примере карт</text:p>
      <text:p text:style-name="P87"><text:tab/>два человека</text:p>
      <text:p text:style-name="P87"><text:tab/>один - итератор each</text:p>
      <text:p text:style-name="P87"><text:tab/>другой - блок</text:p>
      <text:p text:style-name="P87"><text:tab/>первый - выдает одну карту</text:p>
      <text:p text:style-name="P87"><text:tab/>другой - что-то с ней делает: красные налево, черные направо</text:p>
      <text:p text:style-name="P87"><text:tab/>первый - выдает другую карту</text:p>
      <text:p text:style-name="P87"><text:tab/>другой - ….</text:p>
      <text:p text:style-name="P87"/>
      <text:p text:style-name="P87">То есть, управление поочередно передается от одного метода к другому.</text:p>
      <text:p text:style-name="P87"/>
      <text:p text:style-name="P87">Разобрать итераторы</text:p>
      <text:p text:style-name="P87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2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24">52 words of length 1 </text:p>
      <text:p text:style-name="P124">183 words of length 2 </text:p>
      <text:p text:style-name="P124">838 words of length 3 </text:p>
      <text:p text:style-name="P124"/>
      <text:p text:style-name="P60">ответ: word_lengths/word_lengths_1.rb</text:p>
      <text:p text:style-name="P60"/>
      <text:p text:style-name="P60">!!! <text:span text:style-name="T42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2">&amp;, *, +, -, &lt;&lt;, &lt;=&gt;, ==, [], []=</text:span>, abbrev, assoc, <text:span text:style-name="T2">at</text:span>, bsearch, <text:span text:style-name="T2">clear</text:span>, </text:p>
      <text:p text:style-name="P40"><text:s text:c="2"/><text:span text:style-name="T2">collect, collect!</text:span>, combination, <text:span text:style-name="T2">compact, compact!</text:span>, <text:span text:style-name="T2">concat, count</text:span>, cycle, </text:p>
      <text:p text:style-name="P40"><text:s text:c="2"/>dclone, <text:span text:style-name="T2">delete, delete_at, delete_if</text:span>, drop, drop_while, <text:span text:style-name="T2">each, each_index, </text:span></text:p>
      <text:p text:style-name="P40"><text:span text:style-name="T2"><text:s text:c="2"/>empty?</text:span>, eql?, fetch, fill, find_index, f<text:span text:style-name="T2">irst, flatten, flatten!</text:span>, frozen?, </text:p>
      <text:p text:style-name="P40"><text:s text:c="2"/>hash, <text:span text:style-name="T2">include?, index</text:span>, initialize_copy, i<text:span text:style-name="T2">nsert, inspect, join, keep_if, </text:span></text:p>
      <text:p text:style-name="P40"><text:span text:style-name="T2"><text:s text:c="2"/>last, length, map, map!</text:span>, pack, permutation, <text:span text:style-name="T2">pop</text:span>, <text:span text:style-name="T2">pretty_print</text:span>, </text:p>
      <text:p text:style-name="P40"><text:s text:c="2"/>pretty_print_cycle, product, <text:span text:style-name="T2">push</text:span>, rassoc, <text:span text:style-name="T2">reject, reject!</text:span>, </text:p>
      <text:p text:style-name="P40"><text:s text:c="2"/>repeated_combination, repeated_permutation, <text:span text:style-name="T2">replace</text:span>, <text:span text:style-name="T2">reverse, reverse!</text:span>, </text:p>
      <text:p text:style-name="P40"><text:s text:c="2"/><text:span text:style-name="T2">reverse_each</text:span>, <text:span text:style-name="T2">rindex</text:span>, rotate, rotate!, <text:span text:style-name="T2">sample, select, select!</text:span>, shelljoin, </text:p>
      <text:p text:style-name="P40"><text:s text:c="2"/><text:span text:style-name="T2">shift</text:span>, shuffle, shuffle!, <text:span text:style-name="T2">size</text:span>, <text:span text:style-name="T2">slice, slice!</text:span>, <text:span text:style-name="T2">sort, sort!, sort_by!</text:span>, take, </text:p>
      <text:p text:style-name="P40"><text:s text:c="2"/>take_while, to_a, to_ary, <text:span text:style-name="T2">to_s</text:span>, transpose, <text:span text:style-name="T2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49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1665587976" text:style-name="L28">
        <text:list-item>
          <text:p text:style-name="P177">метод Kernel#load</text:p>
        </text:list-item>
        <text:list-item>
          <text:p text:style-name="P177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2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2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41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42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3">Разбор заданий</text:p>
            <text:p text:style-name="P133">Array#map</text:p>
            <text:p text:style-name="P133"/>
          </table:table-cell>
          <table:table-cell table:style-name="Table9.A1" office:value-type="string">
            <text:p text:style-name="P134">Занятие 10</text:p>
            <text:p text:style-name="P134">(90 минут)</text:p>
          </table:table-cell>
        </table:table-row>
      </table:table>
      <text:p text:style-name="P60"/>
      <text:p text:style-name="P135">Раздаточный материал</text:p>
      <text:p text:style-name="P135"/>
      <text:list xml:id="list1235839053" text:style-name="L29">
        <text:list-item>
          <text:p text:style-name="P280">lesson.10.tar.bz2</text:p>
        </text:list-item>
      </text:list>
      <text:p text:style-name="P133"/>
      <text:p text:style-name="P135">Вопросы</text:p>
      <text:p text:style-name="P135"/>
      <text:list xml:id="list615015856" text:style-name="L30">
        <text:list-item>
          <text:p text:style-name="P285">Сколько времени ушло на ДЗ на этой неделе?</text:p>
        </text:list-item>
        <text:list-item>
          <text:p text:style-name="P285">Просмотрели ли презентацию до конца и есть ли вопросы? Что стоит рассмотреть сейчас?</text:p>
        </text:list-item>
        <text:list-item>
          <text:p text:style-name="P285">Что общего в методах, имена которых оканчиваются на знак вопроса?</text:p>
        </text:list-item>
        <text:list-item>
          <text:p text:style-name="P285">О чем говорит знак ! в имени метода?</text:p>
        </text:list-item>
        <text:list-item>
          <text:p text:style-name="P285">Все ли методы, оканчивающиеся на ! изменяют объект, к которому применяются?</text:p>
        </text:list-item>
        <text:list-item>
          <text:p text:style-name="P285">Назовите какие-нибудь методы объектов класса Array? И что они делают?</text:p>
        </text:list-item>
        <text:list-item>
          <text:p text:style-name="P285">Как преобразовать массив к строке (например, чтобы вывести его на печать)? -- to_s и join</text:p>
        </text:list-item>
      </text:list>
      <text:p text:style-name="P133"/>
      <text:p text:style-name="P133"/>
      <text:p text:style-name="P136">Разбор задания word_lengths_1.rb</text:p>
      <text:p text:style-name="P136"/>
      <text:p text:style-name="P138">см. lesson.10/word_lengths/</text:p>
      <text:p text:style-name="P138"/>
      <text:p text:style-name="P137">Результаты могут отличаться в зависимости от того, в какой кодировке приходит текст и как руби распознает эту кодировку.</text:p>
      <text:p text:style-name="P137"/>
      <text:p text:style-name="P137">кодировка файла data/words.txt UTF-8</text:p>
      <text:p text:style-name="P137"/>
      <text:list xml:id="list1439195711" text:style-name="L31">
        <text:list-item>
          <text:p text:style-name="P286">lengths.with_cp1252 - <text:s/>длины вычислены неправильно</text:p>
        </text:list-item>
        <text:list-item>
          <text:p text:style-name="P286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7"/>
      <text:p text:style-name="P136">Разбор задания word_lengths_2.rb</text:p>
      <text:p text:style-name="P136"/>
      <text:p text:style-name="P144">Нарисовать красивую картинку, показывающую структуру данных</text:p>
      <text:p text:style-name="P144"/>
      <text:p text:style-name="P133">Обращение к элементу вложенного массива</text:p>
      <text:p text:style-name="P133"><text:tab/>lengths[i][j]</text:p>
      <text:p text:style-name="P133"/>
      <text:p text:style-name="P136">Разбор задания extract_nth_sentence.rb</text:p>
      <text:p text:style-name="P136"/>
      <text:p text:style-name="P138">Вопросы:</text:p>
      <text:list xml:id="list1425382264" text:style-name="L32">
        <text:list-item>
          <text:p text:style-name="P288">Как определить каждое 10е предложение в тексте?</text:p>
        </text:list-item>
        <text:list-item>
          <text:p text:style-name="P288">Нужно ли накапливать предложения?</text:p>
        </text:list-item>
      </text:list>
      <text:p text:style-name="P138"/>
      <text:p text:style-name="P138">Что если использовать остаток от деления? Будет ли тот же результат?</text:p>
      <text:p text:style-name="P138"/>
      <text:p text:style-name="P138"><text:soft-page-break/><text:tab/>c_in % 10 == 0</text:p>
      <text:p text:style-name="P133"/>
      <text:p text:style-name="P133">&gt;&gt;&gt; могут быть отличия из-за 0 % 10 =&gt; 0</text:p>
      <text:p text:style-name="P133"/>
      <text:p text:style-name="P133">показать скрипт extract_nth_sentence_with_options.rb</text:p>
      <text:list xml:id="list1903006305" text:style-name="L33">
        <text:list-item>
          <text:p text:style-name="P281">глобальная переменная @nth</text:p>
        </text:list-item>
        <text:list-item>
          <text:p text:style-name="P281">внешняя библиотека optparse</text:p>
        </text:list-item>
        <text:list-item>
          <text:p text:style-name="P281">опция --help</text:p>
        </text:list-item>
        <text:list-item>
          <text:p text:style-name="P281">опция --each-nth=NUMBER</text:p>
        </text:list-item>
      </text:list>
      <text:p text:style-name="P133"/>
      <text:p text:style-name="P136">Разобрать непонятные слайды</text:p>
      <text:p text:style-name="P136"/>
      <text:p text:style-name="P133">Те слайды, которые были даны на самостоятельное изучение.</text:p>
      <text:p text:style-name="P133"/>
      <text:p text:style-name="P136">Отображение множества</text:p>
      <text:p text:style-name="P136"/>
      <text:p text:style-name="P139">Картинка 1: два множества, слева символы в нижнем регистре, справа - в верхнем</text:p>
      <text:p text:style-name="P140"/>
      <text:p text:style-name="P140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9">Картинка 2: два множества, слева слова, справа - длины слов (есть повторы)</text:p>
      <text:p text:style-name="P139"/>
      <text:p text:style-name="P140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101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60"/>
      <text:list xml:id="list1598315225" text:style-name="L34">
        <text:list-item>
          <text:p text:style-name="P279">map <text:s text:c="5"/><text:span text:style-name="T51">map!</text:span></text:p>
        </text:list-item>
        <text:list-item>
          <text:p text:style-name="P279">collect <text:s text:c="2"/><text:span text:style-name="T51">collect!</text:span></text:p>
        </text:list-item>
      </text:list>
      <text:p text:style-name="P161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41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5"><text:soft-page-break/>[“1”, “uno”, “234”, “dos”].map do |el|</text:p>
      <text:p text:style-name="P145"><text:s text:c="4"/>if el =~ /^\d+$/</text:p>
      <text:p text:style-name="P145"><text:s text:c="6"/>el.to_i</text:p>
      <text:p text:style-name="P145"><text:s text:c="4"/>else</text:p>
      <text:p text:style-name="P145"><text:s text:c="6"/>el.upcase</text:p>
      <text:p text:style-name="P145"><text:s text:c="4"/>end</text:p>
      <text:p text:style-name="P145"><text:s text:c="3"/>“HELLO” <text:s/># что произойдет, если добавить эту строку?</text:p>
      <text:p text:style-name="P145">end</text:p>
      <text:p text:style-name="P144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2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42">отображения</text:span></text:p>
      <text:p text:style-name="P12"/>
      <text:p text:style-name="P12"><text:tab/>@numbers.map {|item| item.length}</text:p>
      <text:p text:style-name="P12"><text:tab/>#=&gt; [<text:span text:style-name="T2">3</text:span>, 3, 4, <text:span text:style-name="T2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2">values_at</text:span>(0,-1)</text:p>
      <text:p text:style-name="P158"/>
      <text:p text:style-name="P159"/>
      <text:p text:style-name="P162">Задания на Array#map</text:p>
      <text:p text:style-name="P162"/>
      <text:p text:style-name="P164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63"/>
      <text:p text:style-name="P164"><text:tab/>не используя String#gsub на всем предложении</text:p>
      <text:p text:style-name="P159"><text:tab/>можно использовать String#match, Array#index, Array#split, String#gsub</text:p>
      <text:p text:style-name="P159"/>
      <text:p text:style-name="P159"><text:tab/>Что есть в тексте есть фразы as_ well_RB ?</text:p>
      <text:p text:style-name="P159"/>
      <text:p text:style-name="P159">ответ: lesson.10/untag.rb</text:p>
      <text:p text:style-name="P159"/>
      <text:p text:style-name="P159"><text:span text:style-name="T49">Домашнее</text:span><text:span text:style-name="T42"> </text:span>Задание: Даны теггированные релейшны SAO. Необходимо их вывести без тегов.</text:p>
      <text:p text:style-name="P133"/>
      <text:p text:style-name="P133"><text:tab/>? совпадает ли количество полей в SAO до и после?</text:p>
      <text:p text:style-name="P133"><text:tab/>!!! хитрость в том. что split удаляет разделители в конце.</text:p>
      <text:p text:style-name="P133"/>
      <text:p text:style-name="P13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3">Разбор заданий</text:p>
            <text:p text:style-name="P133">Array#all? , Array#any?</text:p>
            <text:p text:style-name="P133">Array#find, Array#select</text:p>
            <text:p text:style-name="P133">Array#sort, Array#sort_by</text:p>
          </table:table-cell>
          <table:table-cell table:style-name="Table10.A1" office:value-type="string">
            <text:p text:style-name="P134">Занятие 11</text:p>
            <text:p text:style-name="P134">(90 минут)</text:p>
          </table:table-cell>
        </table:table-row>
      </table:table>
      <text:p text:style-name="P60"/>
      <text:p text:style-name="P135">Раздаточный материал</text:p>
      <text:p text:style-name="P135"/>
      <text:list xml:id="list1312816512" text:continue-list="list1235839053" text:style-name="L29">
        <text:list-item>
          <text:p text:style-name="P280">lesson.11.tar.bz2</text:p>
        </text:list-item>
      </text:list>
      <text:p text:style-name="P133"/>
      <text:p text:style-name="P135">Вопросы</text:p>
      <text:p text:style-name="P135"/>
      <text:list xml:id="list1444635803" text:style-name="L35">
        <text:list-item>
          <text:p text:style-name="P287">Сколько времени ушло на ДЗ на этой неделе?</text:p>
        </text:list-item>
        <text:list-item>
          <text:p text:style-name="P287">Для чего предназначен Array#map?</text:p>
        </text:list-item>
        <text:list-item>
          <text:p text:style-name="P287">Есть ли парный опасный метод Array#map! ?</text:p>
        </text:list-item>
        <text:list-item>
          <text:p text:style-name="P287">Чем отличается Array#values_at от Array#slice (Array#[]) ?</text:p>
        </text:list-item>
      </text:list>
      <text:p text:style-name="P137"/>
      <text:p text:style-name="P141">Краткий разбор задания extract_random_subcorpus.2.rb</text:p>
      <text:p text:style-name="P141"/>
      <text:p text:style-name="P137">lesson.10/subcorpus/extract_random_subcorpus.2.rb</text:p>
      <text:p text:style-name="P137"/>
      <text:p text:style-name="P137">нарисовать структуры данных и показать, как одно работает через другое.</text:p>
      <text:p text:style-name="P137"/>
      <text:p text:style-name="P142">Квантор всеобщности и квантор существования?</text:p>
      <text:p text:style-name="P144"/>
      <text:p text:style-name="P145">Array#include? = Array#member?</text:p>
      <text:p text:style-name="P145"/>
      <text:p text:style-name="P145">pets = %w{ bat dog cat cow wombat }</text:p>
      <text:p text:style-name="P145">pets.include?('dog') #=&gt; true</text:p>
      <text:p text:style-name="P145"/>
      <text:p text:style-name="P145">Array#all? – позволяет проверить, что все элементы удовлетворяют некоторому условию.</text:p>
      <text:p text:style-name="P145"/>
      <text:p text:style-name="P145">Например, все ли слова содержат букву “a”</text:p>
      <text:p text:style-name="P145"/>
      <text:p text:style-name="P145">pets.all? {|pet|</text:p>
      <text:p text:style-name="P145"><text:tab/>pet =~ /a/</text:p>
      <text:p text:style-name="P145">}</text:p>
      <text:p text:style-name="P145"/>
      <text:p text:style-name="P145">#=&gt; false</text:p>
      <text:p text:style-name="P145"/>
      <text:p text:style-name="P145">Вопрос: Каким будет результат следующей операции?</text:p>
      <text:p text:style-name="P145"/>
      <text:p text:style-name="P145">pets.all? {|pet|</text:p>
      <text:p text:style-name="P145"><text:tab/>pet =~ /[ieaou]/</text:p>
      <text:p text:style-name="P145">}</text:p>
      <text:p text:style-name="P145"/>
      <text:p text:style-name="P145">#=&gt; true.</text:p>
      <text:p text:style-name="P145"/>
      <text:p text:style-name="P145"><text:s/></text:p>
      <text:p text:style-name="P145">Array#any? – проверяет, есть ли <text:span text:style-name="T2">хотя бы один</text:span> элемент, удовлетворяющий данному условию.</text:p>
      <text:p text:style-name="P145"/>
      <text:p text:style-name="P145"><text:soft-page-break/>tags = [“NN”, “VBG”, “JJing”]</text:p>
      <text:p text:style-name="P145"/>
      <text:p text:style-name="P145">Надо выполнить что-либо, если у слова есть глагольные теги.</text:p>
      <text:p text:style-name="P145"/>
      <text:p text:style-name="P145">плохо</text:p>
      <text:p text:style-name="P145"/>
      <text:p text:style-name="P145">if tags.include?(“VB”) || tags.include?(“VBZ”)</text:p>
      <text:p text:style-name="P145"><text:s text:c="3"/>|| tags.include?(“VBD”) || tags.include?(“VBN”)</text:p>
      <text:p text:style-name="P145"><text:s text:c="3"/>|| tags.include?(“VBG”)</text:p>
      <text:p text:style-name="P145">then</text:p>
      <text:p text:style-name="P145"><text:s text:c="3"/># do smthing</text:p>
      <text:p text:style-name="P145">end</text:p>
      <text:p text:style-name="P145"/>
      <text:p text:style-name="P145">лучше, но все еще не очень хорошо: громоздко</text:p>
      <text:p text:style-name="P145"/>
      <text:p text:style-name="P145">tags.each do |tag|</text:p>
      <text:p text:style-name="P145"><text:tab/>if tag =~ /^V/</text:p>
      <text:p text:style-name="P145"><text:tab/><text:tab/># do smthing</text:p>
      <text:p text:style-name="P145"><text:tab/><text:tab/># ...</text:p>
      <text:p text:style-name="P145"><text:tab/><text:tab/>break <text:s/># Вопрос: зачем здесь break?</text:p>
      <text:p text:style-name="P145"><text:tab/>end</text:p>
      <text:p text:style-name="P145">end</text:p>
      <text:p text:style-name="P145"/>
      <text:p text:style-name="P145">правильно</text:p>
      <text:p text:style-name="P145"/>
      <text:p text:style-name="P145">if tags.any? { |tag| tag =~ /^V/ }</text:p>
      <text:p text:style-name="P145"><text:s text:c="4"/># do something</text:p>
      <text:p text:style-name="P145">end </text:p>
      <text:p text:style-name="P145"/>
      <text:p text:style-name="P145">Другие способы проверить наличие элемента в массиве</text:p>
      <text:p text:style-name="P145"/>
      <text:p text:style-name="P145">pets = %w{ bat dog cat cow wombat }</text:p>
      <text:p text:style-name="P145"/>
      <text:p text:style-name="P145">Объясните, почему это работает?</text:p>
      <text:p text:style-name="P145"/>
      <text:p text:style-name="P145">if pets.index('bat')</text:p>
      <text:p text:style-name="P145"><text:s text:c="4"/># мы здесь</text:p>
      <text:p text:style-name="P145">end</text:p>
      <text:p text:style-name="P145"/>
      <text:p text:style-name="P145">if pets.index('aircraft')</text:p>
      <text:p text:style-name="P145"><text:s text:c="4"/># сюда мы не попадем</text:p>
      <text:p text:style-name="P145">end</text:p>
      <text:p text:style-name="P145"/>
      <text:p text:style-name="P145">Array#index(val) – возвращает положение самой левой (первой) встречи val</text:p>
      <text:p text:style-name="P145">Array#rindex(val) – самой правой (последней)</text:p>
      <text:p text:style-name="P145">возвращаемый номер позиции всегда от начала слова (то есть, слева)</text:p>
      <text:p text:style-name="P145">Аналогичным образом работают эти же методы для класса String</text:p>
      <text:p text:style-name="P145">String#index</text:p>
      <text:p text:style-name="P145">String#rindex</text:p>
      <text:p text:style-name="P145"/>
      <text:p text:style-name="P145">Закончите код</text:p>
      <text:p text:style-name="P145"/>
      <text:p text:style-name="P145"><text:soft-page-break/>if “abrakadabra”.index(“k”) …</text:p>
      <text:p text:style-name="P145"><text:tab/>puts “В этом слове одна буква k”</text:p>
      <text:p text:style-name="P145">end</text:p>
      <text:p text:style-name="P145"/>
      <text:p text:style-name="P145">ответ</text:p>
      <text:p text:style-name="P145">if “abrakadabra”.index(“k”) == “abrakadabra”.rindex(“k”) <text:s/># 4 == 4</text:p>
      <text:p text:style-name="P145"><text:tab/>puts “В этом слове одна буква k”</text:p>
      <text:p text:style-name="P145">end</text:p>
      <text:p text:style-name="P145"/>
      <text:p text:style-name="P145">if “abrakadabra”.index(“b”) ...</text:p>
      <text:p text:style-name="P145"><text:tab/>puts “В этом слове больше одной буквы b”</text:p>
      <text:p text:style-name="P145">end</text:p>
      <text:p text:style-name="P145"/>
      <text:p text:style-name="P145">ответ</text:p>
      <text:p text:style-name="P145"/>
      <text:p text:style-name="P145">if “abrakadabra”.index(“b”) != “abrakadabra”.rindex(“b”) # 1 != 8</text:p>
      <text:p text:style-name="P145"><text:tab/>puts “В этом слове больше одной буквы b”</text:p>
      <text:p text:style-name="P145">end</text:p>
      <text:p text:style-name="P145"/>
      <text:p text:style-name="P145"/>
      <text:p text:style-name="P143">Задания</text:p>
      <text:p text:style-name="P143"/>
      <text:p text:style-name="P164">Из файла lesson.11/searching/text.txt выведите предложения, содержащие хотя бы одно слово в середине, написанное в Titlecase.</text:p>
      <text:p text:style-name="P145"/>
      <text:p text:style-name="P145">не используя String#=~ на все предложение. представьте предложение в виде массива слов.</text:p>
      <text:p text:style-name="P145"/>
      <text:p text:style-name="P145">ответ: finding/select_sent_with_titlecase_inside.rb</text:p>
      <text:p text:style-name="P145">ответ:finding/select_sent_with_titlecase_inside.2.rb <text:s/>с использованием Array#shift</text:p>
      <text:p text:style-name="P145"/>
      <text:p text:style-name="P148">Selecting element(s)</text:p>
      <text:p text:style-name="P148"/>
      <text:p text:style-name="P146">Как найти и выбрать из массива элемент(ы), удовлетворяющие некоторому условию?</text:p>
      <text:p text:style-name="P146"/>
      <text:p text:style-name="P165"><text:span text:style-name="T49">Даны среднемесячные температуры в г. Надыме. Как</text:span> <text:span text:style-name="T49">найти первую положительную температуру,</text:span></text:p>
      <text:p text:style-name="P146"/>
      <text:p text:style-name="P146"><text:s/>temperatures = [-19.6, -18.2, -11.8, -7.6, 1.2, 10.6, 16.0, 12.1, 4.9, -19, -20, -25]</text:p>
      <text:p text:style-name="P153"/>
      <text:p text:style-name="P147"><text:span text:style-name="T49"><text:s/>temperatures</text:span><text:span text:style-name="T49">.find {|el| el &gt; 0} <text:s/>#=&gt; 1.2</text:span></text:p>
      <text:p text:style-name="P146"/>
      <text:p text:style-name="P146">см. selecting/first_warm_month_temp.rb</text:p>
      <text:p text:style-name="P153"/>
      <text:p text:style-name="P145"><text:s/>см также Array#find <text:s/>= <text:s/>Array#detect</text:p>
      <text:p text:style-name="P145"><text:s/></text:p>
      <text:p text:style-name="P145">чем Array#find отличается от Array#select?</text:p>
      <text:p text:style-name="P145">Что вернет следующий код?</text:p>
      <text:p text:style-name="P145"/>
      <text:p text:style-name="P147"><text:span text:style-name="T49"><text:s/></text:span><text:span text:style-name="T49">temp</text:span><text:span text:style-name="T49">eratures</text:span><text:span text:style-name="T49">.select {|temp| temp &gt; 0} </text:span></text:p>
      <text:p text:style-name="P146"><text:s/>#=&gt; [1.2, 10.6, 16.0, 12.1, 4.9]</text:p>
      <text:p text:style-name="P147"><text:span text:style-name="T49">то есть, </text:span><text:span text:style-name="T6">массив</text:span><text:span text:style-name="T49"> всех подходящих значений</text:span></text:p>
      <text:p text:style-name="P146"><text:soft-page-break/></text:p>
      <text:p text:style-name="P146">см. также Array#grep</text:p>
      <text:p text:style-name="P151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5">Сортировка по вычисленному значению</text:p>
      <text:p text:style-name="P104"/>
      <text:p text:style-name="P104"><text:tab/>sort_by, sort_by!</text:p>
      <text:p text:style-name="P104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2">c</text:span>ho", "<text:span text:style-name="T2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3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3">Пользовательские методы</text:p>
          </table:table-cell>
          <table:table-cell table:style-name="Таблица3.A1" office:value-type="string">
            <text:p text:style-name="P134">Занятие 12</text:p>
            <text:p text:style-name="P134">(90 минут)</text:p>
          </table:table-cell>
        </table:table-row>
      </table:table>
      <text:p text:style-name="P8"/>
      <text:p text:style-name="P135">Раздаточный материал</text:p>
      <text:p text:style-name="P135"/>
      <text:list xml:id="list746570139" text:continue-list="list1312816512" text:style-name="L29">
        <text:list-item>
          <text:p text:style-name="P280">lesson.12.tar.bz2</text:p>
        </text:list-item>
      </text:list>
      <text:p text:style-name="P133"/>
      <text:p text:style-name="P136">Вопросы</text:p>
      <text:list xml:id="list1767345988" text:style-name="L36">
        <text:list-header>
          <text:p text:style-name="P289"/>
        </text:list-header>
        <text:list-item>
          <text:p text:style-name="P298"><text:span text:style-name="T7">Зачем методу Array#sort нужен блок? К</text:span><text:span text:style-name="T7">ак </text:span><text:span text:style-name="T7">р</text:span><text:span text:style-name="T7">аботает </text:span><text:span text:style-name="T7">(</text:span><text:span text:style-name="T7">какой результат) </text:span><text:span text:style-name="T7">s</text:span><text:span text:style-name="T7">or</text:span><text:span text:style-name="T7">t </text:span><text:span text:style-name="T7">б</text:span><text:span text:style-name="T7">е</text:span><text:span text:style-name="T7">з блока?</text:span></text:p>
        </text:list-item>
        <text:list-item>
          <text:p text:style-name="P282">Метод sort оперирует двумя аргументами (они в |a,b|). Что это за аргументы?</text:p>
        </text:list-item>
        <text:list-item>
          <text:p text:style-name="P282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2">Как Array#sort отсортирует массив массивов?</text:p>
        </text:list-item>
        <text:list-item>
          <text:p text:style-name="P282">Чем отличается Array#sort_by от Array#sort ?</text:p>
        </text:list-item>
        <text:list-item>
          <text:p text:style-name="P282">Чем отличаются методы Array#all? и Array#any?</text:p>
        </text:list-item>
        <text:list-item>
          <text:p text:style-name="P299"><text:span text:style-name="T30">Какими способами можно установить, что некоторый элемент присутс</text:span><text:span text:style-name="T30">т</text:span><text:span text:style-name="T30">вует в массиве? – <text:s/>(include?/member? → boolean, Array#index/</text:span><text:span text:style-name="T30">#rindex</text:span><text:span text:style-name="T30"> → position, find → сам элемент)</text:span></text:p>
        </text:list-item>
        <text:list-item>
          <text:p text:style-name="P299"><text:span text:style-name="T30">Какие из этих методом принимают блок и зачем? </text:span><text:span text:style-name="T30">- index/rindex/find. чтобы задавать более сложное условие, а не буквальное равенство.</text:span></text:p>
        </text:list-item>
        <text:list-item>
          <text:p text:style-name="P299"><text:span text:style-name="T30">Правда ли, что метод index есть только у массивов? - нет, он есть и у String (см. </text:span><text:span text:style-name="T30">ri index</text:span><text:span text:style-name="T30">)</text:span></text:p>
        </text:list-item>
        <text:list-item>
          <text:p text:style-name="P282">Почему Array#index/rindex/find можно использовать в условиях? - они возвращают nil, если ничего не найдено</text:p>
        </text:list-item>
        <text:list-item>
          <text:p text:style-name="P299"><text:span text:style-name="T30">Чем отличается Array#find от Array#select</text:span><text:span text:style-name="T30">?</text:span></text:p>
        </text:list-item>
        <text:list-item>
          <text:p text:style-name="P282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33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1985000595" text:style-name="L37">
        <text:list-item>
          <text:p text:style-name="P178">возможность абстрагироваться от деталей реализации</text:p>
        </text:list-item>
        <text:list-item>
          <text:p text:style-name="P178">более читабельный и более легко управляемый код</text:p>
        </text:list-item>
        <text:list-item>
          <text:p text:style-name="P178">возможность повторного использования (code reuse)</text:p>
          <text:p text:style-name="P178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21">def method_name(arg1, arg2....)</text:p>
      <text:p text:style-name="P121"><text:s text:c="3"/># команды</text:p>
      <text:p text:style-name="P121"><text:s text:c="3"/>return ...</text:p>
      <text:p text:style-name="P121">end</text:p>
      <text:p text:style-name="P121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33">см. пример использования методов:</text:p>
      <text:p text:style-name="P133"><text:tab/>methods/extract_random_subcorpus.3.rb</text:p>
      <text:p text:style-name="P133">исследуйте, что делает скрипт:</text:p>
      <text:p text:style-name="P133"><text:tab/>methods/extract_random_subcorpus.4.rb</text:p>
      <text:p text:style-name="P95">&gt;&gt;&gt; выбирает 10% предложений длиной меньше 10 слов и 15 % предложений больше 10 слов. Этот скрипт показывает code reuse</text:p>
      <text:p text:style-name="P95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1588318646" text:style-name="L38">
        <text:list-item>
          <text:p text:style-name="P241"><text:span text:style-name="T26">по </text:span><text:span text:style-name="T26">значению (по </text:span><text:span text:style-name="T26">копии</text:span><text:span text:style-name="T26">)</text:span></text:p>
        </text:list-item>
        <text:list-item>
          <text:p text:style-name="P241"><text:span text:style-name="T26">по </text:span><text:span text:style-name="T26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2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2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3"/>
            <text:p text:style-name="P133">Пользовательские методы</text:p>
          </table:table-cell>
          <table:table-cell table:style-name="Table11.A1" office:value-type="string">
            <text:p text:style-name="P134">Занятие 13</text:p>
            <text:p text:style-name="P134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1409799908" text:style-name="L39">
        <text:list-item>
          <text:p text:style-name="P179">lesson.13.tar.bz2</text:p>
        </text:list-item>
      </text:list>
      <text:p text:style-name="P4"/>
      <text:p text:style-name="P11">Вопросы</text:p>
      <text:p text:style-name="P4"/>
      <text:list xml:id="list1269769113" text:style-name="L40">
        <text:list-item>
          <text:p text:style-name="P180">зачем нужны методы?</text:p>
        </text:list-item>
        <text:list-item>
          <text:p text:style-name="P180">что возвращает метод и как он это делает?</text:p>
        </text:list-item>
        <text:list-item>
          <text:p text:style-name="P180">сколько значений может вернуть метод в руби?</text:p>
        </text:list-item>
      </text:list>
      <text:list xml:id="list698769893" text:style-name="L41">
        <text:list-item>
          <text:p text:style-name="P181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843843742" text:continue-list="list1269769113" text:style-name="L40">
        <text:list-item>
          <text:p text:style-name="P180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80">как взаимодействуют ОДНОИМЕННЫЕ переменные внутри метода с переменными вне этого метода?</text:p>
        </text:list-item>
        <text:list-item>
          <text:p text:style-name="P180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759276353" text:style-name="L42">
        <text:list-item>
          <text:p text:style-name="P182">как задать глобальную переменную (для данного скрипта)? -- $name @name или константа</text:p>
        </text:list-item>
      </text:list>
      <text:list xml:id="list83989209" text:continue-list="list1843843742" text:style-name="L40">
        <text:list-item>
          <text:p text:style-name="P180">можно ли определить метод, который не принимает никаких аргументов?</text:p>
        </text:list-item>
        <text:list-item>
          <text:p text:style-name="P180">как передаются аргументы в метод?</text:p>
        </text:list-item>
      </text:list>
      <text:list xml:id="list363297662" text:style-name="L43">
        <text:list-item>
          <text:p text:style-name="P183">позиционно</text:p>
        </text:list-item>
        <text:list-item>
          <text:p text:style-name="P183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23">вход:</text:p>
      <text:p text:style-name="P123">I CD/10_NP/10_PP1A/150 love NN/70_VB/60 apples NNS/20</text:p>
      <text:p text:style-name="P123"/>
      <text:p text:style-name="P123">выделить из строки отдельные поля:</text:p>
      <text:p text:style-name="P123">[“I”, “CD/10_NP/10_PP1A/150”, “love”, “NN/70_VB/60”, “apples”, “NNS/20”]</text:p>
      <text:p text:style-name="P123"/>
      <text:p text:style-name="P123">преобразовать множество тегов в одному. не-теги оставить как есть.</text:p>
      <text:p text:style-name="P123">[“I”, “PP1A”, “love”, “NN”, “apples”, “NNS”]</text:p>
      <text:p text:style-name="P123"/>
      <text:p text:style-name="P123">объединить в одну строку:</text:p>
      <text:p text:style-name="P123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2110839077" text:style-name="L44">
        <text:list-item>
          <text:p text:style-name="P184"><text:soft-page-break/>использует Array#max_by (см. также Array#max_by)</text:p>
        </text:list-item>
        <text:list-item>
          <text:p text:style-name="P184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620705132" text:style-name="L45">
        <text:list-item>
          <text:p text:style-name="P185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386325359" text:style-name="L46">
        <text:list-item>
          <text:p text:style-name="P186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1827489355" text:style-name="L47">
        <text:list-item>
          <text:p text:style-name="P187">все сжато в одну операцию. так писать нельзя</text:p>
        </text:list-item>
        <text:list-item>
          <text:p text:style-name="P187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276342560" text:style-name="L48">
        <text:list-item>
          <text:p text:style-name="P188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1619173271" text:style-name="L49">
        <text:list-item>
          <text:p text:style-name="P189">использует метод title?</text:p>
        </text:list-item>
        <text:list-item>
          <text:p text:style-name="P189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1153637448" text:style-name="L50">
        <text:list-item>
          <text:p text:style-name="P190">метод изменяет сам объект</text:p>
        </text:list-item>
        <text:list-item>
          <text:p text:style-name="P190">метод выполняет какое-то действие, результат которого не важен</text:p>
          <text:p text:style-name="P190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21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3">Циклы</text:p>
            <text:p text:style-name="P133">Модули</text:p>
          </table:table-cell>
          <table:table-cell table:style-name="Таблица4.A1" office:value-type="string">
            <text:p text:style-name="P134">Занятие 14</text:p>
            <text:p text:style-name="P134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30">Current number is 3</text:p>
            <text:p text:style-name="P130">Current number is 4 </text:p>
            <text:p text:style-name="P130">Current number is 5 </text:p>
            <text:p text:style-name="P130">Current number is 6 </text:p>
            <text:p text:style-name="P130">Current number is 7 </text:p>
          </table:table-cell>
        </table:table-row>
        <table:table-row>
          <table:table-cell table:style-name="Table38.A2" office:value-type="string">
            <text:p text:style-name="P130"/>
          </table:table-cell>
          <table:table-cell table:style-name="Table38.B2" office:value-type="string">
            <text:p text:style-name="P130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6"/>
      <text:p text:style-name="P106">Что делает метод step? </text:p>
      <text:p text:style-name="P106"><text:soft-page-break/></text:p>
      <text:p text:style-name="P106">1.step(20, 3) do |n|</text:p>
      <text:p text:style-name="P106"><text:s text:c="2"/>print n.to_s + ' '</text:p>
      <text:p text:style-name="P106">end</text:p>
      <text:p text:style-name="P106">#=&gt; 1 4 7 10 13 16 19</text:p>
      <text:p text:style-name="P106">см. loops/test_step_1.rb</text:p>
      <text:p text:style-name="P106"/>
      <text:p text:style-name="P106">!!! Задание: измените loops/test_step_1.rb так, чтобы было выведена вот такая последовательность (то есть, в обратном порядке)</text:p>
      <text:p text:style-name="P106"/>
      <text:p text:style-name="P106"><text:tab/>20 17 14 11 8 5 2</text:p>
      <text:p text:style-name="P106"/>
      <text:p text:style-name="P106">ответ в loops/test_step_2.rb:</text:p>
      <text:p text:style-name="P106">20.step(1, -3) do |n|</text:p>
      <text:p text:style-name="P106"><text:s text:c="2"/>print n.to_s + ' '</text:p>
      <text:p text:style-name="P106">end</text:p>
      <text:p text:style-name="P106"/>
      <text:p text:style-name="P106">Метод step определен для классов Range#step, <text:span text:style-name="T41">Numeric#step</text:span>, Date#step</text:p>
      <text:p text:style-name="P107"/>
      <text:p text:style-name="P106">!!! Вопрос: Почему метод upto определен для Integer а step для родительского класса Numeric?</text:p>
      <text:p text:style-name="P106"/>
      <text:p text:style-name="P106"><text:tab/>3.14.upto(9.8) { |n| block }</text:p>
      <text:p text:style-name="P106">&gt;&gt;&gt; бред, неясно какое должно быть следующее число за 3.14: 3.141 или 3.15 ?</text:p>
      <text:p text:style-name="P103"/>
      <text:p text:style-name="P53">Задания</text:p>
      <text:p text:style-name="P62"/>
      <text:p text:style-name="P108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8"/>
      <text:p text:style-name="P108">начальный скрипт: insert_sort/insert_sort_to_new_stub.rb</text:p>
      <text:p text:style-name="P108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8">Модули</text:p>
      <text:p text:style-name="P88"/>
      <text:p text:style-name="P91">модуль - набор методов, сгруппированных по назначению и вынесенных в отдельный файл</text:p>
      <text:p text:style-name="P91"/>
      <text:p text:style-name="P91">reusability!</text:p>
      <text:p text:style-name="P91">абстрагирование</text:p>
      <text:p text:style-name="P91"><text:soft-page-break/></text:p>
      <text:p text:style-name="P91">Модуль Math</text:p>
      <text:p text:style-name="P91"/>
      <text:p text:style-name="P91">sin</text:p>
      <text:p text:style-name="P91">cos</text:p>
      <text:p text:style-name="P91">tan</text:p>
      <text:p text:style-name="P91"/>
      <text:p text:style-name="P91">Модуль Church</text:p>
      <text:p text:style-name="P91">sin</text:p>
      <text:p text:style-name="P91">pray</text:p>
      <text:p text:style-name="P91">cross</text:p>
      <text:p text:style-name="P91"/>
      <text:p text:style-name="P91">module Syn</text:p>
      <text:p text:style-name="P91"><text:s text:c="3"/>def self.untag(tagged)</text:p>
      <text:p text:style-name="P91"><text:s text:c="3"/>gsub(/_[^_\s]+/, “”)</text:p>
      <text:p text:style-name="P91"><text:s text:c="2"/>end</text:p>
      <text:p text:style-name="P91"><text:s text:c="2"/>def self.unword(tagged)</text:p>
      <text:p text:style-name="P91"><text:s text:c="4"/>..</text:p>
      <text:p text:style-name="P91"><text:s text:c="2"/>end</text:p>
      <text:p text:style-name="P91">end</text:p>
      <text:p text:style-name="P91"/>
      <text:p text:style-name="P91"/>
      <text:p text:style-name="P91">Syn.untag(“runs_VBZ”) #=&gt; runs</text:p>
      <text:p text:style-name="P91">см modules/test_syn_module.rb</text:p>
      <text:p text:style-name="P91"/>
      <text:p text:style-name="P91">О том, как сделать, чтобы работало..., позже </text:p>
      <text:p text:style-name="P91">“runs_VBZ”.untag</text:p>
      <text:p text:style-name="P91"/>
      <text:p text:style-name="P91">можно писать так, но это менее гибко (если изменить имя модуля, то придется менять его по многих местах)</text:p>
      <text:p text:style-name="P91"/>
      <text:p text:style-name="P91">module Syn</text:p>
      <text:p text:style-name="P91"><text:s text:c="2"/>def Syn.untag</text:p>
      <text:p text:style-name="P91"><text:s text:c="2"/>end</text:p>
      <text:p text:style-name="P91"><text:s text:c="2"/>def Syn.unword</text:p>
      <text:p text:style-name="P91"><text:s text:c="2"/>end</text:p>
      <text:p text:style-name="P91">end</text:p>
      <text:p text:style-name="P91"/>
      <text:p text:style-name="P88">Использование</text:p>
      <text:p text:style-name="P88"/>
      <text:p text:style-name="P91">модуль необходимо загрузить. вверху файла</text:p>
      <text:p text:style-name="P91"/>
      <text:p text:style-name="P91"><text:tab/>require 'filename'</text:p>
      <text:p text:style-name="P91"/>
      <text:p text:style-name="P91">например:</text:p>
      <text:p text:style-name="P91"/>
      <text:p text:style-name="P91"><text:tab/>require 'syn.rb'</text:p>
      <text:p text:style-name="P91"/>
      <text:p text:style-name="P91">или даже без расширения</text:p>
      <text:p text:style-name="P91"/>
      <text:p text:style-name="P91"><text:tab/>require 'syn' <text:s text:c="3"/># .rb, .so, .o, .dll</text:p>
      <text:p text:style-name="P91"/>
      <text:p text:style-name="P91"><text:soft-page-break/>см modules/test_syn_module.rb</text:p>
      <text:p text:style-name="P91"/>
      <text:p text:style-name="P91">путь может быть относительным, но это дурной тон</text:p>
      <text:p text:style-name="P91"/>
      <text:p text:style-name="P91">&gt;&gt;&gt; попробуйте заменить на</text:p>
      <text:p text:style-name="P91"/>
      <text:p text:style-name="P91"><text:tab/>require 'syn'</text:p>
      <text:p text:style-name="P91"/>
      <text:p text:style-name="P91">&gt;&gt;&gt; не будет работать, так как руби не может найти файл</text:p>
      <text:p text:style-name="P91"/>
      <text:p text:style-name="P88">Настоящее повторное использование</text:p>
      <text:p text:style-name="P88"/>
      <text:p text:style-name="P91">Цель: сделать так, чтобы ruby мог найти файл с модулем</text:p>
      <text:p text:style-name="P91"/>
      <text:p text:style-name="P91"><text:tab/>require 'syn'</text:p>
      <text:p text:style-name="P91"/>
      <text:p text:style-name="P91">В каких директориях require ищет файлы?</text:p>
      <text:p text:style-name="P91"/>
      <text:p text:style-name="P91"><text:tab/>ruby -e 'puts $:' <text:s text:c="4"/>синоним $LOAD_PATH (это массив!)</text:p>
      <text:p text:style-name="P91"/>
      <text:p text:style-name="P91">ср. echo $PATH</text:p>
      <text:p text:style-name="P91"/>
      <text:p text:style-name="P91">Переменная RUBYLIB. (добавить в .bashrc) </text:p>
      <text:p text:style-name="P91"/>
      <text:p text:style-name="P91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1"/>
      <text:p text:style-name="P91">export RUBYLIB=~/lib:~/rufsl/lib:$RUBYLIB</text:p>
      <text:p text:style-name="P91">Внимание! без пробелов вокруг знака = (this is shell, baby!)</text:p>
      <text:p text:style-name="P91"/>
      <text:p text:style-name="P91">Необходимо перезапустить сигвин или выполнить команду</text:p>
      <text:p text:style-name="P91"><text:tab/>source ~/.bashrc</text:p>
      <text:p text:style-name="P91"/>
      <text:p text:style-name="P91">Альтернатива: В самом скрипте можно непосредственно перед require добавить путь в массив $LOAD_PATH</text:p>
      <text:p text:style-name="P91"/>
      <text:p text:style-name="P91"><text:tab/>$LOAD_PATH.unshift “path/to/dir”</text:p>
      <text:p text:style-name="P91"/>
      <text:p text:style-name="P91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1"/>
      <text:p text:style-name="P91"><text:tab/>mkdir ~/lib</text:p>
      <text:p text:style-name="P91"/>
      <text:p text:style-name="P91"><text:tab/>добавить в .bashrc</text:p>
      <text:p text:style-name="P91"><text:tab/>export RUBYLIB=~/lib:$RUBYLIB</text:p>
      <text:p text:style-name="P91"/>
      <text:p text:style-name="P91"><text:tab/>перезапустить сигвин или выполнить команду</text:p>
      <text:p text:style-name="P91"><text:tab/>source ~/.bashrc</text:p>
      <text:p text:style-name="P91"/>
      <text:p text:style-name="P91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1"/>
      <text:p text:style-name="P91">один из способов решения:</text:p>
      <text:p text:style-name="P91"/>
      <text:p text:style-name="P91"><text:s text:c="2"/>def self.words ts</text:p>
      <text:p text:style-name="P91"><text:s text:c="5"/>untag(ts).split</text:p>
      <text:p text:style-name="P91"><text:s text:c="2"/>end</text:p>
      <text:p text:style-name="P91"/>
      <text:p text:style-name="P91">&gt;&gt;&gt; методы внутри модуля могу вызывать друг друга без явного указания имени модуля в качестве ресивера</text:p>
      <text:p text:style-name="P91"/>
      <text:p text:style-name="P88">Домашние задания</text:p>
      <text:p text:style-name="P88"/>
      <text:p text:style-name="P91">!!!Задание: реализуйте следующие методы модуля Syn</text:p>
      <text:p text:style-name="P91"/>
      <text:p text:style-name="P91"><text:tab/>tags → принимает на вход теггированное предложение, возвращает все теги в виде массива</text:p>
      <text:p text:style-name="P91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1"/>
      <text:p text:style-name="P91">das_ATDNN H_wdcEL -_wdcLK Bomben_wdcEL versuch_NCNSN</text:p>
      <text:p text:style-name="P91">→</text:p>
      <text:p text:style-name="P91">das_ATDNN H-Bombenversuch_NCNSN</text:p>
      <text:p text:style-name="P91"/>
      <text:p text:style-name="P91"><text:tab/>какие-нибудь другие методы, по желанию</text:p>
      <text:p text:style-name="P91"/>
      <text:p text:style-name="P109">По желанию, разработайте тесткейсы для этого модуля (см. дальше). Используйте шаблон из modules/unit_test_stub.rb</text:p>
      <text:p text:style-name="P110"/>
      <text:p text:style-name="P88">Именование модулей и файлов</text:p>
      <text:p text:style-name="P88"/>
      <text:p text:style-name="P91">традиции и договоренности</text:p>
      <text:p text:style-name="P91"/>
      <text:p text:style-name="P91">CamelCase в имени модуля, snake_case в имени файла</text:p>
      <text:p text:style-name="P91"/>
      <text:p text:style-name="P91">Syn → syn.rb</text:p>
      <text:p text:style-name="P91">MySuperModule → my_super_module.rb</text:p>
      <text:p text:style-name="P91"/>
      <text:p text:style-name="P88">Лирическое отступление (о примесях)</text:p>
      <text:p text:style-name="P88"/>
      <text:p text:style-name="P91">методы в модуле определяются с указанием явного ресивера (self.)</text:p>
      <text:p text:style-name="P91"/>
      <text:p text:style-name="P91">module Syn</text:p>
      <text:p text:style-name="P91"><text:tab/>def self.untag</text:p>
      <text:p text:style-name="P91"><text:tab/>end</text:p>
      <text:p text:style-name="P91"/>
      <text:p text:style-name="P91"><text:tab/>def self.unword</text:p>
      <text:p text:style-name="P91"><text:tab/>end</text:p>
      <text:p text:style-name="P91">end</text:p>
      <text:p text:style-name="P91">использование: Syn.untag(“runs_VBZ”)</text:p>
      <text:p text:style-name="P91"/>
      <text:p text:style-name="P91"><text:soft-page-break/>Такой синтаксис позволяет создавать подмешиваемые модули</text:p>
      <text:p text:style-name="P91"/>
      <text:p text:style-name="P91">module Syn</text:p>
      <text:p text:style-name="P91"><text:tab/>def untag</text:p>
      <text:p text:style-name="P91"><text:tab/>end</text:p>
      <text:p text:style-name="P91">end</text:p>
      <text:p text:style-name="P91"/>
      <text:p text:style-name="P91">Syn.untag(“runs_VBZ”)</text:p>
      <text:p text:style-name="P91"># =&gt; ошибка undefined method `untag' for Syn:Module (NoMethodError)</text:p>
      <text:p text:style-name="P91"/>
      <text:p text:style-name="P91">Зато можно добавить (подмешать) этот модуль в любой класс, и методы из модуля появятся как методы объекта</text:p>
      <text:p text:style-name="P91"/>
      <text:p text:style-name="P91">require 'syn'</text:p>
      <text:p text:style-name="P91"/>
      <text:p text:style-name="P91">class String</text:p>
      <text:p text:style-name="P91"><text:s text:c="2"/>include Syn</text:p>
      <text:p text:style-name="P91">end</text:p>
      <text:p text:style-name="P91"/>
      <text:p text:style-name="P91">“hello_NN”.untag</text:p>
      <text:p text:style-name="P91">#=&gt; “hello”</text:p>
      <text:p text:style-name="P91">see modules/syn_as_mixin.rb</text:p>
      <text:p text:style-name="P91"/>
      <text:p text:style-name="P91">&gt;&gt;&gt; минусы примесей: загрязняют стандарные классы</text:p>
      <text:p text:style-name="P91"/>
      <text:p text:style-name="P91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1"/>
      <text:p text:style-name="P89">Вложенные модули</text:p>
      <text:p text:style-name="P90"/>
      <text:p text:style-name="P91">module ESE</text:p>
      <text:p text:style-name="P91"><text:tab/>module Tagger</text:p>
      <text:p text:style-name="P91"><text:tab/><text:tab/>def self.method1</text:p>
      <text:p text:style-name="P91"><text:tab/><text:tab/>end</text:p>
      <text:p text:style-name="P91"><text:tab/>end</text:p>
      <text:p text:style-name="P91"/>
      <text:p text:style-name="P91"><text:tab/>module Extracto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с другой раскладкой по файлам</text:p>
      <text:p text:style-name="P91">file: ese/tagger.rb</text:p>
      <text:p text:style-name="P91">module ESE</text:p>
      <text:p text:style-name="P91"><text:tab/>module Tagge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<text:soft-page-break/>file: ese/extractor.rb</text:p>
      <text:p text:style-name="P91">module ESE</text:p>
      <text:p text:style-name="P91"><text:tab/>module Extracto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вызов:</text:p>
      <text:p text:style-name="P91"><text:tab/>ESE::Tagger::method1 -- fully qualified name</text:p>
      <text:p text:style-name="P91"><text:tab/>ESE.Tagger.method1 <text:s/>-- более универсальный способ, похожy на вызов обычных методов объектов</text:p>
      <text:p text:style-name="P91"/>
      <text:p text:style-name="P91">см. modules/test_quality.rb</text:p>
      <text:p text:style-name="P91"/>
      <text:p text:style-name="P91">&gt;&gt;&gt; Объяснить, что это такое</text:p>
      <text:p text:style-name="P91"/>
      <text:p text:style-name="P91">Чтение: http://en.wikibooks.org/wiki/Ruby_Programming/Unit_testing</text:p>
      <text:p text:style-name="P91"/>
      <text:p text:style-name="P88">Домашнее задание</text:p>
      <text:p text:style-name="P88"/>
      <text:p text:style-name="P91">Разработайте модуль Quality согласно тесткейсам, которые есть в modules/test_quality.rb</text:p>
      <text:p text:style-name="P91"/>
      <text:p text:style-name="P91">ответ: modules/quality.rb</text:p>
      <text:p text:style-name="P91"/>
      <text:p text:style-name="P91">По желанию добавьте туда что-нибудь свое, например, вычисление F-Score. Добавьте <text:s/>тесткейсы в файл с тестами test_quality.rb</text:p>
      <text:p text:style-name="P93"/>
      <text:p text:style-name="P91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3">Хэши</text:p>
          </table:table-cell>
          <table:table-cell table:style-name="Таблица5.A1" office:value-type="string">
            <text:p text:style-name="P134">Занятие 15</text:p>
            <text:p text:style-name="P134">(90 минут)</text:p>
          </table:table-cell>
        </table:table-row>
      </table:table>
      <text:p text:style-name="P91"/>
      <text:p text:style-name="P59">Раздаточный материал</text:p>
      <text:p text:style-name="P59"/>
      <text:list xml:id="list2139407544" text:continue-list="list1409799908" text:style-name="L39">
        <text:list-item>
          <text:p text:style-name="P179">lesson.15.tar.bz2</text:p>
        </text:list-item>
      </text:list>
      <text:p text:style-name="P4"/>
      <text:p text:style-name="P11">Вопросы</text:p>
      <text:p text:style-name="P92"/>
      <text:list xml:id="list1511269154" text:style-name="L51">
        <text:list-item>
          <text:p text:style-name="P247">какой/ие из методой более универсальны: upto/downto/step?</text:p>
        </text:list-item>
        <text:list-item>
          <text:p text:style-name="P247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7">как сделать методы еще более пригодными для повторного использования?</text:p>
        </text:list-item>
        <text:list-item>
          <text:p text:style-name="P247">как объявить модуль и методы в нем?</text:p>
        </text:list-item>
        <text:list-item>
          <text:p text:style-name="P246"><text:span text:style-name="T47">как использовать модуль? </text:span><text:span text:style-name="T47">– как загрузить модуль</text:span></text:p>
        </text:list-item>
        <text:list-item>
          <text:p text:style-name="P247">когда мы используем require, то что мы указываем, это имя файла или имя модуля?</text:p>
        </text:list-item>
        <text:list-item>
          <text:p text:style-name="P247">одно ли это и то же, использовать в команде require имя файла с расширением и без расширения?</text:p>
        </text:list-item>
        <text:list-item>
          <text:p text:style-name="P247">можно ли указывать в require путь к файлу? Нужно ли?</text:p>
        </text:list-item>
        <text:list-item>
          <text:p text:style-name="P247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2"/>
      <text:p text:style-name="P92">(старые слайды со 112) lesson.20 по старому</text:p>
      <text:p text:style-name="P92"/>
      <text:p text:style-name="P78">Хэши</text:p>
      <text:p text:style-name="P78"/>
      <text:p text:style-name="P41">Хэш (ассоциативный массив) <text:span text:style-name="T41">неупорядоченная </text:span><text:span text:style-name="T41">(?)</text:span> коллекция пар "ключ-значение".</text:p>
      <text:p text:style-name="P41"/>
      <text:p text:style-name="P41">Ключи в массиве (индексы) это целочисленный значения (от 0 и выше).</text:p>
      <text:p text:style-name="P41"/>
      <text:p text:style-name="P41"><text:tab/>arr_months = ["Jan", "Feb", "Mar"]</text:p>
      <text:p text:style-name="P41"/>
      <text:p text:style-name="P45">Объявление: arr = []</text:p>
      <text:p text:style-name="P41"/>
      <text:p text:style-name="P41">Ключом в хэше может быть любой объект (строки, числа, символы, массивы...), но ключ должен быть уникальным.</text:p>
      <text:p text:style-name="P41"/>
      <text:p text:style-name="P41"><text:tab/>hash_months = { "Jan" =&gt; "January", "Feb" =&gt; "February", "Mar" =&gt; "March"}</text:p>
      <text:p text:style-name="P41"/>
      <text:p text:style-name="P45">Объявление: hsh = {} или hsh = Hash.new</text:p>
      <text:p text:style-name="P41"><text:tab/></text:p>
      <text:p text:style-name="P41"><text:tab/>hash_months["Jan"] <text:s text:c="5"/>#=&gt; "January"</text:p>
      <text:p text:style-name="P41"/>
      <text:p text:style-name="P41">ri Hash#[]</text:p>
      <text:p text:style-name="P41"/>
      <text:p text:style-name="P41">ключами являются числа:</text:p>
      <text:p text:style-name="P41"><text:tab/>hash_months = { 1 =&gt; "January", 2 =&gt; "February", 3 =&gt; "March" }</text:p>
      <text:p text:style-name="P41"><text:tab/>hash_months[2] <text:s text:c="5"/>#=&gt; "February"</text:p>
      <text:p text:style-name="P41"/>
      <text:p text:style-name="P41">&gt;&gt;&gt; не путать в %w{ ... } для задания массивов</text:p>
      <text:p text:style-name="P41"/>
      <text:p text:style-name="P41"><text:soft-page-break/>Значением в хэше (как и в массиве) может быть любой объект.</text:p>
      <text:p text:style-name="P74"/>
      <text:p text:style-name="P74">Сколько ключей в этом хэше</text:p>
      <text:p text:style-name="P74"/>
      <text:p text:style-name="P74">hash = {1 =&gt; 'one', "1" =&gt; 'uno'} </text:p>
      <text:p text:style-name="P74"/>
      <text:p text:style-name="P74">ri Hash#length</text:p>
      <text:p text:style-name="P74"/>
      <text:p text:style-name="P74">Еще один способ инициализации хэша, появился в 1.9</text:p>
      <text:p text:style-name="P74"/>
      <text:p text:style-name="P74">numbers = {one: 'uno', two: 'dos', three:'tres'}</text:p>
      <text:p text:style-name="P74"/>
      <text:p text:style-name="P74">Какому классу принадлежат ключи этого хэша?</text:p>
      <text:p text:style-name="P74"/>
      <text:p text:style-name="P74">см. lesson.15/test_hash_with_colons</text:p>
      <text:p text:style-name="P74"/>
      <text:p text:style-name="P74">будет ли работать это?</text:p>
      <text:p text:style-name="P74"/>
      <text:p text:style-name="P74"><text:tab/>hash = {1: 'uno'}</text:p>
      <text:p text:style-name="P74"/>
      <text:p text:style-name="P74"><text:tab/>hash = {"two": "dos"}</text:p>
      <text:p text:style-name="P74"/>
      <text:p text:style-name="P74">&gt;&gt;&gt; Это сообщение об ошибке говорит, что ожидается =&gt;</text:p>
      <text:p text:style-name="P74">&gt;&gt;&gt;</text:p>
      <text:p text:style-name="P74">&gt;&gt;&gt;<text:tab/>syntax error, unexpected ':', expecting tASSOC </text:p>
      <text:p text:style-name="P74"/>
      <text:p text:style-name="P55">Изменение хэша</text:p>
      <text:p text:style-name="P41"/>
      <text:p text:style-name="P41">Метод []= добавляет или замещает пару ключ-значение</text:p>
      <text:p text:style-name="P41"/>
      <text:p text:style-name="P41"><text:tab/>hash_months["Apr"] = "April"</text:p>
      <text:p text:style-name="P41"><text:tab/>hash_months["May"] = "May"</text:p>
      <text:p text:style-name="P41"/>
      <text:p text:style-name="P41">&gt;&gt;&gt; Здесь обычный оператор присваивания = , а не =&gt; (fat arrow)</text:p>
      <text:p text:style-name="P41"/>
      <text:p text:style-name="P41">Синоним: метод Hash#store</text:p>
      <text:p text:style-name="P41"/>
      <text:p text:style-name="P41"><text:tab/>hash_months.store("Jun", "June")</text:p>
      <text:p text:style-name="P41"><text:tab/>hash_months.store("Jul", "July")</text:p>
      <text:p text:style-name="P41"/>
      <text:p text:style-name="P55">Вопросы к хэшу</text:p>
      <text:p text:style-name="P55"/>
      <text:p text:style-name="P41">!!! Вопрос: какой метод позволяет узнать, есть ли в хэше данные?</text:p>
      <text:p text:style-name="P41"/>
      <text:p text:style-name="P41"><text:tab/>empty?</text:p>
      <text:p text:style-name="P41"/>
      <text:p text:style-name="P41"><text:tab/>hash_months.empty? <text:s text:c="2"/>#=&gt;false</text:p>
      <text:p text:style-name="P41"/>
      <text:p text:style-name="P41">Узнать, есть ли в хэше некоторый ключ:</text:p>
      <text:p text:style-name="P41"/>
      <text:p text:style-name="P41">синонимы</text:p>
      <text:p text:style-name="P41"><text:tab/>has_key?(k)</text:p>
      <text:p text:style-name="P41"><text:soft-page-break/><text:tab/><text:span text:style-name="T2">key?(k)</text:span></text:p>
      <text:p text:style-name="P41"><text:tab/>include?(k)</text:p>
      <text:p text:style-name="P41"><text:tab/>member?(k)</text:p>
      <text:p text:style-name="P41"/>
      <text:p text:style-name="P41">Узнать, есть ли в хэше некоторое значение</text:p>
      <text:p text:style-name="P41"/>
      <text:p text:style-name="P41"><text:tab/>value?(v)</text:p>
      <text:p text:style-name="P41"/>
      <text:p text:style-name="P55">Получение данных из хэша</text:p>
      <text:p text:style-name="P41"/>
      <text:p text:style-name="P41">Метод [] позволяет получить значение по указанному ключу</text:p>
      <text:p text:style-name="P41"/>
      <text:p text:style-name="P41"><text:tab/>hash_months["Jan"] <text:s text:c="3"/>#=&gt; "January"</text:p>
      <text:p text:style-name="P41"/>
      <text:p text:style-name="P41">Чтобы получить значения по нескольким ключам Hash#values_at</text:p>
      <text:p text:style-name="P41"/>
      <text:p text:style-name="P41">!!! Вопрос: что вернет следующая команд?</text:p>
      <text:p text:style-name="P41"/>
      <text:p text:style-name="P41"><text:tab/>hash_months.values_at "Feb", "apple", "Jan"</text:p>
      <text:p text:style-name="P41"/>
      <text:p text:style-name="P41">!!! Ответ: массив значений (nil, если ключа нет) в порядке, соответствующем аргументам в values_at</text:p>
      <text:p text:style-name="P41"><text:tab/>#=&gt; ["February", nil, "January"]</text:p>
      <text:p text:style-name="P41"/>
      <text:p text:style-name="P41">см. lesson.15/test_values_at</text:p>
      <text:p text:style-name="P41">&gt;&gt;&gt; ключи чувствительны к регистру</text:p>
      <text:p text:style-name="P41"/>
      <text:p text:style-name="P41">!!! Задание: исследуйте скрипт lesson.15/test_values_at.2</text:p>
      <text:p text:style-name="P4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1"/>
      <text:p text:style-name="P41">!!! Вопрос: как получить список всех ключей, которые есть в хэше? проверьте ваши идеи в irb на данных из файла lesson.15/loadme</text:p>
      <text:p text:style-name="P41"><text:tab/>&gt;load 'loadme'</text:p>
      <text:p text:style-name="P41">Ответ: Hash#keys</text:p>
      <text:p text:style-name="P41"/>
      <text:p text:style-name="P41">в руби 1.8 порядок неопределен</text:p>
      <text:p text:style-name="P41"><text:tab/>hash_months.keys <text:s text:c="2"/>#=&gt; ["Jul", "Apr" , "Jan", "Feb", "Mar", "Jun", "May"]</text:p>
      <text:p text:style-name="P41">в руби 1.9 в порядке добавления</text:p>
      <text:p text:style-name="P41"><text:tab/>hash_months.keys <text:s/>#=&gt; ["Jan", "Feb", "Mar", "Apr", "May", "Jun", "Jul"]</text:p>
      <text:p text:style-name="P41"/>
      <text:p text:style-name="P41">Вопрос: как получить все значения, хранимые в хэше</text:p>
      <text:p text:style-name="P41"/>
      <text:p text:style-name="P41"><text:tab/>hash_months.values #=&gt; ["January", "February", "March", "April", "May", "June", "July"]</text:p>
      <text:p text:style-name="P41"/>
      <text:p text:style-name="P41">Элементы упорядочены по тем же правилам, что и ключи (то есть, нет порядка в 1.8 и в порядке добавления в 1.9)</text:p>
      <text:p text:style-name="P41"/>
      <text:p text:style-name="P41"><text:span text:style-name="T52">Д</text:span><text:span text:style-name="T52">ефолтные значения</text:span></text:p>
      <text:p text:style-name="P55"/>
      <text:p text:style-name="P41">Обращение к несуществующему ключу возвращает nil</text:p>
      <text:p text:style-name="P41"><text:soft-page-break/></text:p>
      <text:p text:style-name="P41"><text:tab/>hash_months ['term'] <text:s text:c="2"/>#=&gt; nil <text:s/>(а не термидор)</text:p>
      <text:p text:style-name="P41"/>
      <text:p text:style-name="P41">Как побороть проблему?</text:p>
      <text:p text:style-name="P41"/>
      <text:p text:style-name="P41"><text:tab/>counts = {}</text:p>
      <text:p text:style-name="P41"><text:tab/>counts['apple'] += 1</text:p>
      <text:p text:style-name="P41"/>
      <text:p text:style-name="P41">известный способ</text:p>
      <text:p text:style-name="P41"><text:tab/>counts ['apple'] ||= 0</text:p>
      <text:p text:style-name="P41"/>
      <text:p text:style-name="P41">Другой способ</text:p>
      <text:p text:style-name="P41"/>
      <text:p text:style-name="P41">1) метод Hash#default=</text:p>
      <text:p text:style-name="P41"/>
      <text:p text:style-name="P41"><text:tab/>counts = {}</text:p>
      <text:p text:style-name="P41"><text:tab/>counts.default = 0</text:p>
      <text:p text:style-name="P41"><text:tab/>counts['apple'] += 1</text:p>
      <text:p text:style-name="P41"/>
      <text:p text:style-name="P41">см. также Hash#default</text:p>
      <text:p text:style-name="P41"/>
      <text:p text:style-name="P41">2) в момент инициализации можно указать значение по умолчанию</text:p>
      <text:p text:style-name="P41"/>
      <text:p text:style-name="P41"><text:tab/>counts = Hash.new(0)</text:p>
      <text:p text:style-name="P41"><text:tab/>counts['apple'] += 1</text:p>
      <text:p text:style-name="P41"/>
      <text:p text:style-name="P41">ri Hash.new </text:p>
      <text:p text:style-name="P41"/>
      <text:p text:style-name="P41">!!! Вопрос: что будет напечатано в двух случаях?</text:p>
      <text:p text:style-name="P41"/>
      <text:p text:style-name="P41"><text:tab/>data = Hash.new("hello")</text:p>
      <text:p text:style-name="P41"><text:tab/>puts data[9] <text:s/>#=&gt; "hello"</text:p>
      <text:p text:style-name="P41"><text:tab/>data[9].upcase!</text:p>
      <text:p text:style-name="P41"><text:tab/>puts data[10] #=&gt; "HELLO"</text:p>
      <text:p text:style-name="P41"/>
      <text:p text:style-name="P55">Итерирование по хэшу</text:p>
      <text:p text:style-name="P41"/>
      <text:p text:style-name="P41">Хэш – <text:span text:style-name="T2">неупорядоченная </text:span><text:span text:style-name="T2">(?)</text:span> коллекция.</text:p>
      <text:p text:style-name="P41"><text:tab/>в руби 1.8 – неупорядоченная</text:p>
      <text:p text:style-name="P41"><text:tab/>в руби 1.9 – упорядоченная в порядке добавления</text:p>
      <text:p text:style-name="P41"/>
      <text:p text:style-name="P41">Задание: какие есть итераторы в хэшах?</text:p>
      <text:p text:style-name="P41"/>
      <text:p text:style-name="P41"><text:tab/>each = each_pair</text:p>
      <text:p text:style-name="P41"><text:tab/>each_key</text:p>
      <text:p text:style-name="P41"><text:tab/>each_value</text:p>
      <text:p text:style-name="P41"/>
      <text:p text:style-name="P41">Итераторы each и each_pair возвращают пары ключ-значение</text:p>
      <text:p text:style-name="P41"/>
      <text:p text:style-name="P41">hash_months.each {|abbr, full|</text:p>
      <text:p text:style-name="P41"><text:tab/>puts "#{abbr} means #{full}"</text:p>
      <text:p text:style-name="P41">}</text:p>
      <text:p text:style-name="P55"><text:soft-page-break/></text:p>
      <text:p text:style-name="P41">!!! Вопрос: Можно ли получать значение в одну переменную?</text:p>
      <text:p text:style-name="P41"/>
      <text:p text:style-name="P41">hash_months.each {|a|</text:p>
      <text:p text:style-name="P41"><text:tab/>puts a.inspect <text:s text:c="2"/>#=&gt; ["Jan", "January"]</text:p>
      <text:p text:style-name="P41">}</text:p>
      <text:p text:style-name="P55"/>
      <text:p text:style-name="P41">Вопрос:</text:p>
      <text:p text:style-name="P41">чем отличается</text:p>
      <text:p text:style-name="P41">hash.each_key {}</text:p>
      <text:p text:style-name="P41">hash.keys.each {}</text:p>
      <text:p text:style-name="P74"/>
      <text:p text:style-name="P78">Задание</text:p>
      <text:p text:style-name="P78"/>
      <text:p text:style-name="P74">(в lesson.15/tasks)</text:p>
      <text:p text:style-name="P74"/>
      <text:p text:style-name="P74">Разработайте скрипт, котрых находит в списке data/words.txt палиндромы и вольвограммы. Игнорируйте слова длины 1.</text:p>
      <text:p text:style-name="P74"/>
      <text:p text:style-name="P74">ожидаемый выход: find_palindromes.out</text:p>
      <text:p text:style-name="P74"/>
      <text:p text:style-name="P74">ответ find_palindromes.rb</text:p>
      <text:p text:style-name="P74"/>
      <text:p text:style-name="P74">Сделайте вторую реализацию этого скрипта, но с использованием массива вместо хэша. </text:p>
      <text:p text:style-name="P74"/>
      <text:p text:style-name="P74">ответ find_palindromes_over_array.rb</text:p>
      <text:p text:style-name="P74"/>
      <text:p text:style-name="P74">Сравните время выполнения двух скриптов</text:p>
      <text:p text:style-name="P74"/>
      <text:p text:style-name="P114">&gt; time -p find_palindromes.rb</text:p>
      <text:p text:style-name="P114">&gt; time -p find_palindromes_over_array.rb</text:p>
      <text:p text:style-name="P74"/>
      <text:p text:style-name="P78">Задание</text:p>
      <text:p text:style-name="P78"/>
      <text:p text:style-name="P74">(в lesson.15/tasks)</text:p>
      <text:p text:style-name="P74"/>
      <text:p text:style-name="P74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4"/>
      <text:p text:style-name="P74">примеры запуска и файлы с ожидаемым выходом:</text:p>
      <text:p text:style-name="P74"/>
      <text:p text:style-name="P74">&gt; find_anagrams_of Reward <text:s text:c="4"/># см. ожидаемый выход в find_anagrams_of.Reward</text:p>
      <text:p text:style-name="P74">&gt; find_anagrams_of resist <text:s text:c="8"/># см. ожидаемый выход в find_anagrams_of.resist</text:p>
      <text:p text:style-name="P74"/>
      <text:p text:style-name="P74">начальный скрипт:</text:p>
      <text:p text:style-name="P74"><text:tab/>find_anagrams_of_stub</text:p>
      <text:p text:style-name="P74"/>
      <text:p text:style-name="P74">ответ: find_anagrams_of </text:p>
      <text:p text:style-name="P74"/>
      <text:p text:style-name="P78"><text:soft-page-break/>Домашнее задание</text:p>
      <text:p text:style-name="P78"/>
      <text:p text:style-name="P74">(в lesson.15/tasks)</text:p>
      <text:p text:style-name="P74"/>
      <text:p text:style-name="P74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4"/>
      <text:p text:style-name="P74"><text:tab/>whiter <text:s/>wither <text:s/>writhe </text:p>
      <text:p text:style-name="P74"><text:tab/>woodworm <text:s text:c="7"/>wormwood </text:p>
      <text:p text:style-name="P74"/>
      <text:p text:style-name="P74">ожидаемый выход: find_all_anagrams.out</text:p>
      <text:p text:style-name="P74"/>
      <text:p text:style-name="P74">ответ: find_all_anagrams</text:p>
      <text:p text:style-name="P74"/>
      <text:p text:style-name="P74">Дополнительное задание (по желанию):</text:p>
      <text:p text:style-name="P74"/>
      <text:p text:style-name="P74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4"/>
      <text:p text:style-name="P74"><text:tab/>Workman<text:tab/>workman </text:p>
      <text:p text:style-name="P74"/>
      <text:p text:style-name="P74">ожидаемый выход: find_all_anagrams.2.out</text:p>
      <text:p text:style-name="P74">ответ: find_all_anagrams.2</text:p>
      <text:p text:style-name="P7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3">Хэши</text:p>
            <text:p text:style-name="P133">Решение задачи find_words</text:p>
          </table:table-cell>
          <table:table-cell table:style-name="Table16.A1" office:value-type="string">
            <text:p text:style-name="P134">Занятие 16</text:p>
            <text:p text:style-name="P134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1382580816" text:style-name="L52">
        <text:list-item>
          <text:p text:style-name="P191">lesson.16.tar.bz2</text:p>
        </text:list-item>
      </text:list>
      <text:p text:style-name="P41"/>
      <text:p text:style-name="P55">Повторение материала предыдущего занятия</text:p>
      <text:p text:style-name="P55"/>
      <text:p text:style-name="P42">на предыдущем занятии были: Саша, Маша, Марина, Вадим, Тоня</text:p>
      <text:p text:style-name="P42">попросить их прокомментировать слайды.</text:p>
      <text:p text:style-name="P42"/>
      <text:p text:style-name="P56">Разбор задания find_anagrams_of</text:p>
      <text:p text:style-name="P55"/>
      <text:p text:style-name="P41">вычислить хэшкод слова-запроса достаточно только один раз</text:p>
      <text:p text:style-name="P41"/>
      <text:p text:style-name="P41">раннее отсечение: слова-анаграммы имеют один и тот же набор символов, значит онги одной длины. Отсечение по длине</text:p>
      <text:p text:style-name="P41"/>
      <text:p text:style-name="P41">&gt;&gt;&gt; Можно сравнить, насколько медленнее выполняетс скрипт без этих оптимизаций</text:p>
      <text:p text:style-name="P41"/>
      <text:p text:style-name="P55">Подготовка к решению задачи find_words</text:p>
      <text:p text:style-name="P41"/>
      <text:p text:style-name="P41">Для решения предстоящей задачи могжет быть полезно.</text:p>
      <text:p text:style-name="P41"/>
      <text:p text:style-name="P55">Массив ARGV</text:p>
      <text:p text:style-name="P55"/>
      <text:p text:style-name="P41">Массив ARGV содержит все аргументы, с которыми вызывается скрипт, в том же порядке, в каком они указаны в командной строке.</text:p>
      <text:p text:style-name="P41"/>
      <text:p text:style-name="P41"><text:tab/>&gt; find_anagrams_of reward filename1 filename2 </text:p>
      <text:p text:style-name="P41"/>
      <text:p text:style-name="P41">то массив ARGV содержит следующие <text:span text:style-name="T2">строки</text:span></text:p>
      <text:p text:style-name="P41"/>
      <text:p text:style-name="P41"><text:tab/>[“reward”, <text:s/>“filename1”, <text:s/>“filename2”]</text:p>
      <text:p text:style-name="P41"/>
      <text:p text:style-name="P41">Важно: “reward” не является файлом, поэтому попытка его читать вызовет ошибку</text:p>
      <text:p text:style-name="P41"/>
      <text:p text:style-name="P41"><text:tab/>./test_argv:5:in `gets': No such file or directory - reward (Errno::ENOENT)</text:p>
      <text:p text:style-name="P41"/>
      <text:p text:style-name="P41">см. lesson.16/test_argv.sh</text:p>
      <text:p text:style-name="P41"/>
      <text:p text:style-name="P41">Аргументы не-файлы нужно удалить из массива ARGV</text:p>
      <text:p text:style-name="P41"/>
      <text:p text:style-name="P41"><text:tab/>ri Array#shift</text:p>
      <text:p text:style-name="P41"/>
      <text:p text:style-name="P41"><text:tab/>query = ARGV.shift</text:p>
      <text:p text:style-name="P41"><text:tab/>=&gt; query = “reward”</text:p>
      <text:p text:style-name="P41"><text:tab/>ARGV = [“filename1”, <text:s/>“filename2”]</text:p>
      <text:p text:style-name="P41"/>
      <text:p text:style-name="P41">Другие возможности: Array#delete_at, Array#[1..-1]</text:p>
      <text:p text:style-name="P41"/>
      <text:p text:style-name="P55"><text:soft-page-break/>File.readlines</text:p>
      <text:p text:style-name="P55"/>
      <text:p text:style-name="P41">Метод класса File.readlines(filename) позволяет зачитать весь файл целиком в массив.</text:p>
      <text:p text:style-name="P41"/>
      <text:p text:style-name="P41"><text:tab/>ri File.readlines</text:p>
      <text:p text:style-name="P41"/>
      <text:p text:style-name="P41">&gt;&gt;&gt; на самом деле, метод определен в суперклассе IO</text:p>
      <text:p text:style-name="P41"><text:tab/>File.readlines(fname) <text:s/>зачитает с разделителем по умолчанию, то есть \n</text:p>
      <text:p text:style-name="P41"/>
      <text:p text:style-name="P41">см. lesson.16/test_file_readlines</text:p>
      <text:p text:style-name="P41"/>
      <text:p text:style-name="P41">Задание: попробуйте указать в скрипте test_file_readlines в качестве разделителя пустую строку</text:p>
      <text:p text:style-name="P41"/>
      <text:p text:style-name="P41"><text:tab/>File.readlines(fname, “”)</text:p>
      <text:p text:style-name="P41"/>
      <text:p text:style-name="P41">Выдача:</text:p>
      <text:p text:style-name="P41"><text:tab/>The file shortfile.txt contains the following 2 lines: </text:p>
      <text:p text:style-name="P41"><text:tab/>["warder is a volvogram\n\n", "deified is a palindrom\n\n"]</text:p>
      <text:p text:style-name="P41"/>
      <text:p text:style-name="P41">Разделитель “” позволяет читать файл фрагментами, разделенными как минимум одной пустой строкой.</text:p>
      <text:p text:style-name="P41"/>
      <text:p text:style-name="P41">Это же справедливо для IO#gets</text:p>
      <text:p text:style-name="P41"/>
      <text:p text:style-name="P41"><text:tab/>while line = gets(“”) ...</text:p>
      <text:p text:style-name="P41"/>
      <text:p text:style-name="P41">&gt;&gt;&gt; еще один полезный метод класса File</text:p>
      <text:p text:style-name="P41">&gt;&gt;&gt; FIle.basename($0)</text:p>
      <text:p text:style-name="P41">&gt;&gt;&gt; $0 имя запускаемого скрипта</text:p>
      <text:p text:style-name="P41"/>
      <text:p text:style-name="P55">Инициализация Хэша из Массива</text:p>
      <text:p text:style-name="P55"/>
      <text:p text:style-name="P41">Хэши быстрее массивов -&gt; лучше использовать хэши</text:p>
      <text:p text:style-name="P41"/>
      <text:p text:style-name="P41">Массив массивов вида</text:p>
      <text:p text:style-name="P41"/>
      <text:p text:style-name="P41"><text:tab/>[ [k1, v1], [k2, v2], [k3, v3] ]</text:p>
      <text:p text:style-name="P41"/>
      <text:p text:style-name="P41">можно интерпретировать как массив пар ключ-значение и преобразовать в хэш.</text:p>
      <text:p text:style-name="P41"/>
      <text:p text:style-name="P41"><text:tab/>keys_and_values = [[1, 'one'], [2, 'two'], [3, 'san']]</text:p>
      <text:p text:style-name="P41"><text:tab/>h = Hash[keys_and_values]</text:p>
      <text:p text:style-name="P41"/>
      <text:p text:style-name="P41"><text:tab/>#=&gt; {1=&gt;"one", 2=&gt;"two", 3=&gt;"san"}</text:p>
      <text:p text:style-name="P41"/>
      <text:p text:style-name="P41"><text:tab/>ri Hash.[]</text:p>
      <text:p text:style-name="P41"/>
      <text:p text:style-name="P41">см. lesson.16/test_hash_from_array</text:p>
      <text:p text:style-name="P41"/>
      <text:p text:style-name="P41">Преобразование хэша в массив</text:p>
      <text:p text:style-name="P41"><text:soft-page-break/></text:p>
      <text:p text:style-name="P41"><text:tab/>ri Hash#to_a</text:p>
      <text:p text:style-name="P41"/>
      <text:p text:style-name="P41"><text:tab/>h.to_a <text:s/>#=&gt; [[1, 'one'], [2, 'two'], [3, 'san']]</text:p>
      <text:p text:style-name="P73"/>
      <text:p text:style-name="P7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3">Сортировка хэша Hash#sort, Hash#sort_by</text:p>
            <text:p text:style-name="P133">Решение задачи cmpsort</text:p>
            <text:p text:style-name="P133">Решение задачи find_words</text:p>
          </table:table-cell>
          <table:table-cell table:style-name="Table17.A1" office:value-type="string">
            <text:p text:style-name="P134">Занятие 17</text:p>
            <text:p text:style-name="P134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1760525122" text:style-name="L53">
        <text:list-item>
          <text:p text:style-name="P192">lesson.17.tar.bz2</text:p>
        </text:list-item>
      </text:list>
      <text:list xml:id="list1125225042" text:continue-list="list1382580816" text:style-name="L52">
        <text:list-header>
          <text:p text:style-name="P266"/>
        </text:list-header>
      </text:list>
      <text:p text:style-name="P55">Cортировка хэша -- старые слайды из урока 24+25</text:p>
      <text:p text:style-name="P55"/>
      <text:p text:style-name="P41">sort, sort_by – работают как в массивах, потому что происходят из модуля-примеси Enumerable</text:p>
      <text:p text:style-name="P41"/>
      <text:p text:style-name="P41">Эти методы возвращают массив, потому что хэш не считается упорядоченной структурой данных.</text:p>
      <text:p text:style-name="P41"/>
      <text:p text:style-name="P41">выполните lesson.17/hashsort/test_sort_1.rb</text:p>
      <text:p text:style-name="P41"/>
      <text:p text:style-name="P41">результат <text:span text:style-name="T38">@eng_numerals.sort:</text:span></text:p>
      <text:p text:style-name="P41"/>
      <text:p text:style-name="P41">[["0", "zero"], ["1", "one"], ["10", "ten"], ["11", "eleven"], ["12", "twelve"], ["2", "two"], .... ]</text:p>
      <text:p text:style-name="P41"/>
      <text:p text:style-name="P41">Вопрос: по какому принципу были упорядочены элементы хэша?</text:p>
      <text:p text:style-name="P41">Ответ: в порядке увеличения строкового значения ключей</text:p>
      <text:p text:style-name="P41"/>
      <text:p text:style-name="P41">Метод sort применяет вот такой блок по умолчанию:</text:p>
      <text:p text:style-name="P41"/>
      <text:p text:style-name="P41">hash.sort {|a, b|</text:p>
      <text:p text:style-name="P41"><text:s text:c="4"/>a &lt;=&gt; b</text:p>
      <text:p text:style-name="P41">}</text:p>
      <text:p text:style-name="P41"/>
      <text:p text:style-name="P41">&gt;&gt;&gt; Вопрос: чем являются a и b?</text:p>
      <text:p text:style-name="P41">&gt;&gt;&gt; Что такое &lt;=&gt; space ship operator? Как он работает?</text:p>
      <text:p text:style-name="P41"/>
      <text:p text:style-name="P41">На самом деле сначала хэш преобразуется в массив и потом сортируется массив:</text:p>
      <text:p text:style-name="P41">hash.to_a.sort {|a, b|</text:p>
      <text:p text:style-name="P41"><text:s text:c="4"/>a &lt;=&gt; b <text:s text:c="3"/># ["0", "zero"] &lt;=&gt; <text:s/>["10", "ten"]</text:p>
      <text:p text:style-name="P41">}</text:p>
      <text:p text:style-name="P41"/>
      <text:p text:style-name="P41">!!! Задание: Выполните и проанализируйте скрипт hashsort/test_sort_2.rb</text:p>
      <text:p text:style-name="P41"/>
      <text:p text:style-name="P41">&gt;&gt;&gt; попросить объяснить, что происходит</text:p>
      <text:p text:style-name="P41">&gt;&gt;&gt; a будет расположено раньше b, но не обязательно контактно! конечном массиве видно, что неконтактно.</text:p>
      <text:p text:style-name="P41"/>
      <text:p text:style-name="P41"><text:tab/>a=["12", "twelve"] </text:p>
      <text:p text:style-name="P41"><text:tab/>b=["5", "five"] </text:p>
      <text:p text:style-name="P41"><text:tab/>result of comparison: -1</text:p>
      <text:p text:style-name="P41"/>
      <text:p text:style-name="P41">!!! Задание: измените test_sort_2.rb так. чтобы хэш был отсортирован в <text:span text:style-name="T41">нисходящем</text:span> порядке по <text:span text:style-name="T41">численному</text:span> значению ключа.</text:p>
      <text:p text:style-name="P41"/>
      <text:p text:style-name="P41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1">ответ: hashsort/test_sort_3.rb</text:p>
      <text:p text:style-name="P41"/>
      <text:p text:style-name="P41">!!! Задание: отсортируйте хэш @numerals (определен в файле data) по испанским числительным <text:span text:style-name="T42">в алфавитном порядке</text:span>.</text:p>
      <text:p text:style-name="P41">Ожидаемый выход:</text:p>
      <text:p text:style-name="P41">[["0", ["zero", "<text:span text:style-name="T2">ce</text:span>ro"]], ["5", ["five", "<text:span text:style-name="T2">ci</text:span>nco"]], ["4", ["four", "<text:span text:style-name="T2">cu</text:span>atro"]], ["10", ["ten", "<text:span text:style-name="T2">di</text:span>ez"]], ["12", ["twelve", "<text:span text:style-name="T2">doc</text:span>e"]], ["2", ["two", "<text:span text:style-name="T2">dos</text:span>"]], ["9", ["nine", "<text:span text:style-name="T2">nu</text:span>eve"]], ["8", ["eight", "ocho"]], ["11", ["eleven", "once"]], ["6", ["six", "seis"]], ["7", ["seven", "siete"]], ["3", ["three", "tres"]], ["1", ["one", "uno"]]]</text:p>
      <text:p text:style-name="P41"/>
      <text:p text:style-name="P41">ответ: hashsort/test_sort_4.rb</text:p>
      <text:p text:style-name="P41"/>
      <text:p text:style-name="P41">!!! Вопрос: почему нет метода Hash#sort! (и Hash#sort_by!)</text:p>
      <text:p text:style-name="P41">Ответ: метод sort меняет сущность объекта: результат сортировки -- объект класса Array, а не Hash.</text:p>
      <text:p text:style-name="P41"/>
      <text:p text:style-name="P55">Сортировка Hash#sort_by</text:p>
      <text:p text:style-name="P41"/>
      <text:p text:style-name="P41">&gt;&gt;&gt; Что вы помните об Array#sort_by?</text:p>
      <text:p text:style-name="P41"/>
      <text:p text:style-name="P4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1"/>
      <text:p text:style-name="P41">@eng_numerals.sort_by do <text:span text:style-name="T42">|</text:span><text:span text:style-name="T42">key</text:span><text:span text:style-name="T42">, </text:span><text:span text:style-name="T42">val</text:span><text:span text:style-name="T42">|</text:span></text:p>
      <text:p text:style-name="P41"><text:tab/><text:span text:style-name="T42">key</text:span>.to_i</text:p>
      <text:p text:style-name="P41">end</text:p>
      <text:p text:style-name="P41"/>
      <text:p text:style-name="P41">[["0", "zero"], ["1", "one"], ["2", "two"], ["3", "three"], ["4", "four"], ["5", "five"], ["6", "six"], ["7", "seven"], ["8", "eight"], ["9", "nine"], ["10", "ten"], ["11", "eleven"], ["12", "twelve"]]</text:p>
      <text:p text:style-name="P41"/>
      <text:p text:style-name="P41">см. hashsort/test_sort_5.rb</text:p>
      <text:p text:style-name="P41"/>
      <text:p text:style-name="P41">!!! Вопрос на сообразительность: как изменить порядок сортировки на нисходящий</text:p>
      <text:p text:style-name="P41">Ответ: -<text:span text:style-name="T42">key</text:span>.to_i. только для чисел</text:p>
      <text:p text:style-name="P41"/>
      <text:p text:style-name="P4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1"/>
      <text:p text:style-name="P41">ожидаемый выход:</text:p>
      <text:p text:style-name="P41">[["3", ["thr<text:span text:style-name="T2">ee</text:span>", "tres"]], ["9", ["n<text:span text:style-name="T2">ine</text:span>", "nueve"]], ["1", ["<text:span text:style-name="T2">one</text:span>", "uno"]], ["5", ["f<text:span text:style-name="T2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1"/>
      <text:p text:style-name="P41">&gt;&gt;&gt; так как: ee &lt; eni &lt; eno &lt; evi ...</text:p>
      <text:p text:style-name="P41"/>
      <text:p text:style-name="P41">ответ: hashsort/test_sort_6.rb</text:p>
      <text:p text:style-name="P41"/>
      <text:p text:style-name="P59"><text:soft-page-break/>Метод класса Hash#sort_by_value</text:p>
      <text:p text:style-name="P59"/>
      <text:p text:style-name="P44">class Hash </text:p>
      <text:p text:style-name="P44"><text:s text:c="2"/>def sort_by_value </text:p>
      <text:p text:style-name="P44"><text:s text:c="4"/>self.sort_by {|k,v| v} </text:p>
      <text:p text:style-name="P44"><text:s text:c="2"/>end </text:p>
      <text:p text:style-name="P44">end </text:p>
      <text:p text:style-name="P44"/>
      <text:p text:style-name="P44">Использование:</text:p>
      <text:p text:style-name="P44"/>
      <text:p text:style-name="P44"><text:tab/>puts @eng_numerals.<text:span text:style-name="T2">sort_by_value</text:span>.inspect</text:p>
      <text:p text:style-name="P44"/>
      <text:p text:style-name="P44">Выход:</text:p>
      <text:p text:style-name="P44">[["8", "<text:span text:style-name="T2">ei</text:span>ght"], ["11", "<text:span text:style-name="T2">el</text:span>even"], ["5", "<text:span text:style-name="T2">fi</text:span>ve"], ["4", "<text:span text:style-name="T2">fo</text:span>ur"], ["9", "nine"], ["1", "one"], ["7", "seven"], ["6", "six"], ["10", "ten"], ["3", "three"], ["12", "twelve"], ["2", "two"], ["0", "zero"]]</text:p>
      <text:p text:style-name="P44"/>
      <text:p text:style-name="P44">см. hashsort/test_sort_7.rb</text:p>
      <text:p text:style-name="P44"/>
      <text:p text:style-name="P44">&gt;&gt;&gt; прокомментировать метод respond_to?, methods, Duck typing</text:p>
      <text:p text:style-name="P44"/>
      <text:p text:style-name="P59">Задание</text:p>
      <text:p text:style-name="P59"/>
      <text:p text:style-name="P44">Полная формулировка в lesson.17/cmpsort/README</text:p>
      <text:p text:style-name="P44"/>
      <text:p text:style-name="P4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44">- CCSplitter опирается на теги входной цепочки -&gt; сгруппировать записи разницы по входной цепочке </text:p>
      <text:p text:style-name="P44">- есть более частотные явления, есть менее частотные. Эту информацию можно учитывать, решая, что тестировать и что нет. </text:p>
      <text:p text:style-name="P44"/>
      <text:p text:style-name="P44">Входной файл: </text:p>
      <text:p text:style-name="P44"><text:s text:c="2"/>английский: cmp_ccsplitter_1.out </text:p>
      <text:p text:style-name="P44"><text:s text:c="2"/>немецкий: german/cmp_ccsplitter_1.out</text:p>
      <text:p text:style-name="P44"/>
      <text:p text:style-name="P44">скрипт: cmp_ccs_sort_by_tagseq </text:p>
      <text:p text:style-name="P44">ожидаемый выход: <text:s/>sorted </text:p>
      <text:p text:style-name="P41"/>
      <text:p text:style-name="P55">Задание find_words</text:p>
      <text:p text:style-name="P55"/>
      <text:p text:style-name="P4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1">см. lesson.17/find_words/README</text:p>
      <text:p text:style-name="P41"/>
      <text:p text:style-name="P41">Задание: разработать скрипт, который находит в текстовых файлах указанные слова (или фразы) и выводит их в формате</text:p>
      <text:p text:style-name="P41"/>
      <text:p text:style-name="P41"><text:tab/>слово \tab позиция_в_предложении \tab предложение</text:p>
      <text:p text:style-name="P41"/>
      <text:p text:style-name="P41"><text:soft-page-break/>Если указана опция -i или --ignore-case, то поиск осуществляется без учета регистра и вывод имеет вид:</text:p>
      <text:p text:style-name="P41"/>
      <text:p text:style-name="P41"><text:tab/>СЛОВО \tab позиция_в_предложении \tab предложение</text:p>
      <text:p text:style-name="P41"/>
      <text:p text:style-name="P4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1"/>
      <text:p text:style-name="P41"><text:tab/>develop<text:tab/>120 </text:p>
      <text:p text:style-name="P41"><text:tab/>Although<text:tab/>96 </text:p>
      <text:p text:style-name="P41"><text:tab/>December<text:tab/>56 </text:p>
      <text:p text:style-name="P41"><text:tab/>Bill Gates<text:tab/>22 </text:p>
      <text:p text:style-name="P41"><text:tab/>Extensible Markup Language<text:tab/>1 </text:p>
      <text:p text:style-name="P41"><text:tab/>U.S. Public Interest Research Group<text:tab/>1 </text:p>
      <text:p text:style-name="P41"/>
      <text:p text:style-name="P4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1"/>
      <text:p text:style-name="P41"><text:tab/>&gt; find_words queries.txt ../../data/corpus.tok.txt</text:p>
      <text:p text:style-name="P41"/>
      <text:p text:style-name="P41">Задание необходимо выполнять пошагово, как описано в README</text:p>
      <text:p text:style-name="P41"/>
      <text:p text:style-name="P4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3">Решение задачи find_words</text:p>
          </table:table-cell>
          <table:table-cell table:style-name="Table18.A1" office:value-type="string">
            <text:p text:style-name="P134">Занятие 18</text:p>
            <text:p text:style-name="P134">(90 минут)</text:p>
          </table:table-cell>
        </table:table-row>
      </table:table>
      <text:p text:style-name="P133"/>
      <text:p text:style-name="P149">find_words - способы загрузки внешнего файла</text:p>
      <text:p text:style-name="P133"/>
      <text:p text:style-name="P133">load_queries_1</text:p>
      <text:p text:style-name="P133"><text:tab/>загружает все строки в массив, включая пустые. и с \n в конце</text:p>
      <text:p text:style-name="P133"/>
      <text:p text:style-name="P133">load_queries_2</text:p>
      <text:p text:style-name="P133"><text:tab/>загружает в массив, непустые строки, без \n</text:p>
      <text:p text:style-name="P133"/>
      <text:p text:style-name="P133">load_queries_3</text:p>
      <text:p text:style-name="P133"><text:tab/>преобразование массива в хэш</text:p>
      <text:p text:style-name="P133"/>
      <text:p text:style-name="P133">load_queries_4</text:p>
      <text:p text:style-name="P133"><text:tab/>еще вариант преобразования массива в хэш</text:p>
      <text:p text:style-name="P133"/>
      <text:p text:style-name="P133">load_queries_5</text:p>
      <text:p text:style-name="P133"><text:tab/>(рефакторинг) самый компактный вариант</text:p>
      <text:p text:style-name="P150"/>
      <text:p text:style-name="P146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46"><text:tab/>ответ: load_queries_6</text:p>
      <text:p text:style-name="P146">&gt;&gt;&gt; load_queries_6 содержит пример тернарной операции</text:p>
      <text:p text:style-name="P146"/>
      <text:p text:style-name="P148">find_words -- поиск</text:p>
      <text:p text:style-name="P148"/>
      <text:p text:style-name="P146">для нижеследующих заданий лучше использовать большой список queries (data/words.txt)</text:p>
      <text:p text:style-name="P146"/>
      <text:p text:style-name="P146">finding_queries_1 queries.txt</text:p>
      <text:p text:style-name="P169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69">time -p user=0.24</text:p>
      <text:p text:style-name="P146"/>
      <text:p text:style-name="P146">finding_queries_2</text:p>
      <text:p text:style-name="P170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70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70">time -p user=2215.42 (36min) (на words.txt)</text:p>
      <text:p text:style-name="P170"/>
      <text:p text:style-name="P96">finding_queries_3</text:p>
      <text:p text:style-name="P171">решение основано на finding_queries_2, но итерирование происходит по массиву слов предложения.</text:p>
      <text:p text:style-name="P171">time -p user=1232.39 (20min) (на words.txt)</text:p>
      <text:p text:style-name="P146"/>
      <text:p text:style-name="P146">finding_queries_4</text:p>
      <text:p text:style-name="P167"><text:span text:style-name="T50">хорошее решение, использующее хэш вместо массива. итерирование по </text:span><text:soft-page-break/><text:span text:style-name="T50">словам предложения.</text:span></text:p>
      <text:p text:style-name="P168">time -p user=0.97 (1.5sec) (на words.txt)</text:p>
      <text:p text:style-name="P168"/>
      <text:p text:style-name="P97">find_words -- построение фраз</text:p>
      <text:p text:style-name="P97"/>
      <text:p text:style-name="P96">на примере построения всех подстрок некоторой строки</text:p>
      <text:p text:style-name="P96"/>
      <text:p text:style-name="P96">all_substrings_1</text:p>
      <text:p text:style-name="P168">построение подстрок от заданной позиции, используя string[start, end]</text:p>
      <text:p text:style-name="P168"/>
      <text:p text:style-name="P96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68">ответ: all_substrings_2</text:p>
      <text:p text:style-name="P146"/>
      <text:p text:style-name="P146">all_substrings_3</text:p>
      <text:p text:style-name="P172">генерация всех подстрок длин 3 из заданного слова, начиная от начала слова.</text:p>
      <text:p text:style-name="P17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33">Introduction to CRF</text:p>
            <text:p text:style-name="P133">assign_properties</text:p>
          </table:table-cell>
          <table:table-cell table:style-name="Таблица6.A1" office:value-type="string">
            <text:p text:style-name="P134">Занятие 19</text:p>
            <text:p text:style-name="P134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2116351865" text:style-name="L54">
        <text:list-item>
          <text:p text:style-name="P248"><text:span text:style-name="T8">lesson.1</text:span><text:span text:style-name="T8">9</text:span><text:span text:style-name="T8">.tar.bz2</text:span></text:p>
        </text:list-item>
        <text:list-item>
          <text:p text:style-name="P193">lesson.18.tasks.tar.bz2</text:p>
        </text:list-item>
      </text:list>
      <text:p text:style-name="P41"/>
      <text:p text:style-name="P55">Слайд о CRF</text:p>
      <text:p text:style-name="P55"/>
      <text:p text:style-name="P41">порядок использования</text:p>
      <text:p text:style-name="P55"/>
      <text:p text:style-name="P55">Домашнее здание</text:p>
      <text:p text:style-name="P55"/>
      <text:p text:style-name="P41">рефакторинг lesson.18.tasks/assign_properties</text:p>
      <text:p text:style-name="P41"/>
      <text:p text:style-name="P4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33">Radix sort (поразрядная/цифровая сортировка)</text:p>
            <text:p text:style-name="P133"/>
          </table:table-cell>
          <table:table-cell table:style-name="Таблица7.A1" office:value-type="string">
            <text:p text:style-name="P134">Занятие 20</text:p>
            <text:p text:style-name="P134">(90 минут)</text:p>
          </table:table-cell>
        </table:table-row>
      </table:table>
      <text:p text:style-name="P41"/>
      <text:p text:style-name="P55">Раздаточный материал</text:p>
      <text:p text:style-name="P55"/>
      <text:list xml:id="list759728158" text:continue-numbering="true" text:style-name="L54">
        <text:list-item>
          <text:p text:style-name="P248"><text:span text:style-name="T8">lesson.</text:span><text:span text:style-name="T8">20</text:span><text:span text:style-name="T8">.tar.bz2</text:span></text:p>
        </text:list-item>
      </text:list>
      <text:p text:style-name="P41"/>
      <text:p text:style-name="P41"><text:span text:style-name="T2">презентация lectures/sorting.{odp,pdf</text:span>}</text:p>
      <text:p text:style-name="P41"/>
      <text:p text:style-name="P55">Поразрядная сортировка</text:p>
      <text:p text:style-name="P55"/>
      <text:p text:style-name="P41">radix sort = поразрядная сортировка = цифровая сортировка</text:p>
      <text:p text:style-name="P41"/>
      <text:p text:style-name="P41">класс distribution sorting, не производящих сравнений</text:p>
      <text:p text:style-name="P41"/>
      <text:p text:style-name="P41">пошаговое объяснение алгоритма на примере массива чисел, например</text:p>
      <text:p text:style-name="P41"/>
      <text:p text:style-name="P41"><text:tab/>12 <text:s/>11 <text:s/>0 <text:s/>92 <text:s/>3 <text:s/>133</text:p>
      <text:p text:style-name="P41"/>
      <text:p text:style-name="P55">Структура данных</text:p>
      <text:p text:style-name="P41"/>
      <text:p text:style-name="P41">bucket - (корзина, ведро) массив, содержащий числа, у которых одинаковый корень (одна и та же цифра в текущей позиции)</text:p>
      <text:p text:style-name="P41"/>
      <text:p text:style-name="P41">buckets - массив, содержащий все отдельные корзины</text:p>
      <text:p text:style-name="P41"/>
      <text:p text:style-name="P41">например, после второй итерации числа раскиданы в корзины по разряду десятков</text:p>
      <text:p text:style-name="P41"/>
      <text:p text:style-name="P41">buckets = [</text:p>
      <text:p text:style-name="P41"><text:s text:c="2"/>[ 0, <text:s/>3, 9 ], <text:s/>#0</text:p>
      <text:p text:style-name="P41"><text:s text:c="2"/>[ 11 , 12 ], <text:s/>#1</text:p>
      <text:p text:style-name="P41"><text:s text:c="2"/>[ ], <text:s text:c="13"/>#2</text:p>
      <text:p text:style-name="P41"><text:s text:c="2"/>[ 133 ], <text:s text:c="6"/>#3</text:p>
      <text:p text:style-name="P41"><text:s text:c="2"/>[ ], <text:s text:c="13"/>#4</text:p>
      <text:p text:style-name="P41"><text:s text:c="2"/>[ ], <text:s text:c="13"/>#5</text:p>
      <text:p text:style-name="P41"><text:s text:c="2"/>[ ], <text:s text:c="13"/>#6</text:p>
      <text:p text:style-name="P41"><text:s text:c="2"/>[ ], <text:s text:c="13"/>#7</text:p>
      <text:p text:style-name="P41"><text:s text:c="2"/>[ ], <text:s text:c="13"/>#8</text:p>
      <text:p text:style-name="P41"><text:s text:c="2"/>[ 92 ], <text:s text:c="8"/>#9</text:p>
      <text:p text:style-name="P41">]</text:p>
      <text:p text:style-name="P41"/>
      <text:p text:style-name="P55">Получение цифры в определенном разряде числа</text:p>
      <text:p text:style-name="P55"/>
      <text:p text:style-name="P41">Способ 1: преобразовать в строку и получить нужную позицию из строки</text:p>
      <text:p text:style-name="P41"/>
      <text:p text:style-name="P41"><text:tab/>num = 12<text:span text:style-name="T2">3</text:span>45</text:p>
      <text:p text:style-name="P41"><text:tab/>num.to_s[2,1] <text:s text:c="2"/>#=&gt; 3</text:p>
      <text:p text:style-name="P41"/>
      <text:p text:style-name="P41">Способ 2: математический</text:p>
      <text:p text:style-name="P41"/>
      <text:p text:style-name="P41"><text:tab/>num = 12345</text:p>
      <text:p text:style-name="P41">чтобы получить разряд единиц (1234<text:span text:style-name="T2">5</text:span>)</text:p>
      <text:p text:style-name="P41"><text:soft-page-break/></text:p>
      <text:p text:style-name="P41"><text:tab/>12345 : 10 = 1234.5 и взять часть после запятой</text:p>
      <text:p text:style-name="P41"><text:tab/>12345 % 10 = 5 <text:s text:c="3"/># остаток от деления</text:p>
      <text:p text:style-name="P41"/>
      <text:p text:style-name="P41">чтобы получить разряд десятков (123<text:span text:style-name="T2">4</text:span>5)</text:p>
      <text:p text:style-name="P41"/>
      <text:p text:style-name="P41"><text:tab/>12345 : 100 = 123.45</text:p>
      <text:p text:style-name="P41"><text:tab/>12345 % 100 = 45 # остаток от деления</text:p>
      <text:p text:style-name="P41"><text:tab/>45 / 10 = 4 # целочисленное деление</text:p>
      <text:p text:style-name="P41"><text:tab/>12345 % 100 / 10 = 4</text:p>
      <text:p text:style-name="P55"/>
      <text:p text:style-name="P41">чтобы получить разряд сотен (12<text:span text:style-name="T2">3</text:span>45)</text:p>
      <text:p text:style-name="P41"/>
      <text:p text:style-name="P41"><text:tab/>12345 : 1000 = 12.345</text:p>
      <text:p text:style-name="P41"><text:tab/>12345 % 1000 = 345 # остаток от деления</text:p>
      <text:p text:style-name="P41"><text:tab/>345 / 100 = 3 # целочисленное деление</text:p>
      <text:p text:style-name="P41"><text:tab/>12345 % 1000 / 100 = 3</text:p>
      <text:p text:style-name="P55"/>
      <text:p text:style-name="P41">Можно ли сформулировать закономерность?</text:p>
      <text:p text:style-name="P41"/>
      <text:p text:style-name="P41">!!! Задание: Заполните серые ячейки во второй колонке</text:p>
      <text:p text:style-name="P4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30">1234<text:span text:style-name="T2">5</text:span></text:p>
          </table:table-cell>
          <table:table-cell table:style-name="Таблица8.B1" office:value-type="string">
            <text:p text:style-name="P111">n % 10 / 1</text:p>
          </table:table-cell>
          <table:table-cell table:style-name="Таблица8.B1" office:value-type="string">
            <text:p text:style-name="P111">n % 10^1 / 10^0</text:p>
          </table:table-cell>
          <table:table-cell table:style-name="Таблица8.D1" office:value-type="string">
            <text:p text:style-name="P130"/>
          </table:table-cell>
        </table:table-row>
        <table:table-row>
          <table:table-cell table:style-name="Таблица8.A2" office:value-type="float" office:value="12345">
            <text:p text:style-name="P130">123<text:span text:style-name="T2">4</text:span>5</text:p>
          </table:table-cell>
          <table:table-cell table:style-name="Таблица8.B2" office:value-type="string">
            <text:p text:style-name="P41">n % 100 / 10</text:p>
          </table:table-cell>
          <table:table-cell table:style-name="Таблица8.B2" office:value-type="string">
            <text:p text:style-name="P41">n % 10^2 / 10^1</text:p>
          </table:table-cell>
          <table:table-cell table:style-name="Таблица8.D2" office:value-type="string">
            <text:p text:style-name="P130"/>
          </table:table-cell>
        </table:table-row>
        <table:table-row>
          <table:table-cell table:style-name="Таблица8.A2" office:value-type="float" office:value="12345">
            <text:p text:style-name="P130">12<text:span text:style-name="T2">3</text:span>45</text:p>
          </table:table-cell>
          <table:table-cell table:style-name="Таблица8.B2" office:value-type="string">
            <text:p text:style-name="P130">n <text:span text:style-name="T54">% 100</text:span><text:span text:style-name="T54">0</text:span><text:span text:style-name="T54"> / 10</text:span><text:span text:style-name="T54">0</text:span></text:p>
          </table:table-cell>
          <table:table-cell table:style-name="Таблица8.B2" office:value-type="string">
            <text:p text:style-name="P111">n % 10^3 / 10^2</text:p>
          </table:table-cell>
          <table:table-cell table:style-name="Таблица8.D2" office:value-type="string">
            <text:p text:style-name="P130"/>
          </table:table-cell>
        </table:table-row>
        <table:table-row>
          <table:table-cell table:style-name="Таблица8.A2" office:value-type="float" office:value="12345">
            <text:p text:style-name="P130">1<text:span text:style-name="T2">2</text:span>345</text:p>
          </table:table-cell>
          <table:table-cell table:style-name="Таблица8.B2" office:value-type="string">
            <text:p text:style-name="P111">n % 10000 / 1000</text:p>
          </table:table-cell>
          <table:table-cell table:style-name="Таблица8.B2" office:value-type="string">
            <text:p text:style-name="P111">n % 10^4 / 10^3</text:p>
          </table:table-cell>
          <table:table-cell table:style-name="Таблица8.D2" office:value-type="string">
            <text:p text:style-name="P130"/>
          </table:table-cell>
        </table:table-row>
      </table:table>
      <text:p text:style-name="P41"/>
      <text:p text:style-name="P41">Как перейти от номера позиции к 10, 100, 1000 и тд?</text:p>
      <text:p text:style-name="P41"/>
      <text:p text:style-name="P41">!!! Задание: заполните серое в третьей колонке </text:p>
      <text:p text:style-name="P41"/>
      <text:p text:style-name="P41">!!! Задание: введите переменную p – номер разряда и выведите формулу</text:p>
      <text:p text:style-name="P41"/>
      <text:p text:style-name="P41"><text:tab/>n % 10 ^ p / 10 ^ (p-1)</text:p>
      <text:p text:style-name="P41"/>
      <text:p text:style-name="P41">!!! Задание: разработайте метод, возвращающий цифру в заданной позиции в заданном числе. И напишите для него тесткейсы.</text:p>
      <text:p text:style-name="P41"/>
      <text:p text:style-name="P41"><text:tab/>начальный скрипт lesson.20/radix_sort/radix_sort_stub</text:p>
      <text:p text:style-name="P41"/>
      <text:p text:style-name="P41">!!! Задание: реализуйте поразрядную сортировку для чисел произвольной длины.\</text:p>
      <text:p text:style-name="P41"/>
      <text:p text:style-name="P41"><text:tab/>продолжайте lesson.20/radix_sort/radix_sort_stub</text:p>
      <text:p text:style-name="P41"/>
      <text:p text:style-name="P41"><text:tab/>ответ: <text:s/>lesson.20/radix_sort/radix_sort</text:p>
      <text:p text:style-name="P41"/>
      <text:p text:style-name="P41">!!! Необязательное задание: реализуйте метод radix_sort_strings, сортирующий строки в словарном порядке.</text:p>
      <text:p text:style-name="P41"/>
      <text:p text:style-name="P41"><text:tab/>ответ: нет</text:p>
      <text:p text:style-name="P26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283"><text:span text:style-name="T90">П</text:span><text:span text:style-name="T56">оразрядная сортировка для строк (radix sort for strings)</text:span></text:p>
            <text:p text:style-name="P284"><text:span text:style-name="T89">String#ord, Integer#char</text:span></text:p>
            <text:p text:style-name="P284"><text:span text:style-name="T89">динамическое определение методов</text:span></text:p>
            <text:p text:style-name="P284"><text:span text:style-name="T89">Object#send</text:span></text:p>
          </table:table-cell>
          <table:table-cell table:style-name="Таблица9.A1" office:value-type="string">
            <text:p text:style-name="P290">Занятие 2<text:span text:style-name="T56">1</text:span></text:p>
            <text:p text:style-name="P290">(90 минут)</text:p>
          </table:table-cell>
        </table:table-row>
      </table:table>
      <text:p text:style-name="P275"/>
      <text:p text:style-name="P273">Раздаточный материал</text:p>
      <text:p text:style-name="P267"/>
      <text:list xml:id="list1948897486" text:style-name="L58">
        <text:list-item>
          <text:p text:style-name="P194"><text:span text:style-name="T56">lesson.2</text:span><text:span text:style-name="T76">1</text:span><text:span text:style-name="T56">.tar.bz2</text:span></text:p>
        </text:list-item>
      </text:list>
      <text:p text:style-name="P195"><text:span text:style-name="T56"/></text:p>
      <text:p text:style-name="P216"><text:span text:style-name="T91">Вопросы:</text:span></text:p>
      <text:p text:style-name="P216"><text:span text:style-name="T91"/></text:p>
      <text:p text:style-name="P210"><text:span text:style-name="T91"><text:s/></text:span></text:p>
      <text:p text:style-name="P211"><text:span text:style-name="T92">Сколько сравнений делает алгоритм поразрядной сортировки, чтобы отсортировать 3 числа? </text:span><text:span text:style-name="T93">– это алгоритм не делает сравнений</text:span></text:p>
      <text:p text:style-name="P211"><text:span text:style-name="T92"/></text:p>
      <text:p text:style-name="P212"><text:span text:style-name="T91">Расскажите алгоритм поразрядной сортировки</text:span></text:p>
      <text:p text:style-name="P212"><text:span text:style-name="T91"/></text:p>
      <text:p text:style-name="P211"><text:span text:style-name="T9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span></text:p>
      <text:p text:style-name="P211"><text:span text:style-name="T92"/></text:p>
      <text:p text:style-name="P205"><text:span text:style-name="T3">презентация: sorting.odp</text:span></text:p>
      <text:p text:style-name="P217"><text:span text:style-name="T91"/></text:p>
      <text:p text:style-name="P214"><text:span text:style-name="T57">Поразрядная сортировка для строк</text:span></text:p>
      <text:p text:style-name="P214"><text:span text:style-name="T57"/></text:p>
      <text:p text:style-name="P196"><text:span text:style-name="T57">!!! Задание: Реализовать radix sort для строк, взяв за основу свой скрипт</text:span></text:p>
      <text:p text:style-name="P201"><text:span text:style-name="T67"/></text:p>
      <text:p text:style-name="P204"><text:span text:style-name="T74">начальный скрипт: radix_sort_for_strings_</text:span><text:span text:style-name="T94">stub</text:span></text:p>
      <text:p text:style-name="P204"><text:span text:style-name="T74"/></text:p>
      <text:p text:style-name="P201"><text:span text:style-name="T67">Шаг 1. произведите рефакторинг, сделайте так, чтобы заработала сортировка для первого тесткейса:</text:span></text:p>
      <text:p text:style-name="P201"><text:span text:style-name="T67"/></text:p>
      <text:p text:style-name="P201"><text:span text:style-name="T67"><text:tab/>strings = ["ramp", "lamp", "camp"]</text:span></text:p>
      <text:p text:style-name="P201"><text:span text:style-name="T67"/></text:p>
      <text:p text:style-name="P198"><text:span text:style-name="T62">Проблемы, которые возникнут в процессе реализации:</text:span></text:p>
      <text:list xml:id="list1463778452" text:style-name="L59">
        <text:list-item>
          <text:p text:style-name="P250"><text:span text:style-name="T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span></text:p>
        </text:list-item>
      </text:list>
      <text:p text:style-name="P260"><text:span text:style-name="T9"/></text:p>
      <text:p text:style-name="P260"><text:span text:style-name="T23">Вопрос: как это можно сделать?</text:span></text:p>
      <text:p text:style-name="P260"><text:span text:style-name="T23"/></text:p>
      <text:p text:style-name="P260"><text:span text:style-name="T23">Ответ:</text:span><text:span text:style-name="T9"> </text:span><text:span text:style-name="T23">з</text:span><text:span text:style-name="T9">десь поможет String#ord. Но он не работает для строки </text:span><text:span text:style-name="T24">нулевой длины</text:span><text:span text:style-name="T9">.</text:span></text:p>
      <text:p text:style-name="P251"><text:span text:style-name="T9"/></text:p>
      <text:p text:style-name="P215"><text:span text:style-name="T61">Полезные </text:span><text:span text:style-name="T60">методы </text:span><text:span text:style-name="T75">(</text:span><text:span text:style-name="T77">презентация</text:span><text:span text:style-name="T75"> </text:span><text:span text:style-name="T3">basic_ruby.odp</text:span><text:span text:style-name="T75">)</text:span></text:p>
      <text:p text:style-name="P215"><text:span text:style-name="T60"/></text:p>
      <text:p text:style-name="P205"><text:span text:style-name="T60">String#ord</text:span></text:p>
      <text:p text:style-name="P205"><text:span text:style-name="T60">Integer#chr</text:span></text:p>
      <text:p text:style-name="P205"><text:span text:style-name="T60"/></text:p>
      <text:p text:style-name="P257"><text:span text:style-name="T21">&gt;&gt;&gt; </text:span><text:span text:style-name="T10">Показать таблицу кодировки</text:span></text:p>
      <text:p text:style-name="P257"><text:span text:style-name="T10"/></text:p>
      <text:p text:style-name="P258"><text:span text:style-name="T21">сортировка LC_ALL=C сортирует именно по таблице, сортировки с соответствии с </text:span><text:soft-page-break/><text:span text:style-name="T21">локалью могут давать другие результаты сортировки.</text:span></text:p>
      <text:p text:style-name="P258"><text:span text:style-name="T21"/></text:p>
      <text:p text:style-name="P259"><text:span text:style-name="T22">!!! Задание: какой код имеют символы пробел, табуляция, \n \r и пустая строка?</text:span></text:p>
      <text:p text:style-name="P258"><text:span text:style-name="T21"/></text:p>
      <text:p text:style-name="P249"><text:span text:style-name="T21">дальше: презентация sorting.odp</text:span></text:p>
      <text:p text:style-name="P249"><text:span text:style-name="T21"/></text:p>
      <text:p text:style-name="P254"><text:span text:style-name="T10">Шаг 2. </text:span><text:span text:style-name="T17">Работает ли сортировка для тесткейса #2?</text:span><text:span text:style-name="T10"> </text:span></text:p>
      <text:p text:style-name="P254"><text:span text:style-name="T10"/></text:p>
      <text:p text:style-name="P262"><text:span text:style-name="T28"><text:tab/>["apples", "apple pie", "ramp", "lamp", "camping", "apple"]</text:span></text:p>
      <text:p text:style-name="P263"><text:span text:style-name="T29">в отсортированном виде:</text:span></text:p>
      <text:p text:style-name="P263"><text:span text:style-name="T29"><text:tab/>["apple", "apple pie", "apples", "camping", "lamp", "ramp"]</text:span></text:p>
      <text:p text:style-name="P255"><text:span text:style-name="T19"/></text:p>
      <text:p text:style-name="P256"><text:span text:style-name="T20">Причина: </text:span><text:span text:style-name="T13">проход как по числам -- справа налево с выравниванием по правому краю – не подходит.</text:span></text:p>
      <text:p text:style-name="P256"><text:span text:style-name="T13"/></text:p>
      <text:p text:style-name="P203"><text:span text:style-name="T73">&gt;&gt;&gt; вставить пошаговое демо для чисел и для слов.</text:span></text:p>
      <text:p text:style-name="P202"><text:span text:style-name="T12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97"><text:span text:style-name="T71">left alignment</text:span></text:p>
          </table:table-cell>
          <table:table-cell table:style-name="Таблица10.B1" office:value-type="string">
            <text:p text:style-name="P295"><text:span text:style-name="T71">right alignment</text:span></text:p>
          </table:table-cell>
        </table:table-row>
        <table:table-row>
          <table:table-cell table:style-name="Таблица10.A2" office:value-type="string">
            <text:p text:style-name="P296"><text:span text:style-name="T70">1-2-3-4-5-6...</text:span></text:p>
          </table:table-cell>
          <table:table-cell table:style-name="Таблица10.B2" office:value-type="string">
            <text:p text:style-name="P294"><text:span text:style-name="T70">1-2-3-4-5-6...</text:span></text:p>
          </table:table-cell>
        </table:table-row>
        <table:table-row>
          <table:table-cell table:style-name="Таблица10.A2" office:value-type="string">
            <text:p text:style-name="P291"><text:span text:style-name="T69">a p p l e _</text:span></text:p>
          </table:table-cell>
          <table:table-cell table:style-name="Таблица10.B2" office:value-type="string">
            <text:p text:style-name="P292"><text:span text:style-name="T69">_____apple</text:span></text:p>
          </table:table-cell>
        </table:table-row>
        <table:table-row>
          <table:table-cell table:style-name="Таблица10.A2" office:value-type="string">
            <text:p text:style-name="P291"><text:span text:style-name="T69">a p p l e s</text:span></text:p>
          </table:table-cell>
          <table:table-cell table:style-name="Таблица10.B2" office:value-type="string">
            <text:p text:style-name="P292"><text:span text:style-name="T69">____apples</text:span></text:p>
          </table:table-cell>
        </table:table-row>
        <table:table-row>
          <table:table-cell table:style-name="Таблица10.A2" office:value-type="string">
            <text:p text:style-name="P291"><text:span text:style-name="T69">l a m p _</text:span></text:p>
          </table:table-cell>
          <table:table-cell table:style-name="Таблица10.B2" office:value-type="string">
            <text:p text:style-name="P292"><text:span text:style-name="T69">_____lamp</text:span></text:p>
          </table:table-cell>
        </table:table-row>
        <table:table-row>
          <table:table-cell table:style-name="Таблица10.A2" office:value-type="string">
            <text:p text:style-name="P291"><text:span text:style-name="T69">r a m </text:span><text:span text:style-name="T72">i</text:span><text:span text:style-name="T69"> f </text:span><text:span text:style-name="T72">i</text:span><text:span text:style-name="T69"> c a t </text:span><text:span text:style-name="T72">i</text:span><text:span text:style-name="T69"> o n</text:span></text:p>
          </table:table-cell>
          <table:table-cell table:style-name="Таблица10.B2" office:value-type="string">
            <text:p text:style-name="P292"><text:span text:style-name="T69">ramification</text:span></text:p>
          </table:table-cell>
        </table:table-row>
        <table:table-row>
          <table:table-cell table:style-name="Таблица10.A2" office:value-type="string">
            <text:p text:style-name="P291"><text:span text:style-name="T69">ramp</text:span></text:p>
          </table:table-cell>
          <table:table-cell table:style-name="Таблица10.B2" office:value-type="string">
            <text:p text:style-name="P292"><text:span text:style-name="T69">_____ramp</text:span></text:p>
          </table:table-cell>
        </table:table-row>
        <table:table-row>
          <table:table-cell table:style-name="Таблица10.A2" office:value-type="string">
            <text:p text:style-name="P296"><text:span text:style-name="T70">...-4-3-2-1</text:span></text:p>
          </table:table-cell>
          <table:table-cell table:style-name="Таблица10.B2" office:value-type="string">
            <text:p text:style-name="P293"><text:span text:style-name="T70">...-4-3-2-1</text:span></text:p>
          </table:table-cell>
        </table:table-row>
      </table:table>
      <text:p text:style-name="P197"><text:span text:style-name="T69"/></text:p>
      <text:p text:style-name="P252"><text:span text:style-name="T15">Правильный подход: справа налево при выравнивании по левой границе.</text:span></text:p>
      <text:p text:style-name="P253"><text:span text:style-name="T16">&gt;&gt;&gt; вставить демо</text:span></text:p>
      <text:p text:style-name="P253"><text:span text:style-name="T16"/></text:p>
      <text:p text:style-name="P200"><text:span text:style-name="T53">Другие наблюдения</text:span><text:span text:style-name="T63">: </text:span><text:span text:style-name="T95">(запустить мой скрипт с --verbose) </text:span><text:span text:style-name="T63">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span></text:p>
      <text:p text:style-name="P200"><text:span text:style-name="T63"/></text:p>
      <text:p text:style-name="P200"><text:span text:style-name="T65">&gt;&gt;&gt; </text:span><text:span text:style-name="T64">можно сократить количество итераций, например, изменив метод longest_length </text:span><text:span text:style-name="T65">(находит два максимальных и выбирает меньшее из них)</text:span></text:p>
      <text:p text:style-name="P200"><text:span text:style-name="T65">&gt;&gt;&gt; решать, когда остановиться, в процессе итерирования по позициям - если в первой корзине оказалось все-1 слов, </text:span><text:span text:style-name="T66">дальше можно не идти. </text:span><text:span text:style-name="T68">– НЕПРАВИЛЬНО. после первой итерации все короткие слова окажутся в первой корзине</text:span></text:p>
      <text:p text:style-name="P199"><text:span text:style-name="T63"/></text:p>
      <text:p text:style-name="P261"><text:span text:style-name="T14">!!! Задание для трудолюбивых: </text:span><text:span text:style-name="T11">сравнить результаты сортировки, если пробегать по строкам слева направо и справа налево </text:span><text:span text:style-name="T12">в двух вариантах: выравнивание по левому краю и по правому краю. </text:span><text:span text:style-name="T14">Нужно 4 варианта метода char_at_pos, </text:span><text:span text:style-name="T25">остальной код не меняется.</text:span></text:p>
      <text:p text:style-name="P261"><text:span text:style-name="T14"/></text:p>
      <text:p text:style-name="P197"><text:soft-page-break/>в презентации <text:span text:style-name="T4">b</text:span>asic_<text:span text:style-name="T4">ru</text:span><text:span text:style-name="T4">b</text:span><text:span text:style-name="T4">y</text:span>.odp</text:p>
      <text:p text:style-name="P213"><text:span text:style-name="T59"/></text:p>
      <text:p text:style-name="P214"><text:span text:style-name="T57">Условное определение методов</text:span></text:p>
      <text:p text:style-name="P196"><text:span text:style-name="T57"/></text:p>
      <text:p text:style-name="P196"><text:span text:style-name="T57">Руби - динамический язык, структура скрипта может изменяться в процессе исполнения скрипта</text:span></text:p>
      <text:p text:style-name="P196"><text:span text:style-name="T57"/></text:p>
      <text:p text:style-name="P196"><text:span text:style-name="T81">О</text:span><text:span text:style-name="T57">пределения методов могут быть условными</text:span></text:p>
      <text:p text:style-name="P196"><text:span text:style-name="T57"/></text:p>
      <text:p text:style-name="P206"><text:span text:style-name="T80">Задание: исследуйте, как работает скрипт </text:span><text:span text:style-name="T85">lesson.21/</text:span><text:span text:style-name="T80">conditional_method_definition</text:span></text:p>
      <text:p text:style-name="P206"><text:span text:style-name="T80"/></text:p>
      <text:p text:style-name="P206"><text:span text:style-name="T80">&gt; conditional_method_definition</text:span></text:p>
      <text:p text:style-name="P206"><text:span text:style-name="T80"><text:tab/>Sorting in ascending order</text:span></text:p>
      <text:p text:style-name="P206"><text:span text:style-name="T80"><text:tab/>[1, 2, 2, 10, 22, 100]</text:span></text:p>
      <text:p text:style-name="P206"><text:span text:style-name="T80"/></text:p>
      <text:p text:style-name="P206"><text:span text:style-name="T80">&gt; conditional_method_definition --desc</text:span></text:p>
      <text:p text:style-name="P206"><text:span text:style-name="T80"><text:tab/>Sorting in descending order</text:span></text:p>
      <text:p text:style-name="P206"><text:span text:style-name="T80"><text:tab/>[100, 22, 10, 2, 2, 1]</text:span></text:p>
      <text:p text:style-name="P196"><text:span text:style-name="T57"/></text:p>
      <text:p text:style-name="P209"><text:span text:style-name="T82">Альтернативный способ</text:span></text:p>
      <text:p text:style-name="P270"><text:span text:style-name="T86"/></text:p>
      <text:p text:style-name="P270"><text:span text:style-name="T86"><text:tab/>ri Object#send</text:span></text:p>
      <text:p text:style-name="P270"><text:span text:style-name="T86"/></text:p>
      <text:p text:style-name="P270"><text:span text:style-name="T86"><text:tab/></text:span><text:span text:style-name="T87">“hello”.length<text:tab/>#=&gt; 5<text:tab/><text:tab/><text:tab/><text:tab/>“hello”.send(:length)</text:span></text:p>
      <text:p text:style-name="P271"><text:span text:style-name="T87"><text:tab/>“hello”.gsub(/l/, “2”) #=&gt; “he22o”<text:tab/><text:tab/>“hello”.send(:gsub, /l/, “2”)</text:span></text:p>
      <text:p text:style-name="P209"><text:span text:style-name="T82"/></text:p>
      <text:p text:style-name="P209"><text:span text:style-name="T88">Задание: исследуйте</text:span><text:span text:style-name="T82"> </text:span><text:span text:style-name="T85">lesson.21/message_passing_with_send</text:span><text:span text:style-name="T82">:</text:span></text:p>
      <text:p text:style-name="P208"><text:span text:style-name="T82"><text:s/></text:span></text:p>
      <text:p text:style-name="P207"><text:span text:style-name="T82"><text:tab/></text:span><text:span text:style-name="T83">&gt; </text:span><text:span text:style-name="T82">message_passing_with_send </text:span><text:span text:style-name="T83">--asc</text:span></text:p>
      <text:p text:style-name="P207"><text:span text:style-name="T83"><text:tab/>&gt; </text:span><text:span text:style-name="T82">message_passing_with_send </text:span><text:span text:style-name="T83">--desc</text:span></text:p>
      <text:p text:style-name="P268"><text:span text:style-name="T80"/></text:p>
      <text:p text:style-name="P269"><text:span text:style-name="T86"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3">Сортировка кучей (Heap sort)</text:p>
            <text:p text:style-name="P133"/>
          </table:table-cell>
          <table:table-cell table:style-name="Table19.A1" office:value-type="string">
            <text:p text:style-name="P134">Занятие 2<text:span text:style-name="T55">2</text:span></text:p>
            <text:p text:style-name="P134">(90 минут)</text:p>
          </table:table-cell>
        </table:table-row>
      </table:table>
      <text:p text:style-name="P112"/>
      <text:p text:style-name="P55">Раздаточный материал</text:p>
      <text:p text:style-name="P55"/>
      <text:list xml:id="list342327859" text:continue-list="list759728158" text:style-name="L54">
        <text:list-item>
          <text:p text:style-name="P193">lesson.2<text:span text:style-name="T55">2</text:span>.tar.bz2</text:p>
        </text:list-item>
      </text:list>
      <text:p text:style-name="P41"/>
      <text:p text:style-name="P41"><text:span text:style-name="T2">презентация lectures/sorting.{odp,pdf</text:span>}</text:p>
      <text:p text:style-name="P41"/>
      <text:p text:style-name="P55">Куча</text:p>
      <text:p text:style-name="P41"/>
      <text:p text:style-name="P41">??? То ли это самое, что и бинарное дерево?</text:p>
      <text:p text:style-name="P41">http://www.eecs.wsu.edu/~ananth/CptS223/Lectures/heaps.pdf</text:p>
      <text:p text:style-name="P41"/>
      <text:p text:style-name="P41">MinHeap / MaxHeap</text:p>
      <text:p text:style-name="P41"/>
      <text:p text:style-name="P41">??? <text:span text:style-name="T2">Где их можно использовать в лингвистических задачах?</text:span></text:p>
      <text:p text:style-name="P272"><text:s text:c="3"/>см здесь олимпиадные задачи: http://codeforces.com/blog/entry/5950</text:p>
      <text:p text:style-name="P41">??? Что такое приоритетные очереди и как их использовать в лингвистических задачах?</text:p>
      <text:p text:style-name="P41"/>
      <text:p text:style-name="P41">Что такое куча (heap)? Структура и основное свойство кучи: value[parent(i)] &gt;= value[i]</text:p>
      <text:p text:style-name="P41"/>
      <text:p text:style-name="P41">В какой структуре данных хранить кучу? как для этого использовать массив</text:p>
      <text:p text:style-name="P41"/>
      <text:p text:style-name="P41">!!! Задание: написать методы parent_idx(i), left_child_idx(i), right_child_idx(i)</text:p>
      <text:p text:style-name="P41"/>
      <text:p text:style-name="P41">Алгоритм исправления неправильного состояния в некотором узле: heapify(heap, i)</text:p>
      <text:p text:style-name="P41">percolateDown?</text:p>
      <text:p text:style-name="P41"/>
      <text:p text:style-name="P41">!!! Задание: реализовать heapify()</text:p>
      <text:p text:style-name="P41"/>
      <text:p text:style-name="P41">&gt;&gt;&gt; я дам свои тесткейсы</text:p>
      <text:p text:style-name="P41"><text:tab/>случай, когда рекурсия попадает в лист</text:p>
      <text:p text:style-name="P41"><text:tab/>случай с длинной рекурсией (с двумя вызовами)</text:p>
      <text:p text:style-name="P41"><text:tab/>случай, когда i это лист</text:p>
      <text:p text:style-name="P41"/>
      <text:p text:style-name="P41">Построение кучи: создание кучи из заданного массива (in-place). Алгоритм и реализация.</text:p>
      <text:p text:style-name="P41"/>
      <text:p text:style-name="P41">Алгоритм сортировки с использованием кучи (heap sort).</text:p>
      <text:p text:style-name="P41"/>
      <text:p text:style-name="P41">кучи хороши для построения priority queues. кучи позволяют производить вставку и удаление элемента эффективно.</text:p>
      <text:p text:style-name="P41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3">Всякое разное шило</text:p>
            <text:p text:style-name="P133"/>
          </table:table-cell>
          <table:table-cell table:style-name="Table20.A1" office:value-type="string">
            <text:p text:style-name="P134">когда-нибудь</text:p>
          </table:table-cell>
        </table:table-row>
      </table:table>
      <text:p text:style-name="P55"/>
      <text:p text:style-name="P55">Удаление элементов хэша</text:p>
      <text:p text:style-name="P55"/>
      <text:p text:style-name="P41">Метод Hash#clear удаляет все элементы (пары ключ-значение) хэша</text:p>
      <text:p text:style-name="P41"/>
      <text:p text:style-name="P41">Метод Hash#delete позволяет удалить один элемент (изменяется сам объект!)</text:p>
      <text:p text:style-name="P41"/>
      <text:p text:style-name="P41"><text:tab/>months = { "dec" =&gt; "December", <text:s/>"jan" =&gt; "January" }</text:p>
      <text:p text:style-name="P41"><text:tab/>months.delete "dec"</text:p>
      <text:p text:style-name="P41"><text:tab/>puts months <text:s text:c="14"/>#=&gt;{"jan"=&gt;"January"}</text:p>
      <text:p text:style-name="P41"/>
      <text:p text:style-name="P41">!!! Задание: Исследуйте скрипт lesson.21/test_delete.1.rb</text:p>
      <text:p text:style-name="P41"/>
      <text:p text:style-name="P41"><text:tab/>ri Hash#delete</text:p>
      <text:p text:style-name="P41"><text:tab/>ri String#delete</text:p>
      <text:p text:style-name="P41"/>
      <text:p text:style-name="P55">Удаление элементов хэша - 2</text:p>
      <text:p text:style-name="P41"/>
      <text:p text:style-name="P4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1"/>
      <text:p text:style-name="P41">меняют объект</text:p>
      <text:p text:style-name="P41"><text:tab/>delete_if <text:s text:c="3"/></text:p>
      <text:p text:style-name="P41"><text:tab/>reject!</text:p>
      <text:p text:style-name="P41"><text:s/></text:p>
      <text:p text:style-name="P41">не меняют объект, вохвращают измененную копию</text:p>
      <text:p text:style-name="P41"><text:tab/>reject</text:p>
      <text:p text:style-name="P41"/>
      <text:p text:style-name="P41">см. test_delete.2.rb</text:p>
      <text:p text:style-name="P41"/>
      <text:p text:style-name="P41">hash = { "apple" =&gt; "Apfel", <text:s/>"pear" <text:s/>=&gt; "Birne" }</text:p>
      <text:p text:style-name="P41"/>
      <text:p text:style-name="P41">hash.delete_if do |key, val|</text:p>
      <text:p text:style-name="P41"><text:tab/>key =~ /a/ &amp;&amp; val !~ /a/i</text:p>
      <text:p text:style-name="P41">end</text:p>
      <text:p text:style-name="P41"/>
      <text:p text:style-name="P41">puts hash</text:p>
      <text:p text:style-name="P41">#=&gt; {"apple"=&gt;"Apfel"}</text:p>
      <text:p text:style-name="P41"/>
      <text:p text:style-name="P41">&gt;&gt;&gt; Внимание на модификатор i (ignorecase) в регулярном выражении</text:p>
      <text:p text:style-name="P41"/>
      <text:p text:style-name="P41">!!! Вопрос: что останется в хэше, если убрать модификатор i?</text:p>
      <text:p text:style-name="P41">Ответ: ничего, хэш станет пустым</text:p>
      <text:p text:style-name="P41"/>
      <text:p text:style-name="P41">!!! Задание: исследуйте, что делает скрипт test_delete.3.rb</text:p>
      <text:p text:style-name="P41"/>
      <text:p text:style-name="P41">!!! Задание: (lesson.21/test_delete.4_stub.rb) оставьте только те месяцы, в которые температура отрицательная</text:p>
      <text:p text:style-name="P41"/>
      <text:p text:style-name="P41"><text:soft-page-break/>ответ: lesson.21/test_delete.4.rb</text:p>
      <text:p text:style-name="P41"/>
      <text:p text:style-name="P41">!!! Задание: исследуйте, что произойдет, если вместо to_f использовать to_i (test_delete.4.rb)</text:p>
      <text:p text:style-name="P41"/>
      <text:p text:style-name="P41">Антоним метода reject:</text:p>
      <text:list xml:id="list933914971" text:style-name="L55">
        <text:list-item>
          <text:p text:style-name="P242"><text:span text:style-name="T26">select!/keep_if – изменяют и</text:span>сх<text:span text:style-name="T26">одный объ</text:span>ек<text:span text:style-name="T26">т</text:span></text:p>
        </text:list-item>
        <text:list-item>
          <text:p text:style-name="P242"><text:span text:style-name="T26">select в</text:span>о<text:span text:style-name="T26">звращает новый объект</text:span></text:p>
        </text:list-item>
      </text:list>
      <text:p text:style-name="P74"/>
      <text:p text:style-name="P155"/>
      <text:p text:style-name="P82">Арифметические операторы </text:p>
      <text:p text:style-name="P83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9">Оператор</text:p>
            </table:table-cell>
            <table:table-cell table:style-name="Table12.A1" office:value-type="string">
              <text:p text:style-name="P129">Значение</text:p>
            </table:table-cell>
            <table:table-cell table:style-name="Table12.C1" office:value-type="string">
              <text:p text:style-name="P12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52">+</text:p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>a + b</text:p>
          </table:table-cell>
        </table:table-row>
        <table:table-row>
          <table:table-cell table:style-name="Table12.A2" office:value-type="string">
            <text:p text:style-name="P152">-</text:p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>a - 5 #=&gt; -2</text:p>
          </table:table-cell>
        </table:table-row>
        <table:table-row>
          <table:table-cell table:style-name="Table12.A2" office:value-type="string">
            <text:p text:style-name="P152">/</text:p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>10 / 8 # =&gt; 1</text:p>
          </table:table-cell>
        </table:table-row>
        <table:table-row>
          <table:table-cell table:style-name="Table12.A2" office:value-type="string">
            <text:p text:style-name="P152">*</text:p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>2 * 5 * b #=&gt; 20</text:p>
          </table:table-cell>
        </table:table-row>
        <table:table-row>
          <table:table-cell table:style-name="Table12.A2" office:value-type="string">
            <text:p text:style-name="P152">%</text:p>
          </table:table-cell>
          <table:table-cell table:style-name="Table12.A2" office:value-type="string">
            <text:p text:style-name="P152">остаток от деления (remainder; modulo)</text:p>
          </table:table-cell>
          <table:table-cell table:style-name="Table12.C2" office:value-type="string">
            <text:p text:style-name="P152">10 % 3 #=&gt; 1</text:p>
          </table:table-cell>
        </table:table-row>
        <table:table-row table:style-name="Table12.7">
          <table:table-cell table:style-name="Table12.A2" office:value-type="string">
            <text:p text:style-name="P152">**</text:p>
          </table:table-cell>
          <table:table-cell table:style-name="Table12.A2" office:value-type="string">
            <text:p text:style-name="P152">экспоненциация (возведение в степень)</text:p>
          </table:table-cell>
          <table:table-cell table:style-name="Table12.C2" office:value-type="string">
            <text:p text:style-name="P152">b**8 #=&gt; 256</text:p>
          </table:table-cell>
        </table:table-row>
        <table:table-row table:style-name="Table12.7">
          <table:table-cell table:style-name="Table12.A2" office:value-type="string">
            <text:p text:style-name="P152"/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/>
          </table:table-cell>
        </table:table-row>
      </table:table>
      <text:p text:style-name="P83"/>
      <text:list xml:id="list1262470181" text:style-name="L56">
        <text:list-item>
          <text:p text:style-name="P243">унарная оператор – оператор, принимающий один аргумент (операнд)</text:p>
        </text:list-item>
        <text:list-item>
          <text:p text:style-name="P243">бинарная оператор – принимает два операнда</text:p>
        </text:list-item>
      </text:list>
      <text:p text:style-name="P8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52">-</text:p>
          </table:table-cell>
          <table:table-cell table:style-name="Table13.A1" office:value-type="string">
            <text:p text:style-name="P152">унарный минус</text:p>
          </table:table-cell>
          <table:table-cell table:style-name="Table13.C1" office:value-type="string">
            <text:p text:style-name="P152">-5 <text:s/>-a</text:p>
          </table:table-cell>
        </table:table-row>
        <table:table-row>
          <table:table-cell table:style-name="Table13.A2" office:value-type="string">
            <text:p text:style-name="P152">+</text:p>
          </table:table-cell>
          <table:table-cell table:style-name="Table13.A2" office:value-type="string">
            <text:p text:style-name="P152">унарный плюс</text:p>
          </table:table-cell>
          <table:table-cell table:style-name="Table13.C2" office:value-type="string">
            <text:p text:style-name="P152">+</text:p>
          </table:table-cell>
        </table:table-row>
      </table:table>
      <text:p text:style-name="P83"/>
      <text:p text:style-name="P83">есть битовые операции</text:p>
      <text:list xml:id="list2010706013" text:style-name="L57">
        <text:list-item>
          <text:p text:style-name="P244">двоичное смещение вправо: 10 &gt;&gt; 1 #=&gt; 5 равноценно делению на 2</text:p>
        </text:list-item>
        <text:list-item>
          <text:p text:style-name="P244">двоичное смещение влево: 10 &lt;&lt; 2 #= &gt; 40 равноценно умножению на 4</text:p>
          <text:p text:style-name="P245"/>
        </text:list-item>
      </text:list>
      <text:p text:style-name="P82">Приоритеты операций (operator precedence)</text:p>
      <text:p text:style-name="P83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0">Оператор</text:p>
          </table:table-cell>
          <table:table-cell table:style-name="Table15.B1" office:value-type="string">
            <text:p text:style-name="P130">Описание</text:p>
          </table:table-cell>
        </table:table-row>
        <table:table-row>
          <table:table-cell table:style-name="Table15.A2" office:value-type="string">
            <text:p text:style-name="P130">**</text:p>
          </table:table-cell>
          <table:table-cell table:style-name="Table15.B2" office:value-type="string">
            <text:p text:style-name="P130">возведение в степень</text:p>
          </table:table-cell>
        </table:table-row>
        <table:table-row>
          <table:table-cell table:style-name="Table15.A2" office:value-type="string">
            <text:p text:style-name="P84"><text:span text:style-name="Source_20_Text"><text:span text:style-name="T34">!+-</text:span></text:span></text:p>
          </table:table-cell>
          <table:table-cell table:style-name="Table15.B2" office:value-type="string">
            <text:p text:style-name="P13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0">* / %</text:p>
          </table:table-cell>
          <table:table-cell table:style-name="Table15.B2" office:value-type="string">
            <text:p text:style-name="P130"/>
          </table:table-cell>
        </table:table-row>
        <table:table-row>
          <table:table-cell table:style-name="Table15.A2" office:value-type="string">
            <text:p text:style-name="P130">+ -</text:p>
          </table:table-cell>
          <table:table-cell table:style-name="Table15.B2" office:value-type="string">
            <text:p text:style-name="P130"/>
          </table:table-cell>
        </table:table-row>
        <table:table-row>
          <table:table-cell table:style-name="Table15.A2" office:value-type="string">
            <text:p text:style-name="P130">&lt; &gt; &lt;= &gt;=</text:p>
          </table:table-cell>
          <table:table-cell table:style-name="Table15.B2" office:value-type="string">
            <text:p text:style-name="P130">операторы сравнения</text:p>
          </table:table-cell>
        </table:table-row>
        <table:table-row>
          <table:table-cell table:style-name="Table15.A2" office:value-type="string">
            <text:p text:style-name="P94"><text:span text:style-name="Source_20_Text"><text:span text:style-name="T34">&lt;=&gt; == === != =~ !~</text:span></text:span></text:p>
          </table:table-cell>
          <table:table-cell table:style-name="Table15.B2" office:value-type="string">
            <text:p text:style-name="P13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0">&amp;&amp;</text:p>
          </table:table-cell>
          <table:table-cell table:style-name="Table15.B2" office:value-type="string">
            <text:p text:style-name="P130">логическое И</text:p>
          </table:table-cell>
        </table:table-row>
        <table:table-row>
          <table:table-cell table:style-name="Table15.A2" office:value-type="string">
            <text:p text:style-name="P130">||</text:p>
          </table:table-cell>
          <table:table-cell table:style-name="Table15.B2" office:value-type="string">
            <text:p text:style-name="P13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5"><text:span text:style-name="Source_20_Text"><text:span text:style-name="T32">= %= /= -= += *= ||= **=</text:span></text:span></text:p>
          </table:table-cell>
          <table:table-cell table:style-name="Table15.B2" office:value-type="string">
            <text:p text:style-name="P13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0">not</text:p>
          </table:table-cell>
          <table:table-cell table:style-name="Table15.B2" office:value-type="string">
            <text:p text:style-name="P13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0">and or</text:p>
          </table:table-cell>
          <table:table-cell table:style-name="Table15.B2" office:value-type="string">
            <text:p text:style-name="P13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0"/>
          </table:table-cell>
          <table:table-cell table:style-name="Table15.B2" office:value-type="string">
            <text:p text:style-name="P130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5"><text:span text:style-name="Source_20_Text"><text:span text:style-name="T39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30">y += 1</text:p>
          </table:table-cell>
          <table:table-cell table:style-name="Table14.C1" office:value-type="string">
            <text:p text:style-name="P130">нету: <text:s/>y++</text:p>
          </table:table-cell>
        </table:table-row>
        <table:table-row>
          <table:table-cell table:style-name="Table14.A2" office:value-type="string">
            <text:p text:style-name="P130">y = y - 2</text:p>
          </table:table-cell>
          <table:table-cell table:style-name="Table14.A2" office:value-type="string">
            <text:p text:style-name="P130">y -= 2</text:p>
          </table:table-cell>
          <table:table-cell table:style-name="Table14.C2" office:value-type="string">
            <text:p text:style-name="P130">нету: y--</text:p>
          </table:table-cell>
        </table:table-row>
        <table:table-row>
          <table:table-cell table:style-name="Table14.A2" office:value-type="string">
            <text:p text:style-name="P130">y = y * 2</text:p>
          </table:table-cell>
          <table:table-cell table:style-name="Table14.A2" office:value-type="string">
            <text:p text:style-name="P130">y *=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/>
          </table:table-cell>
          <table:table-cell table:style-name="Table14.A2" office:value-type="string">
            <text:p text:style-name="P130">y %= 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/>
          </table:table-cell>
          <table:table-cell table:style-name="Table14.A2" office:value-type="string">
            <text:p text:style-name="P130">y /= 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/>
          </table:table-cell>
          <table:table-cell table:style-name="Table14.A2" office:value-type="string">
            <text:p text:style-name="P130">y *= 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>y = y ** 3</text:p>
          </table:table-cell>
          <table:table-cell table:style-name="Table14.A2" office:value-type="string">
            <text:p text:style-name="P130">y **= 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>y = 3 если y неопределено</text:p>
          </table:table-cell>
          <table:table-cell table:style-name="Table14.A2" office:value-type="string">
            <text:p text:style-name="P130">y ||= 3</text:p>
          </table:table-cell>
          <table:table-cell table:style-name="Table14.C2" office:value-type="string">
            <text:p text:style-name="P130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5"><text:span text:style-name="Source_20_Text"><text:span text:style-name="T32">!!! задание: попробовать в irb. Измениться ли значение переменной a ?</text:span></text:span></text:p>
      <text:p text:style-name="P85"><text:span text:style-name="Source_20_Text"><text:span text:style-name="T32"/></text:span></text:p>
      <text:p text:style-name="P125"><text:span text:style-name="Source_20_Text"><text:span text:style-name="T32">a ||= 2</text:span></text:span></text:p>
      <text:p text:style-name="P116"><text:span text:style-name="Source_20_Text"><text:span text:style-name="T27">a ||= 3</text:span></text:span></text:p>
      <text:p text:style-name="P23"/>
      <text:p text:style-name="P34">Вкусные штуки</text:p>
      <text:p text:style-name="P34"/>
      <text:p text:style-name="P23">( array[idx] ||= [] ) &lt;&lt; value</text:p>
      <text:p text:style-name="P23"/>
      <text:p text:style-name="P23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1-08T00:13:28</dc:date>
    <meta:editing-duration>PT140H22M55S</meta:editing-duration>
    <meta:editing-cycles>887</meta:editing-cycles>
    <meta:document-statistic meta:table-count="34" meta:image-count="0" meta:object-count="0" meta:page-count="86" meta:paragraph-count="2354" meta:word-count="12751" meta:character-count="85904"/>
  </office:meta>
</office:document-meta>
</file>